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cm"/>
    </style:style>
    <style:style style:name="co3" style:family="table-column">
      <style:table-column-properties fo:break-before="auto" style:column-width="8.959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4.166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513cm"/>
    </style:style>
    <style:style style:name="co11" style:family="table-column">
      <style:table-column-properties fo:break-before="auto" style:column-width="0.393cm"/>
    </style:style>
    <style:style style:name="co12" style:family="table-column">
      <style:table-column-properties fo:break-before="auto" style:column-width="2.843cm"/>
    </style:style>
    <style:style style:name="co13" style:family="table-column">
      <style:table-column-properties fo:break-before="auto" style:column-width="7.382cm"/>
    </style:style>
    <style:style style:name="co14" style:family="table-column">
      <style:table-column-properties fo:break-before="auto" style:column-width="2.579cm"/>
    </style:style>
    <style:style style:name="co15" style:family="table-column">
      <style:table-column-properties fo:break-before="auto" style:column-width="1.633cm"/>
    </style:style>
    <style:style style:name="co16" style:family="table-column">
      <style:table-column-properties fo:break-before="auto" style:column-width="1.8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555" style:family="table-cell" style:parent-style-name="Default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558" style:family="table-cell" style:parent-style-name="Default">
      <style:map style:condition="cell-content()=&quot;НЕТ&quot;" style:apply-style-name="Bad" style:base-cell-address="const.F2"/>
      <style:map style:condition="cell-content()=&quot;ДА&quot;" style:apply-style-name="Good" style:base-cell-address="const.F2"/>
    </style:style>
    <style:style style:name="ce559" style:family="table-cell" style:parent-style-name="Default" style:data-style-name="N4">
      <style:map style:condition="cell-content()=&quot;ДА&quot;" style:apply-style-name="Good" style:base-cell-address="const.E1"/>
      <style:map style:condition="cell-content()=&quot;НЕТ&quot;" style:apply-style-name="Bad" style:base-cell-address="const.E1"/>
    </style:style>
    <style:style style:name="ce6" style:family="table-cell" style:parent-style-name="Default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1" style:family="table-cell" style:parent-style-name="Default">
      <style:text-properties style:text-underline-style="none"/>
    </style:style>
    <style:style style:name="ce46" style:family="table-cell" style:parent-style-name="Default" style:data-style-name="N10"/>
    <style:style style:name="ce47" style:family="table-cell" style:parent-style-name="Default" style:data-style-name="N119"/>
    <style:style style:name="ce566" style:family="table-cell" style:parent-style-name="Default">
      <style:table-cell-properties fo:background-color="transparent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" style:family="table-cell" style:parent-style-name="Default" style:data-style-name="N3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4" style:family="table-cell" style:parent-style-name="Default" style:data-style-name="N10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" style:family="table-cell" style:parent-style-name="Default" style:data-style-name="N4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1" style:family="table-cell" style:parent-style-name="Default" style:data-style-name="N119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" style:family="table-cell" style:parent-style-name="Default"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1" style:family="table-cell" style:parent-style-name="Default"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1" style:family="table-cell" style:parent-style-name="Default" style:data-style-name="N11"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57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647" style:family="table-cell" style:parent-style-name="Default">
      <style:table-cell-properties fo:wrap-option="wrap"/>
    </style:style>
    <style:style style:name="ce176" style:family="table-cell" style:parent-style-name="Default" style:data-style-name="N10">
      <style:table-cell-properties fo:wrap-option="wrap"/>
    </style:style>
    <style:style style:name="ce179" style:family="table-cell" style:parent-style-name="Default" style:data-style-name="N119">
      <style:table-cell-properties fo:wrap-option="wrap"/>
    </style:style>
    <style:style style:name="ce181" style:family="table-cell" style:parent-style-name="Default">
      <style:table-cell-properties fo:wrap-option="wrap"/>
      <style:text-properties style:text-underline-style="none"/>
    </style:style>
    <style:style style:name="ce207" style:family="table-cell" style:parent-style-name="Default">
      <style:table-cell-properties fo:wrap-option="wrap"/>
      <style:text-properties style:text-underline-style="solid" style:text-underline-width="auto" style:text-underline-color="font-color"/>
    </style:style>
    <style:style style:name="ce652" style:family="table-cell" style:parent-style-name="Default">
      <style:text-properties style:font-name="Consolas"/>
    </style:style>
    <style:style style:name="ce184" style:family="table-cell" style:parent-style-name="Default" style:data-style-name="N10">
      <style:text-properties style:font-name="Consolas"/>
    </style:style>
    <style:style style:name="ce185" style:family="table-cell" style:parent-style-name="Default" style:data-style-name="N119">
      <style:text-properties style:font-name="Consolas"/>
    </style:style>
    <style:style style:name="ce186" style:family="table-cell" style:parent-style-name="Default">
      <style:text-properties style:font-name="Consolas" style:text-underline-style="none"/>
    </style:style>
    <style:style style:name="ce74" style:family="table-cell" style:parent-style-name="Default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7" style:family="table-cell" style:parent-style-name="Default" style:data-style-name="N3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0" style:family="table-cell" style:parent-style-name="Default" style:data-style-name="N10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9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0" style:family="table-cell" style:parent-style-name="Default" style:data-style-name="N4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54" style:family="table-cell" style:parent-style-name="Default" style:data-style-name="N119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89" style:family="table-cell" style:parent-style-name="Default">
      <style:text-properties style:font-name="Consolas"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8" style:family="table-cell" style:parent-style-name="Default">
      <style:text-properties style:font-name="Consolas"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1" style:family="table-cell" style:parent-style-name="Default" style:data-style-name="N11"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2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94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5" style:family="table-cell" style:parent-style-name="Default">
      <style:table-cell-properties fo:background-color="#ff0000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70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6" style:family="table-cell" style:parent-style-name="Default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07" style:family="table-cell" style:parent-style-name="Default" style:data-style-name="N1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9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0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1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2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004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313" style:family="table-cell" style:parent-style-name="Default" style:data-style-name="N119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8" style:family="table-cell" style:parent-style-name="Default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89" style:family="table-cell" style:parent-style-name="Default" style:data-style-name="N114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90" style:family="table-cell" style:parent-style-name="Default" style:data-style-name="N4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419" style:family="table-cell" style:parent-style-name="Default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9" style:family="table-cell" style:parent-style-name="Default" style:data-style-name="N1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0" style:family="table-cell" style:parent-style-name="Default" style:data-style-name="N3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1" style:family="table-cell" style:parent-style-name="Default" style:data-style-name="N0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2" style:family="table-cell" style:parent-style-name="Default" style:data-style-name="N115">
      <style:table-cell-properties fo:background-color="transparent"/>
      <style:text-properties style:text-underline-style="none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03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215" style:family="table-cell" style:parent-style-name="Default" style:data-style-name="N4">
      <style:table-cell-properties fo:background-color="transparent" fo:border="none"/>
      <style:text-properties fo:font-weight="bold" style:font-weight-asian="bold" style:font-weight-complex="bold"/>
      <style:map style:condition="cell-content()=&quot;ДА&quot;" style:apply-style-name="Good" style:base-cell-address="sh1.B2"/>
      <style:map style:condition="cell-content()=&quot;НЕТ&quot;" style:apply-style-name="Bad" style:base-cell-address="sh1.B2"/>
    </style:style>
    <style:style style:name="ce113" style:family="table-cell" style:parent-style-name="Default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1" style:family="table-cell" style:parent-style-name="Default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62" style:family="table-cell" style:parent-style-name="Default">
      <style:text-properties fo:font-style="italic" style:font-style-asian="italic" style:font-style-complex="italic"/>
    </style:style>
    <style:style style:name="ce863" style:family="table-cell" style:parent-style-name="Default">
      <style:table-cell-properties fo:border-bottom="none" fo:border-left="0.74pt solid #000000" fo:border-right="none" fo:border-top="none"/>
    </style:style>
    <style:style style:name="ce864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</style:style>
    <style:style style:name="ce865" style:family="table-cell" style:parent-style-name="Accent_20_1">
      <style:table-cell-properties fo:border-bottom="none" fo:border-left="none" fo:border-right="0.74pt solid #000000" fo:border-top="none"/>
    </style:style>
    <style:style style:name="ce866" style:family="table-cell" style:parent-style-name="Accent_20_1">
      <style:table-cell-properties fo:border-bottom="none" fo:border-left="none" fo:border-right="0.74pt solid #000000" fo:border-top="none"/>
      <style:text-properties fo:font-style="italic" style:font-style-asian="italic" style:font-style-complex="italic"/>
    </style:style>
    <style:style style:name="ce56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25" style:family="table-cell" style:parent-style-name="Default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6" style:family="table-cell" style:parent-style-name="Default" style:data-style-name="N3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0" style:family="table-cell" style:parent-style-name="Default" style:data-style-name="N3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1" style:family="table-cell" style:parent-style-name="Default" style:data-style-name="N4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1" style:family="table-cell" style:parent-style-name="Default" style:data-style-name="N117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3" style:family="table-cell" style:parent-style-name="Default" style:data-style-name="N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4" style:family="table-cell" style:parent-style-name="Default" style:data-style-name="N11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4" style:family="table-cell" style:parent-style-name="Default">
      <style:text-properties fo:font-style="italic" fo:font-weight="bold" style:font-style-asian="italic" style:font-weight-asian="bold" style:font-style-complex="italic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5" style:family="table-cell" style:parent-style-name="Default" style:data-style-name="N4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8" style:family="table-cell" style:parent-style-name="Default" style:data-style-name="N115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5" style:family="table-cell" style:parent-style-name="Default" style:data-style-name="N0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8" style:family="table-cell" style:parent-style-name="Default" style:data-style-name="N0"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79" style:family="table-cell" style:parent-style-name="Default" style:data-style-name="N114"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0" style:family="table-cell" style:parent-style-name="Default" style:data-style-name="N115"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4" style:family="table-cell" style:parent-style-name="Default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58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3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4" style:family="table-cell" style:parent-style-name="Default" style:data-style-name="N4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88" style:family="table-cell" style:parent-style-name="Default" style:data-style-name="N117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7" style:family="table-cell" style:parent-style-name="Default" style:data-style-name="N11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8" style:family="table-cell" style:parent-style-name="Default">
      <style:table-cell-properties fo:background-color="#ff0000"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2" style:family="table-cell" style:parent-style-name="Default">
      <style:table-cell-properties fo:background-color="#ff0000"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29" style:family="table-cell" style:parent-style-name="Default" style:data-style-name="N11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5" style:family="table-cell" style:parent-style-name="Default" style:data-style-name="N0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6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7" style:family="table-cell" style:parent-style-name="Default" style:data-style-name="N115">
      <style:table-cell-properties style:text-align-source="fix" style:repeat-content="false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end"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99" style:family="table-cell" style:parent-style-name="Default" style:data-style-name="N3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0" style:family="table-cell" style:parent-style-name="Default" style:data-style-name="N3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1" style:family="table-cell" style:parent-style-name="Default">
      <style:table-cell-properties fo:wrap-option="wrap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2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3" style:family="table-cell" style:parent-style-name="Default" style:data-style-name="N4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4" style:family="table-cell" style:parent-style-name="Default" style:data-style-name="N117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5" style:family="table-cell" style:parent-style-name="Default" style:data-style-name="N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6" style:family="table-cell" style:parent-style-name="Default" style:data-style-name="N11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7" style:family="table-cell" style:parent-style-name="Default">
      <style:table-cell-properties style:text-align-source="value-type" style:repeat-content="false"/>
      <style:paragraph-properties fo:margin-left="0cm"/>
      <style:text-properties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8" style:family="table-cell" style:parent-style-name="Default">
      <style:table-cell-properties fo:background-color="#ff0000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09" style:family="table-cell" style:parent-style-name="Default">
      <style:table-cell-properties fo:background-color="#ff0000"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0" style:family="table-cell" style:parent-style-name="Default">
      <style:table-cell-properties fo:wrap-option="wrap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1" style:family="table-cell" style:parent-style-name="Default" style:data-style-name="N115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2" style:family="table-cell" style:parent-style-name="Default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3" style:family="table-cell" style:parent-style-name="Default" style:data-style-name="N0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4" style:family="table-cell" style:parent-style-name="Default" style:data-style-name="N4">
      <style:table-cell-properties style:text-align-source="value-type" style:repeat-content="false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5" style:family="table-cell" style:parent-style-name="Default" style:data-style-name="N114">
      <style:table-cell-properties fo:wrap-option="wrap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6" style:family="table-cell" style:parent-style-name="Default" style:data-style-name="N115">
      <style:table-cell-properties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7" style:family="table-cell" style:parent-style-name="Default" style:data-style-name="N115">
      <style:table-cell-properties style:text-align-source="value-type" style:repeat-content="false" fo:wrap-option="wrap"/>
      <style:paragraph-properties fo:margin-left="0cm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4" style:family="table-cell" style:parent-style-name="Default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19" style:family="table-cell" style:parent-style-name="Default" style:data-style-name="N3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5" style:family="table-cell" style:parent-style-name="Default" style:data-style-name="N3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6" style:family="table-cell" style:parent-style-name="Default">
      <style:text-properties style:font-name="Consolas" style:text-underline-style="solid" style:text-underline-width="auto" style:text-und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8" style:family="table-cell" style:parent-style-name="Default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3" style:family="table-cell" style:parent-style-name="Default" style:data-style-name="N4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4" style:family="table-cell" style:parent-style-name="Default" style:data-style-name="N117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6" style:family="table-cell" style:parent-style-name="Default" style:data-style-name="N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7" style:family="table-cell" style:parent-style-name="Default" style:data-style-name="N11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9" style:family="table-cell" style:parent-style-name="Default">
      <style:table-cell-properties fo:background-color="#ff0000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8" style:family="table-cell" style:parent-style-name="Default">
      <style:table-cell-properties fo:background-color="#ff0000"/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29" style:family="table-cell" style:parent-style-name="Default">
      <style:text-properties style:font-name="Consolas"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2" style:family="table-cell" style:parent-style-name="Default" style:data-style-name="N115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1" style:family="table-cell" style:parent-style-name="Default" style:data-style-name="N0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2" style:family="table-cell" style:parent-style-name="Default" style:data-style-name="N114">
      <style:text-properties style:font-name="Liberation San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3" style:family="table-cell" style:parent-style-name="Default" style:data-style-name="N115"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4" style:family="table-cell" style:parent-style-name="Default" style:data-style-name="N4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5" style:family="table-cell" style:parent-style-name="Default" style:data-style-name="N3">
      <style:text-properties style:font-name="Liberation San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73" style:family="table-cell" style:parent-style-name="Default">
      <style:table-cell-properties fo:wrap-option="wrap"/>
      <style:text-properties style:font-name="Consolas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7" style:family="table-cell" style:parent-style-name="Default" style:data-style-name="N114">
      <style:text-properties style:font-name="Consolas"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38" style:family="table-cell" style:parent-style-name="Default" style:data-style-name="N4">
      <style:table-cell-properties fo:wrap-option="no-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1" style:family="table-cell" style:parent-style-name="Default">
      <style:table-cell-properties fo:background-color="#ff00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0" style:family="table-cell" style:parent-style-name="Default">
      <style:table-cell-properties fo:background-color="#ff0000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83" style:family="table-cell" style:parent-style-name="Default">
      <style:table-cell-properties fo:background-color="#ccccc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</style:style>
    <style:style style:name="ce942" style:family="table-cell" style:parent-style-name="Default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3" style:family="table-cell" style:parent-style-name="Default" style:data-style-name="N3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4" style:family="table-cell" style:parent-style-name="Default" style:data-style-name="N3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5" style:family="table-cell" style:parent-style-name="Default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6" style:family="table-cell" style:parent-style-name="Default" style:data-style-name="N116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7" style:family="table-cell" style:parent-style-name="Default" style:data-style-name="N117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2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49" style:family="table-cell" style:parent-style-name="Default" style:data-style-name="N1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0" style:family="table-cell" style:parent-style-name="Default" style:data-style-name="N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5" style:family="table-cell" style:parent-style-name="Default" style:data-style-name="N4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1" style:family="table-cell" style:parent-style-name="Default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2" style:family="table-cell" style:parent-style-name="Default">
      <style:table-cell-properties fo:background-color="#ffff00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2" style:family="table-cell" style:parent-style-name="Default" style:data-style-name="N3">
      <style:table-cell-properties fo:background-color="#ffff00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55" style:family="table-cell" style:parent-style-name="Default" style:data-style-name="N3">
      <style:table-cell-properties fo:background-color="#ffff00" fo:border="none"/>
    </style:style>
    <style:style style:name="ce956" style:family="table-cell" style:parent-style-name="Default" style:data-style-name="N115">
      <style:table-cell-properties fo:background-color="#ffff00" fo:border="none"/>
    </style:style>
    <style:style style:name="ce957" style:family="table-cell" style:parent-style-name="Default" style:data-style-name="N0">
      <style:table-cell-properties fo:background-color="#ffff00" fo:border="none"/>
    </style:style>
    <style:style style:name="ce958" style:family="table-cell" style:parent-style-name="Default">
      <style:table-cell-properties fo:background-color="#ffff00" fo:border="none"/>
    </style:style>
    <style:style style:name="ce959" style:family="table-cell" style:parent-style-name="Default" style:data-style-name="N11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0" style:family="table-cell" style:parent-style-name="Default" style:data-style-name="N114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1" style:family="table-cell" style:parent-style-name="Default">
      <style:table-cell-properties fo:background-color="#ffff00"/>
    </style:style>
    <style:style style:name="ce962" style:family="table-cell" style:parent-style-name="Default" style:data-style-name="N115">
      <style:table-cell-properties fo:background-color="#ffff00" fo:border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3" style:family="table-cell" style:parent-style-name="Default" style:data-style-name="N122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4" style:family="table-cell" style:parent-style-name="Default" style:data-style-name="N0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5" style:family="table-cell" style:parent-style-name="Default" style:data-style-name="N115">
      <style:table-cell-properties fo:background-color="#ffff00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6" style:family="table-cell" style:parent-style-name="Default" style:data-style-name="N114">
      <style:table-cell-properties fo:background-color="#ffff00" fo:border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7" style:family="table-cell" style:parent-style-name="Default">
      <style:table-cell-properties fo:background-color="#ffff00" fo:border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8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69" style:family="table-cell" style:parent-style-name="Default">
      <style:table-cell-properties fo:background-color="#ffff00" fo:wrap-option="wrap" fo:border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0" style:family="table-cell" style:parent-style-name="Default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1" style:family="table-cell" style:parent-style-name="Default" style:data-style-name="N3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1" style:family="table-cell" style:parent-style-name="Default" style:data-style-name="N3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2" style:family="table-cell" style:parent-style-name="Default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6" style:family="table-cell" style:parent-style-name="Default" style:data-style-name="N4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5" style:family="table-cell" style:parent-style-name="Default" style:data-style-name="N117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4" style:family="table-cell" style:parent-style-name="Default" style:data-style-name="N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77" style:family="table-cell" style:parent-style-name="Default" style:data-style-name="N4">
      <style:table-cell-properties fo:background-color="#eeeeee"/>
    </style:style>
    <style:style style:name="ce978" style:family="table-cell" style:parent-style-name="Default">
      <style:table-cell-properties fo:background-color="#eeeeee"/>
    </style:style>
    <style:style style:name="ce28" style:family="table-cell" style:parent-style-name="Default" style:data-style-name="N11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77" style:family="table-cell" style:parent-style-name="Default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1" style:family="table-cell" style:parent-style-name="Default" style:data-style-name="N115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2" style:family="table-cell" style:parent-style-name="Default" style:data-style-name="N115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3" style:family="table-cell" style:parent-style-name="Default" style:data-style-name="N0">
      <style:table-cell-properties fo:background-color="#eeeee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4" style:family="table-cell" style:parent-style-name="Default" style:data-style-name="N114">
      <style:table-cell-properties fo:background-color="#eeeee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5" style:family="table-cell" style:parent-style-name="Default" style:data-style-name="N4">
      <style:table-cell-properties fo:background-color="#eeeee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6" style:family="table-cell" style:parent-style-name="Default">
      <style:table-cell-properties fo:background-color="#eeeee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" style:family="table-cell" style:parent-style-name="Default">
      <style:table-cell-properties fo:background-color="#eeeeee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89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7" style:family="table-cell" style:parent-style-name="Default" style:data-style-name="N3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8" style:family="table-cell" style:parent-style-name="Default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89" style:family="table-cell" style:parent-style-name="Default" style:data-style-name="N4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3" style:family="table-cell" style:parent-style-name="Default" style:data-style-name="N117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291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5" style:family="table-cell" style:parent-style-name="Default" style:data-style-name="N4">
      <style:table-cell-properties fo:background-color="transparent"/>
    </style:style>
    <style:style style:name="ce294" style:family="table-cell" style:parent-style-name="Default" style:data-style-name="N11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46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998" style:family="table-cell" style:parent-style-name="Default" style:data-style-name="N3">
      <style:table-cell-properties fo:background-color="transparent"/>
    </style:style>
    <style:style style:name="ce999" style:family="table-cell" style:parent-style-name="Default" style:data-style-name="N115">
      <style:table-cell-properties fo:background-color="transparent"/>
      <style:text-properties fo:font-weight="bold" style:font-weight-asian="bold" style:font-weight-complex="bold"/>
    </style:style>
    <style:style style:name="ce1000" style:family="table-cell" style:parent-style-name="Default" style:data-style-name="N0">
      <style:table-cell-properties fo:background-color="transparent"/>
    </style:style>
    <style:style style:name="ce1001" style:family="table-cell" style:parent-style-name="Default" style:data-style-name="N115">
      <style:table-cell-properties fo:background-color="transparent"/>
    </style:style>
    <style:style style:name="ce300" style:family="table-cell" style:parent-style-name="Default" style:data-style-name="N0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3" style:family="table-cell" style:parent-style-name="Default" style:data-style-name="N115">
      <style:table-cell-properties fo:background-color="transparent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2" style:family="table-cell" style:parent-style-name="Default" style:data-style-name="N114">
      <style:table-cell-properties fo:background-color="transparent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0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6" style:family="table-cell" style:parent-style-name="Default">
      <style:table-cell-properties fo:background-color="transparent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95" style:family="table-cell" style:parent-style-name="Default">
      <style:table-cell-properties fo:background-color="transparent" fo:wrap-option="wrap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84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32" style:family="table-cell" style:parent-style-name="Default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0" style:family="table-cell" style:parent-style-name="Default" style:data-style-name="N3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3" style:family="table-cell" style:parent-style-name="Default" style:data-style-name="N3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8" style:family="table-cell" style:parent-style-name="Default" style:data-style-name="N4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6" style:family="table-cell" style:parent-style-name="Default" style:data-style-name="N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5" style:family="table-cell" style:parent-style-name="Default" style:data-style-name="N4">
      <style:table-cell-properties fo:border-bottom="none" fo:border-left="0.74pt solid #000000" fo:border-right="none" fo:border-top="none"/>
    </style:style>
    <style:style style:name="ce40" style:family="table-cell" style:parent-style-name="Default" style:data-style-name="N11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7" style:family="table-cell" style:parent-style-name="Default" style:data-style-name="N115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18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1019" style:family="table-cell" style:parent-style-name="Default" style:data-style-name="N115">
      <style:text-properties fo:font-weight="bold" style:font-weight-asian="bold" style:font-weight-complex="bold"/>
    </style:style>
    <style:style style:name="ce1020" style:family="table-cell" style:parent-style-name="Default" style:data-style-name="N4"/>
    <style:style style:name="ce1021" style:family="table-cell" style:parent-style-name="Default" style:data-style-name="N3"/>
    <style:style style:name="ce1022" style:family="table-cell" style:parent-style-name="Default" style:data-style-name="N0"/>
    <style:style style:name="ce1023" style:family="table-cell" style:parent-style-name="Default" style:data-style-name="N115"/>
    <style:style style:name="ce16" style:family="table-cell" style:parent-style-name="Default" style:data-style-name="N4"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1" style:family="table-cell" style:parent-style-name="Default">
      <style:table-cell-properties fo:border-bottom="non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69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7" style:family="table-cell" style:parent-style-name="Default" style:data-style-name="N117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35" style:family="table-cell" style:parent-style-name="Default">
      <style:table-cell-properties fo:border-bottom="none" fo:background-color="transparent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5" style:family="table-cell" style:parent-style-name="Default" style:data-style-name="N0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0" style:family="table-cell" style:parent-style-name="Default" style:data-style-name="N115">
      <style:table-cell-properties fo:border-bottom="non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1" style:family="table-cell" style:parent-style-name="Default" style:data-style-name="N114">
      <style:table-cell-properties fo:border-bottom="non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37" style:family="table-cell" style:parent-style-name="Default" style:data-style-name="N4">
      <style:table-cell-properties fo:border-bottom="non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3" style:family="table-cell" style:parent-style-name="Default">
      <style:table-cell-properties fo:border-bottom="non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5" style:family="table-cell" style:parent-style-name="Default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6" style:family="table-cell" style:parent-style-name="Default" style:data-style-name="N3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7" style:family="table-cell" style:parent-style-name="Default" style:data-style-name="N3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8" style:family="table-cell" style:parent-style-name="Default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39" style:family="table-cell" style:parent-style-name="Default" style:data-style-name="N4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0" style:family="table-cell" style:parent-style-name="Default" style:data-style-name="N117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1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2" style:family="table-cell" style:parent-style-name="Default">
      <style:table-cell-properties fo:border-bottom="none" fo:background-color="#eeeeee" fo:border-left="0.74pt solid #000000" fo:border-right="none" fo:border-top="none"/>
    </style:style>
    <style:style style:name="ce1043" style:family="table-cell" style:parent-style-name="Default" style:data-style-name="N11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4" style:family="table-cell" style:parent-style-name="Default" style:data-style-name="N0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5" style:family="table-cell" style:parent-style-name="Default" style:data-style-name="N115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6" style:family="table-cell" style:parent-style-name="Default" style:data-style-name="N115">
      <style:table-cell-properties fo:border-bottom="none" fo:background-color="#eeeeee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7" style:family="table-cell" style:parent-style-name="Default" style:data-style-name="N114">
      <style:table-cell-properties fo:border-bottom="none" fo:background-color="#eeeeee" fo:border-left="0.74pt solid #000000" fo:border-right="none" fo:border-top="none"/>
      <style:text-properties fo:font-weight="bold" style:font-weight-asian="bold" style:font-weight-complex="bold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8" style:family="table-cell" style:parent-style-name="Default" style:data-style-name="N4">
      <style:table-cell-properties fo:border-bottom="none" fo:background-color="#eeeeee" fo:border-left="0.74pt solid #000000" fo:border-right="none" fo:border-top="none"/>
      <style:text-properties fo:font-weight="normal" style:font-weight-asian="normal" style:font-weight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49" style:family="table-cell" style:parent-style-name="Default">
      <style:table-cell-properties fo:border-bottom="none" fo:background-color="#eeeeee" fo:border-left="0.74pt solid #000000" fo:border-right="none" fo:border-top="none"/>
      <style:text-properties fo:font-style="italic" style:font-style-asian="italic" style:font-style-complex="italic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0" style:family="table-cell" style:parent-style-name="Default">
      <style:table-cell-properties fo:border-bottom="none" fo:background-color="#eeeeee" style:text-align-source="fix" style:repeat-content="false" fo:border-left="0.74pt solid #000000" fo:border-right="none" fo:border-top="none"/>
      <style:paragraph-properties fo:text-align="center" fo:margin-left="0cm"/>
      <style:text-properties fo:font-style="normal" style:font-style-asian="normal" style:font-style-complex="normal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1" style:family="table-cell" style:parent-style-name="Default">
      <style:table-cell-properties fo:border-bottom="none" fo:background-color="#eeeeee" fo:wrap-option="wrap" fo:border-left="0.74pt solid #000000" fo:border-right="none" fo:border-top="none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ce1052" style:family="table-cell" style:parent-style-name="Default">
      <style:table-cell-properties fo:border-bottom="none" fo:background-color="#eeeeee" fo:wrap-option="wrap" fo:border-left="0.74pt solid #000000" fo:border-right="none" fo:border-top="non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=&quot;ДА&quot;" style:apply-style-name="Good" style:base-cell-address="sh2.A1"/>
      <style:map style:condition="cell-content()=&quot;НЕТ&quot;" style:apply-style-name="Bad" style:base-cell-address="sh2.A1"/>
    </style:style>
    <style:style style:name="gr1" style:family="graphic">
      <style:graphic-properties draw:marker-start="Стили_20_стрелок_20_2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  <style:style style:name="T9" style:family="text">
      <style:text-properties fo:color="#0000ff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4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automatic-find-labels="false" table:use-regular-expressions="false" table:use-wildcards="true"/>
      <table:table table:name="con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default-cell-style-name="ce555"/>
        <table:table-column table:style-name="co1" table:default-cell-style-name="ce558"/>
        <table:table-column table:style-name="co1" table:default-cell-style-name="ce555"/>
        <table:table-column table:style-name="co1" table:default-cell-style-name="Default"/>
        <table:table-row table:style-name="ro1">
          <table:table-cell office:value-type="string" calcext:value-type="string">
            <text:p>is_known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put</text:p>
          </table:table-cell>
          <table:table-cell table:style-name="ce555"/>
          <table:table-cell office:value-type="string" calcext:value-type="string">
            <text:p>data</text:p>
          </table:table-cell>
          <table:table-cell office:value-type="string" calcext:value-type="string">
            <text:p>unit_texp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formula="of:=[.F2]" office:value-type="string" office:string-value="g" calcext:value-type="string">
            <text:p>g</text:p>
          </table:table-cell>
          <table:table-cell office:value-type="string" calcext:value-type="string">
            <text:p>g</text:p>
          </table:table-cell>
          <table:table-cell table:style-name="ce559" office:value-type="float" office:value="9.81" calcext:value-type="float">
            <text:p>9,81</text:p>
          </table:table-cell>
          <table:table-cell office:value-type="string" calcext:value-type="string">
            <text:p>м/с$^2$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грузоподъемность</text:p>
          </table:table-cell>
          <table:table-cell table:formula="of:=[.F7]" office:value-type="string" office:string-value="Q" calcext:value-type="string">
            <text:p>Q</text:p>
          </table:table-cell>
          <table:table-cell office:value-type="string" calcext:value-type="string">
            <text:p>Q</text:p>
          </table:table-cell>
          <table:table-cell table:formula="of:=40000" office:value-type="float" office:value="40000" calcext:value-type="float">
            <text:p>40000</text:p>
          </table:table-cell>
          <table:table-cell office:value-type="string" calcext:value-type="string">
            <text:p>кг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высота подъема</text:p>
          </table:table-cell>
          <table:table-cell office:value-type="string" calcext:value-type="string">
            <text:p>H_\text{п}</text:p>
          </table:table-cell>
          <table:table-cell office:value-type="string" calcext:value-type="string">
            <text:p>H_p</text:p>
          </table:table-cell>
          <table:table-cell table:formula="of:=13" office:value-type="float" office:value="13" calcext:value-type="float">
            <text:p>13</text:p>
          </table:table-cell>
          <table:table-cell office:value-type="string" calcext:value-type="string">
            <text:p>м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одъема</text:p>
          </table:table-cell>
          <table:table-cell office:value-type="string" calcext:value-type="string">
            <text:p>V_\text{п}</text:p>
          </table:table-cell>
          <table:table-cell office:value-type="string" calcext:value-type="string">
            <text:p>V_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скорость передвижения тележки</text:p>
          </table:table-cell>
          <table:table-cell office:value-type="string" calcext:value-type="string">
            <text:p>V_\text{т}</text:p>
          </table:table-cell>
          <table:table-cell office:value-type="string" calcext:value-type="string">
            <text:p>V_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м/мин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ГРР</text:p>
          </table:table-cell>
          <table:table-cell office:value-type="string" calcext:value-type="string">
            <text:p>2М (ГОСТ) = М4 (ИСО) = Легкий (ГГТН)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Ток</text:p>
          </table:table-cell>
          <table:table-cell office:value-type="string" calcext:value-type="string">
            <text:p>переменный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арабана</text:p>
          </table:table-cell>
          <table:table-cell table:formula="of:=[.F16]" office:value-type="string" office:string-value="h_1" calcext:value-type="string">
            <text:p>h_1</text:p>
          </table:table-cell>
          <table:table-cell office:value-type="string" calcext:value-type="string">
            <text:p>h_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блоков</text:p>
          </table:table-cell>
          <table:table-cell table:formula="of:=[.F17]" office:value-type="string" office:string-value="h_2" calcext:value-type="string">
            <text:p>h_2</text:p>
          </table:table-cell>
          <table:table-cell office:value-type="string" calcext:value-type="string">
            <text:p>h_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zhegulskiy2016</text:p>
          </table:table-cell>
          <table:table-cell office:value-type="string" calcext:value-type="string">
            <text:p>с. 38, табл. 13</text:p>
          </table:table-cell>
          <table:table-cell office:value-type="string" calcext:value-type="string">
            <text:p>коэффициент выбора диаметра уравнительных блоков</text:p>
          </table:table-cell>
          <table:table-cell table:formula="of:=[.F18]" office:value-type="string" office:string-value="h_3" calcext:value-type="string">
            <text:p>h_3</text:p>
          </table:table-cell>
          <table:table-cell office:value-type="string" calcext:value-type="string">
            <text:p>h_3</text:p>
          </table:table-cell>
          <table:table-cell office:value-type="float" office:value="14" calcext:value-type="float">
            <text:p>14</text:p>
          </table:table-cell>
          <table:table-cell/>
        </table:table-row>
        <calcext:conditional-formats>
          <calcext:conditional-format calcext:target-range-address="const.F2:const.F18">
            <calcext:condition calcext:apply-style-name="Bad" calcext:value="=&quot;НЕТ&quot;" calcext:base-cell-address="const.F2"/>
            <calcext:condition calcext:apply-style-name="Good" calcext:value="=&quot;ДА&quot;" calcext:base-cell-address="const.F2"/>
          </calcext:conditional-format>
          <calcext:conditional-format calcext:target-range-address="const.E1:const.G18">
            <calcext:condition calcext:apply-style-name="Good" calcext:value="=&quot;ДА&quot;" calcext:base-cell-address="const.E1"/>
            <calcext:condition calcext:apply-style-name="Bad" calcext:value="=&quot;НЕТ&quot;" calcext:base-cell-address="const.E1"/>
          </calcext:conditional-format>
        </calcext:conditional-formats>
      </table:table>
      <table:table table:name="sh1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5" table:default-cell-style-name="ce6"/>
        <table:table-column table:style-name="co6" table:default-cell-style-name="ce647"/>
        <table:table-column table:style-name="co7" table:default-cell-style-name="ce652"/>
        <table:table-column table:style-name="co1" table:default-cell-style-name="ce74"/>
        <table:table-column table:style-name="co8" table:default-cell-style-name="ce74"/>
        <table:table-column table:style-name="co1" table:default-cell-style-name="ce6"/>
        <table:table-column table:style-name="co1" table:default-cell-style-name="ce196"/>
        <table:table-column table:style-name="co1" table:number-columns-repeated="991" table:default-cell-style-name="ce6"/>
        <table:table-column table:style-name="co1" table:number-columns-repeated="15379" table:default-cell-style-name="Default"/>
        <table:table-row table:style-name="ro1">
          <table:table-cell office:value-type="string" calcext:value-type="string">
            <text:p>digits_count</text:p>
          </table:table-cell>
          <table:table-cell office:value-type="string" calcext:value-type="string">
            <text:p>do_not_print </text:p>
          </table:table-cell>
          <table:table-cell office:value-type="string" calcext:value-type="string">
            <text:p>is_constant</text:p>
          </table:table-cell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table:style-name="Default"/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tex_equation </text:p>
          </table:table-cell>
          <table:table-cell table:style-name="Default" office:value-type="string" calcext:value-type="string">
            <text:p>unit_texput</text:p>
          </table:table-cell>
          <table:table-cell table:style-name="Default" office:value-type="string" calcext:value-type="string">
            <text:p>texput</text:p>
          </table:table-cell>
          <table:table-cell table:style-name="Default"/>
          <table:table-cell table:style-name="Default" office:value-type="string" calcext:value-type="string">
            <text:p>data</text:p>
          </table:table-cell>
          <table:table-cell table:style-name="Default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 office:value-type="string" calcext:value-type="string">
            <text:p>Крюковая подвеска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выбирается подвеска</text:p>
          </table:table-cell>
          <table:table-cell/>
          <table:table-cell table:style-name="ce76" table:number-columns-repeated="2"/>
          <table:table-cell/>
          <table:table-cell office:value-type="string" calcext:value-type="string">
            <text:p>4-32-710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office:value-type="string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office:value-type="float" office:value="1016" calcext:value-type="float">
            <text:p>1016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кратность полиспаста</text:p>
          </table:table-cell>
          <table:table-cell table:number-columns-repeated="2"/>
          <table:table-cell office:value-type="string" calcext:value-type="string">
            <text:p>K_\text{п}</text:p>
          </table:table-cell>
          <table:table-cell office:value-type="string" calcext:value-type="string">
            <text:p>K_p</text:p>
          </table:table-cell>
          <table:table-cell office:value-type="float" office:value="4" calcext:value-type="float">
            <text:p>4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расстояние между крайними блоками</text:p>
          </table:table-cell>
          <table:table-cell/>
          <table:table-cell office:value-type="string" calcext:value-type="string">
            <text:p>мм</text:p>
          </table:table-cell>
          <table:table-cell table:formula="of:=[.K6]" office:value-type="string" office:string-value="B_H" calcext:value-type="string">
            <text:p>B_H</text:p>
          </table:table-cell>
          <table:table-cell office:value-type="string" calcext:value-type="string">
            <text:p>B_H</text:p>
          </table:table-cell>
          <table:table-cell table:formula="of:=2*130+104" office:value-type="float" office:value="364" calcext:value-type="float">
            <text:p>364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акс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in}</text:p>
          </table:table-cell>
          <table:table-cell office:value-type="string" calcext:value-type="string">
            <text:p>d_k min</text:p>
          </table:table-cell>
          <table:table-cell office:value-type="float" office:value="18" calcext:value-type="float">
            <text:p>18</text:p>
          </table:table-cell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мин. диаметр канат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к max}</text:p>
          </table:table-cell>
          <table:table-cell office:value-type="string" calcext:value-type="string">
            <text:p>d_k max</text:p>
          </table:table-cell>
          <table:table-cell office:value-type="float" office:value="23" calcext:value-type="float">
            <text:p>23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Канат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разрывное усилие, не менее</text:p>
          </table:table-cell>
          <table:table-cell/>
          <table:table-cell table:style-name="ce77" office:value-type="string" calcext:value-type="string">
            <text:p>Н</text:p>
          </table:table-cell>
          <table:table-cell table:formula="of:=[.K11]" office:value-type="string" office:string-value="F_0" calcext:value-type="string">
            <text:p>F_0</text:p>
          </table:table-cell>
          <table:table-cell table:style-name="ce7" office:value-type="string" calcext:value-type="string">
            <text:p>F_0</text:p>
          </table:table-cell>
          <table:table-cell table:style-name="ce197" table:formula="of:=[.L12]*[.L13]" office:value-type="float" office:value="209566.125" calcext:value-type="float">
            <text:p>209 566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/>
          <table:table-cell office:value-type="string" calcext:value-type="string">
            <text:p>коэффициент использования каната</text:p>
          </table:table-cell>
          <table:table-cell table:number-columns-repeated="2"/>
          <table:table-cell table:formula="of:=[.K12]" office:value-type="string" office:string-value="z_p" calcext:value-type="string">
            <text:p>z_p</text:p>
          </table:table-cell>
          <table:table-cell office:value-type="string" calcext:value-type="string">
            <text:p>z_p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1637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zhegulskiy2016</text:p>
          </table:table-cell>
          <table:table-cell office:value-type="string" calcext:value-type="string">
            <text:p>с. 32</text:p>
          </table:table-cell>
          <table:table-cell table:style-name="ce7"/>
          <table:table-cell office:value-type="string" calcext:value-type="string">
            <text:p>номинальное натяжение</text:p>
          </table:table-cell>
          <table:table-cell office:value-type="string" calcext:value-type="string">
            <text:p>\frac{#1 \cdot (#2 + #3)}{#4 \x #5 \x #6}</text:p>
          </table:table-cell>
          <table:table-cell table:style-name="ce77" office:value-type="string" calcext:value-type="string">
            <text:p>Н</text:p>
          </table:table-cell>
          <table:table-cell office:value-type="string" calcext:value-type="string">
            <text:p>S_\text{ном}</text:p>
          </table:table-cell>
          <table:table-cell table:style-name="ce7" office:value-type="string" calcext:value-type="string">
            <text:p>S_nom</text:p>
          </table:table-cell>
          <table:table-cell table:style-name="ce197" table:formula="of:=g*([.L4]+Q)/([.L15]*[.L5]*[.L14])" office:value-type="float" office:value="52391.53125" calcext:value-type="float">
            <text:p>52 392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46" office:value-type="string" calcext:value-type="string">
            <text:p>с. 32</text:p>
          </table:table-cell>
          <table:table-cell table:style-name="ce54"/>
          <table:table-cell table:style-name="ce176" office:value-type="string" calcext:value-type="string">
            <text:p>КПД полиспаста</text:p>
          </table:table-cell>
          <table:table-cell table:style-name="ce184"/>
          <table:table-cell table:style-name="ce150"/>
          <table:table-cell table:style-name="ce150" office:value-type="string" calcext:value-type="string">
            <text:p>\eta_\text{п}</text:p>
          </table:table-cell>
          <table:table-cell table:style-name="ce54" office:value-type="string" calcext:value-type="string">
            <text:p>eta_p</text:p>
          </table:table-cell>
          <table:table-cell table:style-name="ce307" office:value-type="percentage" office:value="0.96" calcext:value-type="percentage">
            <text:p>96%</text:p>
          </table:table-cell>
          <table:table-cell table:style-name="ce54" table:number-columns-repeated="991"/>
          <table:table-cell table:number-columns-repeated="15379"/>
        </table:table-row>
        <table:table-row table:style-name="ro3">
          <table:table-cell table:number-columns-repeated="4"/>
          <table:table-cell table:style-name="ce46"/>
          <table:table-cell table:style-name="ce54"/>
          <table:table-cell table:style-name="ce176" office:value-type="string" calcext:value-type="string">
            <text:p>число одинарных полиспастов, на которых висит груз</text:p>
          </table:table-cell>
          <table:table-cell table:style-name="ce184"/>
          <table:table-cell table:style-name="ce150"/>
          <table:table-cell table:style-name="ce150" office:value-type="string" calcext:value-type="string">
            <text:p>a</text:p>
          </table:table-cell>
          <table:table-cell table:style-name="ce54"/>
          <table:table-cell table:style-name="ce199" office:value-type="float" office:value="2" calcext:value-type="float">
            <text:p>2</text:p>
          </table:table-cell>
          <table:table-cell table:style-name="ce54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19,5 – 1860 ГОСТ 2688</text:p>
          </table:table-cell>
          <table:table-cell table:number-columns-repeated="1019"/>
          <table:table-cell table:style-name="ce46" table:number-columns-repeated="15351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канат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к}</text:p>
          </table:table-cell>
          <table:table-cell table:style-name="ce5" office:value-type="string" calcext:value-type="string">
            <text:p>d_k</text:p>
          </table:table-cell>
          <table:table-cell table:style-name="ce198" office:value-type="float" office:value="19.5" calcext:value-type="float">
            <text:p>19,5</text:p>
          </table:table-cell>
          <table:table-cell table:style-name="ce5" table:number-columns-repeated="991"/>
          <table:table-cell table:number-columns-repeated="28"/>
          <table:table-cell table:style-name="ce46" table:number-columns-repeated="15351"/>
        </table:table-row>
        <table:table-row table:style-name="ro2">
          <table:table-cell table:number-columns-repeated="6"/>
          <table:table-cell office:value-type="string" calcext:value-type="string">
            <text:p>разрывное усилие по ГОСТ</text:p>
          </table:table-cell>
          <table:table-cell/>
          <table:table-cell office:value-type="string" calcext:value-type="string">
            <text:p>Н</text:p>
          </table:table-cell>
          <table:table-cell table:formula="of:=[.K18]" office:value-type="string" office:string-value="F_0" calcext:value-type="string">
            <text:p>F_0</text:p>
          </table:table-cell>
          <table:table-cell office:value-type="string" calcext:value-type="string">
            <text:p>F_0</text:p>
          </table:table-cell>
          <table:table-cell office:value-type="float" office:value="218500" calcext:value-type="float">
            <text:p>218500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разрывному усилию</text:p>
          </table:table-cell>
          <table:table-cell table:number-columns-repeated="4"/>
          <table:table-cell table:style-name="ce199" table:formula="of:=IF([.L18]&gt;[.L11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к подвеске по профилю ручья</text:p>
          </table:table-cell>
          <table:table-cell table:number-columns-repeated="4"/>
          <table:table-cell table:style-name="ce199" table:formula="of:=IF(AND([.L17]&lt;=[.L8];[.L17]&gt;=[.L7])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Барабан и блоки</text:p>
          </table:table-cell>
          <table:table-cell table:number-columns-repeated="16376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локов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лок~min}</text:p>
          </table:table-cell>
          <table:table-cell/>
          <table:table-cell table:formula="of:=[.L17]*H_2" office:value-type="float" office:value="351" calcext:value-type="float">
            <text:p>35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38</text:p>
          </table:table-cell>
          <table:table-cell/>
          <table:table-cell office:value-type="string" calcext:value-type="string">
            <text:p>минимальный диаметр бараба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бар~min}</text:p>
          </table:table-cell>
          <table:table-cell/>
          <table:table-cell table:formula="of:=[.L17]*H_1" office:value-type="float" office:value="312" calcext:value-type="float">
            <text:p>312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диаметр барабана</text:p>
          </table:table-cell>
          <table:table-cell/>
          <table:table-cell table:style-name="ce78" office:value-type="string" calcext:value-type="string">
            <text:p>мм</text:p>
          </table:table-cell>
          <table:table-cell office:value-type="string" calcext:value-type="string">
            <text:p>D_\text{бар}</text:p>
          </table:table-cell>
          <table:table-cell table:style-name="ce5" office:value-type="string" calcext:value-type="string">
            <text:p>D_bar</text:p>
          </table:table-cell>
          <table:table-cell table:style-name="ce198" office:value-type="float" office:value="560" calcext:value-type="float">
            <text:p>560</text:p>
          </table:table-cell>
          <table:table-cell table:style-name="ce5" table:number-columns-repeated="991"/>
          <table:table-cell table:number-columns-repeated="15379"/>
        </table:table-row>
        <table:table-row table:style-name="ro1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2</text:p>
          </table:table-cell>
          <table:table-cell table:style-name="ce8"/>
          <table:table-cell office:value-type="string" calcext:value-type="string">
            <text:p>длина барабана</text:p>
          </table:table-cell>
          <table:table-cell/>
          <table:table-cell table:style-name="ce79" office:value-type="string" calcext:value-type="string">
            <text:p>мм</text:p>
          </table:table-cell>
          <table:table-cell office:value-type="string" calcext:value-type="string">
            <text:p>L_\text{бар}</text:p>
          </table:table-cell>
          <table:table-cell table:style-name="ce8" office:value-type="string" calcext:value-type="string">
            <text:p>L_bar</text:p>
          </table:table-cell>
          <table:table-cell table:style-name="ce200" table:formula="of:=[.L30]+2*[.L31]+2*[.L32]" office:value-type="float" office:value="1960" calcext:value-type="float">
            <text:p>1 960,00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отношение длины к диаметру (рекомендуется 3,5--5)</text:p>
          </table:table-cell>
          <table:table-cell office:value-type="string" calcext:value-type="string">
            <text:p>\frac{#1}{#2}</text:p>
          </table:table-cell>
          <table:table-cell table:style-name="ce80"/>
          <table:table-cell office:value-type="string" calcext:value-type="string">
            <text:p>\frac{L_\text{бар}}{D_\text{бар}}</text:p>
          </table:table-cell>
          <table:table-cell table:style-name="ce9"/>
          <table:table-cell table:style-name="ce201" table:formula="of:=[.L27]/[.L26]" office:value-type="float" office:value="3.5" calcext:value-type="float">
            <text:p>3,50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1" table:formula="of:=IF(AND([.L28] &lt;= 5; [.L28] &gt;= 3.5);&quot;ДА&quot;;&quot;НЕТ&quot;)" office:value-type="string" office:string-value="ДА" calcext:value-type="string">
            <text:p>ДА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длина центрального гладк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table:formula="of:=[.K30]" office:value-type="string" office:string-value="l_0" calcext:value-type="string">
            <text:p>l_0</text:p>
          </table:table-cell>
          <table:table-cell table:style-name="ce9" office:value-type="string" calcext:value-type="string">
            <text:p>l_0</text:p>
          </table:table-cell>
          <table:table-cell table:style-name="ce197" table:formula="of:=3.5*[.L26]-2*[.L31]-2*[.L32]" office:value-type="float" office:value="48.9767507347981" calcext:value-type="float">
            <text:p>4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концев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к}</text:p>
          </table:table-cell>
          <table:table-cell table:style-name="ce9" office:value-type="string" calcext:value-type="string">
            <text:p>l_k</text:p>
          </table:table-cell>
          <table:table-cell table:style-name="ce197" table:formula="of:=5.5*[.L17]" office:value-type="float" office:value="107.25" calcext:value-type="float">
            <text:p>107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длина одного нарезанного участк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\text{н}</text:p>
          </table:table-cell>
          <table:table-cell table:style-name="ce9" office:value-type="string" calcext:value-type="string">
            <text:p>l_n</text:p>
          </table:table-cell>
          <table:table-cell table:style-name="ce197" table:formula="of:=[.L33]*([.L34]+[.L35]+[.L36])" office:value-type="float" office:value="848.261624632601" calcext:value-type="float">
            <text:p>84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шаг навивки каната</text:p>
          </table:table-cell>
          <table:table-cell/>
          <table:table-cell office:value-type="string" calcext:value-type="string">
            <text:p>мм</text:p>
          </table:table-cell>
          <table:table-cell table:formula="of:=[.K33]" office:value-type="string" office:string-value="t" calcext:value-type="string">
            <text:p>t</text:p>
          </table:table-cell>
          <table:table-cell office:value-type="string" calcext:value-type="string">
            <text:p>t</text:p>
          </table:table-cell>
          <table:table-cell table:formula="of:=[.L17]+2.5" office:value-type="float" office:value="22" calcext:value-type="float">
            <text:p>22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число витков для навивки одной ветви каната</text:p>
          </table:table-cell>
          <table:table-cell office:value-type="string" calcext:value-type="string">
            <text:p>\frac{#1 \x #2}{#3 \x #4}</text:p>
          </table:table-cell>
          <table:table-cell table:style-name="ce80"/>
          <table:table-cell office:value-type="string" calcext:value-type="string">
            <text:p>z_\text{рв}</text:p>
          </table:table-cell>
          <table:table-cell table:style-name="ce9" office:value-type="string" calcext:value-type="string">
            <text:p>z_rv</text:p>
          </table:table-cell>
          <table:table-cell table:style-name="ce202" table:formula="of:=H_p*[.L5] / PI() / ([.L26]/1000)" office:value-type="float" office:value="29.5573465742091" calcext:value-type="float">
            <text:p>29,56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неприкосновенных витков</text:p>
          </table:table-cell>
          <table:table-cell table:number-columns-repeated="2"/>
          <table:table-cell table:formula="of:=[.K35]" office:value-type="string" office:string-value="z_n" calcext:value-type="string">
            <text:p>z_n</text:p>
          </table:table-cell>
          <table:table-cell office:value-type="string" calcext:value-type="string">
            <text:p>z_n</text:p>
          </table:table-cell>
          <table:table-cell office:value-type="float" office:value="5.5" calcext:value-type="float">
            <text:p>5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/>
          <table:table-cell office:value-type="string" calcext:value-type="string">
            <text:p>число витков для крепления конца каната</text:p>
          </table:table-cell>
          <table:table-cell table:number-columns-repeated="2"/>
          <table:table-cell office:value-type="string" calcext:value-type="string">
            <text:p>z_\text{кр}</text:p>
          </table:table-cell>
          <table:table-cell office:value-type="string" calcext:value-type="string">
            <text:p>z_kr</text:p>
          </table:table-cell>
          <table:table-cell office:value-type="float" office:value="3.5" calcext:value-type="float">
            <text:p>3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инимальная длина центрального гладкого участка</text:p>
          </table:table-cell>
          <table:table-cell office:value-type="string" calcext:value-type="string">
            <text:p>#1 -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in}</text:p>
          </table:table-cell>
          <table:table-cell table:style-name="ce9" office:value-type="string" calcext:value-type="string">
            <text:p>l_0 min</text:p>
          </table:table-cell>
          <table:table-cell table:style-name="ce202" table:formula="of:=[.L6]-2*3*[.L26]*TAN(RADIANS(6 ) )" office:value-type="float" office:value="10.8497695073271" calcext:value-type="float">
            <text:p>10,8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</text:p>
          </table:table-cell>
          <table:table-cell table:style-name="ce9"/>
          <table:table-cell office:value-type="string" calcext:value-type="string">
            <text:p>максимальная длина центрального гладкого участка</text:p>
          </table:table-cell>
          <table:table-cell office:value-type="string" calcext:value-type="string">
            <text:p>#1 + 2 \cdot (3 \cdot #2) \cdot \tg 6 \deg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l_{0~max}</text:p>
          </table:table-cell>
          <table:table-cell table:style-name="ce9" office:value-type="string" calcext:value-type="string">
            <text:p>l_0 max</text:p>
          </table:table-cell>
          <table:table-cell table:style-name="ce202" table:formula="of:=[.L6]+2*3*[.L26]*TAN(RADIANS(6 ) )" office:value-type="float" office:value="717.150230492673" calcext:value-type="float">
            <text:p>717,15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4</text:p>
          </table:table-cell>
          <table:table-cell table:style-name="ce8"/>
          <table:table-cell office:value-type="string" calcext:value-type="string">
            <text:p>толщина стенки барабана</text:p>
          </table:table-cell>
          <table:table-cell office:value-type="string" calcext:value-type="string">
            <text:p>\frac{#1}{#2 \cdot #3}</text:p>
          </table:table-cell>
          <table:table-cell table:style-name="ce79" office:value-type="string" calcext:value-type="string">
            <text:p>мм</text:p>
          </table:table-cell>
          <table:table-cell office:value-type="string" calcext:value-type="string">
            <text:p>\delta_\text{бар}</text:p>
          </table:table-cell>
          <table:table-cell table:style-name="ce8" office:value-type="string" calcext:value-type="string">
            <text:p>delta_bar</text:p>
          </table:table-cell>
          <table:table-cell table:style-name="ce1004" table:formula="of:=[.L13]/[.L33]/[.L41]" office:value-type="float" office:value="23.8143323863636" calcext:value-type="float">
            <text:p>23,8</text:p>
          </table:table-cell>
          <table:table-cell table:style-name="ce8" table:number-columns-repeated="991"/>
          <table:table-cell table:number-columns-repeated="15379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8"/>
          <table:table-cell office:value-type="string" calcext:value-type="string">
            <text:p>толщина стенки барабана</text:p>
          </table:table-cell>
          <table:table-cell/>
          <table:table-cell table:style-name="ce647" table:formula="of:=[.I39]" office:value-type="string" office:string-value="мм" calcext:value-type="string">
            <text:p>мм</text:p>
          </table:table-cell>
          <table:table-cell table:style-name="ce647" table:formula="of:=[.J39]" office:value-type="string" office:string-value="\delta_\text{бар}" calcext:value-type="string">
            <text:p>\delta_\text{бар}</text:p>
          </table:table-cell>
          <table:table-cell table:style-name="ce647" table:formula="of:=[.K39]" office:value-type="string" office:string-value="delta_bar" calcext:value-type="string">
            <text:p>delta_bar</text:p>
          </table:table-cell>
          <table:table-cell table:style-name="ce647" table:formula="of:=ROUND([.L39])" office:value-type="float" office:value="24" calcext:value-type="float">
            <text:p>24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43, табл. 15</text:p>
          </table:table-cell>
          <table:table-cell/>
          <table:table-cell office:value-type="string" calcext:value-type="string">
            <text:p>допускаемое напряжение сжатия стенки (для чугуна СЧ18 при ГРР 2М)</text:p>
          </table:table-cell>
          <table:table-cell/>
          <table:table-cell office:value-type="string" calcext:value-type="string">
            <text:p>МПа</text:p>
          </table:table-cell>
          <table:table-cell office:value-type="string" calcext:value-type="string">
            <text:p>[\sigma_\text{сж}]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оценочная масса барабана</text:p>
          </table:table-cell>
          <table:table-cell office:value-type="string" calcext:value-type="string">
            <text:p>#1 \cdot (\frac{\pi}{4} \cdot (#2 ^2 - (#2 - 2 \x #3)^2)) \cdot \frac{7850}{10^9} \cdot 1,2</text:p>
          </table:table-cell>
          <table:table-cell office:value-type="string" calcext:value-type="string">
            <text:p>кг</text:p>
          </table:table-cell>
          <table:table-cell office:value-type="string" calcext:value-type="string">
            <text:p>m_\text{бар}</text:p>
          </table:table-cell>
          <table:table-cell/>
          <table:table-cell table:style-name="ce197" table:formula="of:=[.L27]*(PI()/4*([.L26]^2 - ([.L26]-2*[.L40])^2)) / 10^9 * 7850 * 1.2" office:value-type="float" office:value="746.161571189349" calcext:value-type="float">
            <text:p>746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Двигатель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2</text:p>
          </table:table-cell>
          <table:table-cell table:style-name="ce8"/>
          <table:table-cell office:value-type="string" calcext:value-type="string">
            <text:p>расчетная мощность при ПВ 40%</text:p>
          </table:table-cell>
          <table:table-cell/>
          <table:table-cell table:style-name="ce79" office:value-type="string" calcext:value-type="string">
            <text:p>кВт</text:p>
          </table:table-cell>
          <table:table-cell office:value-type="string" calcext:value-type="string">
            <text:p>P_\text{р}</text:p>
          </table:table-cell>
          <table:table-cell table:style-name="ce8" office:value-type="string" calcext:value-type="string">
            <text:p>P_r</text:p>
          </table:table-cell>
          <table:table-cell table:style-name="ce200" table:formula="of:=[.L51]*[.L46]*[.L47]*[.L48]*[.L49]*[.L50]" office:value-type="float" office:value="84.9181243985455" calcext:value-type="float">
            <text:p>84,92</text:p>
          </table:table-cell>
          <table:table-cell table:style-name="ce8" table:number-columns-repeated="991"/>
          <table:table-cell table:number-columns-repeated="15379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использования электродвигателей (для крюковых кранов)</text:p>
          </table:table-cell>
          <table:table-cell table:number-columns-repeated="2"/>
          <table:table-cell office:value-type="string" calcext:value-type="string">
            <text:p>K_\text{и}</text:p>
          </table:table-cell>
          <table:table-cell office:value-type="string" calcext:value-type="string">
            <text:p>K_i</text:p>
          </table:table-cell>
          <table:table-cell office:value-type="float" office:value="0.7" calcext:value-type="float">
            <text:p>0,7</text:p>
          </table:table-cell>
          <table:table-cell table:number-columns-repeated="16370"/>
        </table:table-row>
        <table:table-row table:style-name="ro4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</text:p>
          </table:table-cell>
          <table:table-cell/>
          <table:table-cell office:value-type="string" calcext:value-type="string">
            <text:p>коэффициент запаса при работе в условиях повышенной температуры</text:p>
          </table:table-cell>
          <table:table-cell table:number-columns-repeated="2"/>
          <table:table-cell office:value-type="string" calcext:value-type="string">
            <text:p>K_\text{З}</text:p>
          </table:table-cell>
          <table:table-cell office:value-type="string" calcext:value-type="string">
            <text:p>K_z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5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3, табл. 16</text:p>
          </table:table-cell>
          <table:table-cell/>
          <table:table-cell office:value-type="string" calcext:value-type="string">
            <text:p>коэффициент использования двигателей при регулировании скорости (при торможении противовключением)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r</text:p>
          </table:table-cell>
          <table:table-cell office:value-type="float" office:value="1.3" calcext:value-type="float">
            <text:p>1,3</text:p>
          </table:table-cell>
          <table:table-cell table:number-columns-repeated="16370"/>
        </table:table-row>
        <table:table-row table:style-name="ro6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/>
          <table:table-cell office:value-type="string" calcext:value-type="string">
            <text:p>коэффициент относительной продолжительности включения (для ГРР 3М и легче)</text:p>
          </table:table-cell>
          <table:table-cell table:number-columns-repeated="2"/>
          <table:table-cell office:value-type="string" calcext:value-type="string">
            <text:p>K_\text{В}</text:p>
          </table:table-cell>
          <table:table-cell office:value-type="string" calcext:value-type="string">
            <text:p>K_v</text:p>
          </table:table-cell>
          <table:table-cell office:value-type="float" office:value="0.82" calcext:value-type="float">
            <text:p>0,82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 .54, табл. 17</text:p>
          </table:table-cell>
          <table:table-cell/>
          <table:table-cell office:value-type="string" calcext:value-type="string">
            <text:p>коэффициент дополнительных пускотормозных нагрузок (для ГРР 3М и легче)</text:p>
          </table:table-cell>
          <table:table-cell table:number-columns-repeated="2"/>
          <table:table-cell office:value-type="string" calcext:value-type="string">
            <text:p>K_\text{ПР}</text:p>
          </table:table-cell>
          <table:table-cell office:value-type="string" calcext:value-type="string">
            <text:p>K_pr</text:p>
          </table:table-cell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office:value-type="string" calcext:value-type="string">
            <text:p>с. 54, табл. 17</text:p>
          </table:table-cell>
          <table:table-cell table:style-name="ce9"/>
          <table:table-cell office:value-type="string" calcext:value-type="string">
            <text:p>мощность статической нагрузки</text:p>
          </table:table-cell>
          <table:table-cell office:value-type="string" calcext:value-type="string">
            <text:p>\frac{#1 \x (#2 + #3) \x #4}{10^3 \x #5}</text:p>
          </table:table-cell>
          <table:table-cell table:style-name="ce80" office:value-type="string" calcext:value-type="string">
            <text:p>кВт</text:p>
          </table:table-cell>
          <table:table-cell office:value-type="string" calcext:value-type="string">
            <text:p>P_\text{ст}</text:p>
          </table:table-cell>
          <table:table-cell table:style-name="ce9" office:value-type="string" calcext:value-type="string">
            <text:p>P_st</text:p>
          </table:table-cell>
          <table:table-cell table:style-name="ce202" table:formula="of:=g*(Q+[.L4])*V_p/60 / 1000 / [.L52]" office:value-type="float" office:value="113.800756363636" calcext:value-type="float">
            <text:p>113,80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/>
          <table:table-cell table:style-name="ce6" table:number-columns-repeated="2"/>
          <table:table-cell table:style-name="ce6" office:value-type="string" calcext:value-type="string">
            <text:p>zhegulskiy2016</text:p>
          </table:table-cell>
          <table:table-cell table:style-name="ce47" office:value-type="string" calcext:value-type="string">
            <text:p>с. 54</text:p>
          </table:table-cell>
          <table:table-cell table:style-name="ce71"/>
          <table:table-cell table:style-name="ce179" office:value-type="string" calcext:value-type="string">
            <text:p>КПД всего механизма подъема</text:p>
          </table:table-cell>
          <table:table-cell table:style-name="ce185"/>
          <table:table-cell table:style-name="ce154"/>
          <table:table-cell table:style-name="ce154" office:value-type="string" calcext:value-type="string">
            <text:p>\eta_\text{мех}</text:p>
          </table:table-cell>
          <table:table-cell table:style-name="ce71" office:value-type="string" calcext:value-type="string">
            <text:p>eta_meh</text:p>
          </table:table-cell>
          <table:table-cell table:style-name="ce313" office:value-type="percentage" office:value="0.825" calcext:value-type="percentage">
            <text:p>82,5%</text:p>
          </table:table-cell>
          <table:table-cell table:style-name="ce71" table:number-columns-repeated="991"/>
          <table:table-cell table:number-columns-repeated="15379"/>
        </table:table-row>
        <table:table-row table:style-name="ro1">
          <table:table-cell table:number-columns-repeated="8"/>
          <table:table-cell table:style-name="ce76"/>
          <table:table-cell table:number-columns-repeated="2"/>
          <table:table-cell office:value-type="string" calcext:value-type="string">
            <text:p>4МТН 280 L6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 table:style-name="ce10"/>
          <table:table-cell office:value-type="string" calcext:value-type="string">
            <text:p>мощность</text:p>
          </table:table-cell>
          <table:table-cell/>
          <table:table-cell table:style-name="ce89" office:value-type="string" calcext:value-type="string">
            <text:p>кВт</text:p>
          </table:table-cell>
          <table:table-cell office:value-type="string" calcext:value-type="string">
            <text:p>P_\text{дв}</text:p>
          </table:table-cell>
          <table:table-cell table:style-name="ce10" office:value-type="string" calcext:value-type="string">
            <text:p>P_dv</text:p>
          </table:table-cell>
          <table:table-cell table:style-name="ce188" office:value-type="float" office:value="110" calcext:value-type="float">
            <text:p>110</text:p>
          </table:table-cell>
          <table:table-cell table:style-name="ce1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частота вращени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</text:p>
          </table:table-cell>
          <table:table-cell office:value-type="float" office:value="970" calcext:value-type="float">
            <text:p>970</text:p>
          </table:table-cell>
          <table:table-cell table:number-columns-repeated="1019"/>
          <table:table-cell table:style-name="ce47" table:number-columns-repeated="15351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акс. момент</text:p>
          </table:table-cell>
          <table:table-cell/>
          <table:table-cell office:value-type="string" calcext:value-type="string">
            <text:p>Н$\cdot$м</text:p>
          </table:table-cell>
          <table:table-cell office:value-type="string" calcext:value-type="string">
            <text:p>T_\text{дв~max}</text:p>
          </table:table-cell>
          <table:table-cell office:value-type="string" calcext:value-type="string">
            <text:p>T_max_dv</text:p>
          </table:table-cell>
          <table:table-cell office:value-type="float" office:value="3800" calcext:value-type="float">
            <text:p>38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34</text:p>
          </table:table-cell>
          <table:table-cell/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_dv</text:p>
          </table:table-cell>
          <table:table-cell office:value-type="float" office:value="4.8" calcext:value-type="float">
            <text:p>4,8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ширин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_\text{дв}</text:p>
          </table:table-cell>
          <table:table-cell office:value-type="string" calcext:value-type="string">
            <text:p>width_dv</text:p>
          </table:table-cell>
          <table:table-cell office:value-type="float" office:value="605" calcext:value-type="float">
            <text:p>605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54–55</text:p>
          </table:table-cell>
          <table:table-cell/>
          <table:table-cell office:value-type="string" calcext:value-type="string">
            <text:p>диаметр конца вал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вал~дв.}</text:p>
          </table:table-cell>
          <table:table-cell office:value-type="string" calcext:value-type="string">
            <text:p>shaft_dv</text:p>
          </table:table-cell>
          <table:table-cell office:value-type="string" calcext:value-type="string">
            <text:p>н/д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katalogSEM</text:p>
          </table:table-cell>
          <table:table-cell office:value-type="string" calcext:value-type="string">
            <text:p>с. 64</text:p>
          </table:table-cell>
          <table:table-cell/>
          <table:table-cell office:value-type="string" calcext:value-type="string">
            <text:p>масса</text:p>
          </table:table-cell>
          <table:table-cell/>
          <table:table-cell office:value-type="string" calcext:value-type="string">
            <text:p>кг</text:p>
          </table:table-cell>
          <table:table-cell table:number-columns-repeated="2"/>
          <table:table-cell office:value-type="float" office:value="980" calcext:value-type="float">
            <text:p>980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Передача</text:p>
          </table:table-cell>
          <table:table-cell table:number-columns-repeated="16376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8"/>
          <table:table-cell office:value-type="string" calcext:value-type="string">
            <text:p>требуемое передаточное число</text:p>
          </table:table-cell>
          <table:table-cell office:value-type="string" calcext:value-type="string">
            <text:p>\frac{\pi \x #1 \x #2}{#3 \x #4}</text:p>
          </table:table-cell>
          <table:table-cell table:style-name="ce79"/>
          <table:table-cell office:value-type="string" calcext:value-type="string">
            <text:p>U_\text{р}</text:p>
          </table:table-cell>
          <table:table-cell table:style-name="ce8" office:value-type="string" calcext:value-type="string">
            <text:p>U_red_r</text:p>
          </table:table-cell>
          <table:table-cell table:style-name="ce200" table:formula="of:=PI()*[.L26]/1000*[.L55]/V_p/[.L5]" office:value-type="float" office:value="30.473448739821" calcext:value-type="float">
            <text:p>30,47</text:p>
          </table:table-cell>
          <table:table-cell table:style-name="ce8" table:number-columns-repeated="991"/>
          <table:table-cell table:number-columns-repeated="15379"/>
        </table:table-row>
        <table:table-row table:style-name="ro3">
          <table:table-cell table:number-columns-repeated="6"/>
          <table:table-cell office:value-type="string" calcext:value-type="string">
            <text:p>требуемое межосевое расстояние по условию компоновки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{w~min}</text:p>
          </table:table-cell>
          <table:table-cell/>
          <table:table-cell table:formula="of:=[.L26]/2+50+[.L58]/2" office:value-type="float" office:value="632.5" calcext:value-type="float">
            <text:p>632,5</text:p>
          </table:table-cell>
          <table:table-cell table:number-columns-repeated="16370"/>
        </table:table-row>
        <table:table-row table:style-name="ro3">
          <table:table-cell table:number-columns-repeated="5"/>
          <table:table-cell table:style-name="ce9"/>
          <table:table-cell office:value-type="string" calcext:value-type="string">
            <text:p>максимальный диаметр венца конца тихоходного вала</text:p>
          </table:table-cell>
          <table:table-cell office:value-type="string" calcext:value-type="string">
            <text:p>(#1 - 2 \cdot #2) \cdot \frac{42}{42,5}</text:p>
          </table:table-cell>
          <table:table-cell table:style-name="ce80" office:value-type="string" calcext:value-type="string">
            <text:p>мм</text:p>
          </table:table-cell>
          <table:table-cell office:value-type="string" calcext:value-type="string">
            <text:p>D_{max}</text:p>
          </table:table-cell>
          <table:table-cell table:style-name="ce9"/>
          <table:table-cell table:style-name="ce189" table:formula="of:=([.L26]-2*[.L68])*42/42.5" office:value-type="float" office:value="462.494117647059" calcext:value-type="float">
            <text:p>462,5</text:p>
          </table:table-cell>
          <table:table-cell table:style-name="ce9" table:number-columns-repeated="991"/>
          <table:table-cell table:number-columns-repeated="15379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9"/>
          <table:table-cell office:value-type="string" calcext:value-type="string">
            <text:p>эквивалентный крутящий момент на тихоходном валу</text:p>
          </table:table-cell>
          <table:table-cell office:value-type="string" calcext:value-type="string">
            <text:p>#1 \cdot \sqrt[3]{\frac{#2 \x #3}{#4}}</text:p>
          </table:table-cell>
          <table:table-cell table:style-name="ce80"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E</text:p>
          </table:table-cell>
          <table:table-cell table:style-name="ce9" office:value-type="string" calcext:value-type="string">
            <text:p>T_E</text:p>
          </table:table-cell>
          <table:table-cell table:style-name="ce197" table:formula="of:=[.L70]*([.L74]*[.L75]/[.L76])^(1/3)" office:value-type="float" office:value="10868.0342350833" calcext:value-type="float">
            <text:p>10 868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80"/>
          <table:table-cell/>
          <table:table-cell table:style-name="ce9"/>
          <table:table-cell table:style-name="ce202"/>
          <table:table-cell table:style-name="ce9" table:number-columns-repeated="991"/>
          <table:table-cell table:number-columns-repeated="15379"/>
        </table:table-row>
        <table:table-row table:style-name="ro6">
          <table:table-cell table:number-columns-repeated="5"/>
          <table:table-cell table:style-name="ce9"/>
          <table:table-cell office:value-type="string" calcext:value-type="string">
            <text:p>расчетное радиальное расстояние от впадин зубчатого венца до наружной поверхности барабана</text:p>
          </table:table-cell>
          <table:table-cell/>
          <table:table-cell table:style-name="ce80" office:value-type="string" calcext:value-type="string">
            <text:p>мм</text:p>
          </table:table-cell>
          <table:table-cell office:value-type="string" calcext:value-type="string">
            <text:p>\Delta</text:p>
          </table:table-cell>
          <table:table-cell table:style-name="ce9"/>
          <table:table-cell table:style-name="ce199" office:value-type="float" office:value="46" calcext:value-type="float">
            <text:p>46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/>
          <table:table-cell office:value-type="string" calcext:value-type="string">
            <text:p>максимальный крутящий момент на тихоходном валу</text:p>
          </table:table-cell>
          <table:table-cell office:value-type="string" calcext:value-type="string">
            <text:p>\frac{(#1+#2)\x(#3 + #4) \x #5}{2 \x #6 \x #7 \x #8}</text:p>
          </table:table-cell>
          <table:table-cell table:formula="of:=[.I66]" office:value-type="string" office:string-value="Н$\cdot$м" calcext:value-type="string">
            <text:p>Н$\cdot$м</text:p>
          </table:table-cell>
          <table:table-cell office:value-type="string" calcext:value-type="string">
            <text:p>T_{max}</text:p>
          </table:table-cell>
          <table:table-cell/>
          <table:table-cell table:style-name="ce197" table:formula="of:=(Q+[.L4])*(g+[.L71])*[.L26]/1000 / 2 / [.L5] / [.L14] / [.L73]" office:value-type="float" office:value="30650.1011904762" calcext:value-type="float">
            <text:p>30 650</text:p>
          </table:table-cell>
          <table:table-cell table:number-columns-repeated="16370"/>
        </table:table-row>
        <table:table-row table:style-name="ro2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ускорение груза при пуске</text:p>
          </table:table-cell>
          <table:table-cell table:style-name="ce186" office:value-type="string" calcext:value-type="string">
            <text:p>\frac{#1}{#2}</text:p>
          </table:table-cell>
          <table:table-cell table:style-name="ce218" office:value-type="string" calcext:value-type="string">
            <text:p>м/с$^2$</text:p>
          </table:table-cell>
          <table:table-cell table:style-name="ce218" office:value-type="string" calcext:value-type="string">
            <text:p>j_{max}</text:p>
          </table:table-cell>
          <table:table-cell table:style-name="ce151"/>
          <table:table-cell table:style-name="ce190" table:formula="of:=V_p/60/[.L72]" office:value-type="float" office:value="0.233333333333333" calcext:value-type="float">
            <text:p>0,23</text:p>
          </table:table-cell>
          <table:table-cell table:style-name="ce151" table:number-columns-repeated="991"/>
          <table:table-cell table:number-columns-repeated="15379"/>
        </table:table-row>
        <table:table-row table:style-name="ro2">
          <table:table-cell/>
          <table:table-cell table:style-name="ce51" table:number-columns-repeated="2"/>
          <table:table-cell table:style-name="ce51" table:formula="of:=[.D76]" office:value-type="string" office:string-value="zhegulskiy2016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минимальное время разгона при пуске</text:p>
          </table:table-cell>
          <table:table-cell table:style-name="ce186"/>
          <table:table-cell table:style-name="ce218" office:value-type="string" calcext:value-type="string">
            <text:p>с</text:p>
          </table:table-cell>
          <table:table-cell table:style-name="ce218" office:value-type="string" calcext:value-type="string">
            <text:p>t_\text{разг~min}</text:p>
          </table:table-cell>
          <table:table-cell table:style-name="ce151"/>
          <table:table-cell table:style-name="ce419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КПД барабан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\eta_\text{бар}</text:p>
          </table:table-cell>
          <table:table-cell table:style-name="ce151"/>
          <table:table-cell table:style-name="ce209" office:value-type="percentage" office:value="0.98" calcext:value-type="percentage">
            <text:p>98%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/>
          <table:table-cell office:value-type="string" calcext:value-type="string">
            <text:p>коэффициент интенсивности режима нагружения (для класса B1)</text:p>
          </table:table-cell>
          <table:table-cell table:number-columns-repeated="2"/>
          <table:table-cell office:value-type="string" calcext:value-type="string">
            <text:p>\mu_3</text:p>
          </table:table-cell>
          <table:table-cell/>
          <table:table-cell office:value-type="float" office:value="0.063" calcext:value-type="float">
            <text:p>0,063</text:p>
          </table:table-cell>
          <table:table-cell table:number-columns-repeated="1019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ce186" office:value-type="string" calcext:value-type="string">
            <text:p>#1 \x #2 \x #3 \x #4</text:p>
          </table:table-cell>
          <table:table-cell table:style-name="ce218"/>
          <table:table-cell table:style-name="ce218" office:value-type="string" calcext:value-type="string">
            <text:p>\Sigma N</text:p>
          </table:table-cell>
          <table:table-cell table:style-name="ce151"/>
          <table:table-cell table:style-name="ce210" table:formula="of:=ORG.LIBREOFFICE.ROUNDSIG([.L77]*[.L78]*[.L79]*[.L80]; 4)" office:value-type="float" office:value="12030000" calcext:value-type="float">
            <text:p>12 030 0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7">
          <table:table-cell/>
          <table:table-cell table:style-name="ce51" table:number-columns-repeated="2"/>
          <table:table-cell table:style-name="ce51" office:value-type="string" calcext:value-type="string">
            <text:p>zhegulskiy2016</text:p>
          </table:table-cell>
          <table:table-cell table:style-name="ce51" office:value-type="string" calcext:value-type="string">
            <text:p>с. 56</text:p>
          </table:table-cell>
          <table:table-cell table:style-name="ce151"/>
          <table:table-cell table:style-name="ce181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{H0}</text:p>
          </table:table-cell>
          <table:table-cell table:style-name="ce151"/>
          <table:table-cell table:style-name="ce210" table:formula="of:=17*10^6" office:value-type="float" office:value="17000000" calcext:value-type="float">
            <text:p>17 000 000</text:p>
          </table:table-cell>
          <table:table-cell table:style-name="ce151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коэффициент для передач с односторонней нагрузкой</text:p>
          </table:table-cell>
          <table:table-cell table:style-name="ce186"/>
          <table:table-cell table:style-name="ce218"/>
          <table:table-cell table:style-name="ce218" office:value-type="string" calcext:value-type="string">
            <text:p>K_1</text:p>
          </table:table-cell>
          <table:table-cell table:style-name="ce151"/>
          <table:table-cell table:style-name="ce211" office:value-type="float" office:value="3600" calcext:value-type="float">
            <text:p>36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астота вращения тихоходного вала редуктора</text:p>
          </table:table-cell>
          <table:table-cell table:style-name="ce186" office:value-type="string" calcext:value-type="string">
            <text:p>\frac{#1 \x #2}{\pi \x #3}</text:p>
          </table:table-cell>
          <table:table-cell table:style-name="ce218" office:value-type="string" calcext:value-type="string">
            <text:p>об/с</text:p>
          </table:table-cell>
          <table:table-cell table:style-name="ce218" office:value-type="string" calcext:value-type="string">
            <text:p>n</text:p>
          </table:table-cell>
          <table:table-cell table:style-name="ce151"/>
          <table:table-cell table:style-name="ce212" table:formula="of:=V_p/60 * [.L5]/PI()/[.L26]*1000" office:value-type="float" office:value="0.530516476972984" calcext:value-type="float">
            <text:p>0,53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style-name="ce151"/>
          <table:table-cell table:style-name="ce181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ce186"/>
          <table:table-cell table:style-name="ce218"/>
          <table:table-cell table:style-name="ce218" office:value-type="string" calcext:value-type="string">
            <text:p>n_w</text:p>
          </table:table-cell>
          <table:table-cell table:style-name="ce151"/>
          <table:table-cell table:style-name="ce211" office:value-type="float" office:value="1" calcext:value-type="float">
            <text:p>1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style-name="ce151"/>
          <table:table-cell table:style-name="ce181" office:value-type="string" calcext:value-type="string">
            <text:p>норма времени работы редуктора (для ГРР А3)</text:p>
          </table:table-cell>
          <table:table-cell table:style-name="ce186"/>
          <table:table-cell table:style-name="ce218" office:value-type="string" calcext:value-type="string">
            <text:p>ч</text:p>
          </table:table-cell>
          <table:table-cell table:style-name="ce218" office:value-type="string" calcext:value-type="string">
            <text:p>\Sigma t_i</text:p>
          </table:table-cell>
          <table:table-cell table:style-name="ce151"/>
          <table:table-cell table:style-name="ce211" office:value-type="float" office:value="6300" calcext:value-type="float">
            <text:p>6300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/>
          <table:table-cell table:style-name="ce186"/>
          <table:table-cell table:style-name="ce218" table:number-columns-repeated="2"/>
          <table:table-cell table:style-name="ce151"/>
          <table:table-cell table:style-name="ce419"/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/>
          <table:table-cell table:style-name="ce51" table:number-columns-repeated="4"/>
          <table:table-cell table:style-name="ce151"/>
          <table:table-cell table:style-name="ce181" office:value-type="string" calcext:value-type="string">
            <text:p>передаточное число</text:p>
          </table:table-cell>
          <table:table-cell table:style-name="ce186"/>
          <table:table-cell table:style-name="ce218"/>
          <table:table-cell table:style-name="ce218" office:value-type="string" calcext:value-type="string">
            <text:p>U</text:p>
          </table:table-cell>
          <table:table-cell table:style-name="ce151" office:value-type="string" calcext:value-type="string">
            <text:p>U_red</text:p>
          </table:table-cell>
          <table:table-cell table:style-name="ce419" office:value-type="float" office:value="31.5" calcext:value-type="float">
            <text:p>31,5</text:p>
          </table:table-cell>
          <table:table-cell table:style-name="ce151" table:number-columns-repeated="991"/>
          <table:table-cell table:number-columns-repeated="28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диаметр венц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0" calcext:value-type="float">
            <text:p>42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6"/>
          <table:table-cell office:value-type="string" calcext:value-type="string">
            <text:p>межосевое суммарное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a_w</text:p>
          </table:table-cell>
          <table:table-cell/>
          <table:table-cell office:value-type="float" office:value="650" calcext:value-type="float">
            <text:p>650</text:p>
          </table:table-cell>
          <table:table-cell table:number-columns-repeated="1019"/>
          <table:table-cell table:style-name="ce51" table:number-columns-repeated="15351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11"/>
          <table:table-cell office:value-type="string" calcext:value-type="string">
            <text:p>отклонение по передаточному</text:p>
          </table:table-cell>
          <table:table-cell office:value-type="string" calcext:value-type="string">
            <text:p>\frac{#1 - #2}{#2}</text:p>
          </table:table-cell>
          <table:table-cell table:style-name="ce91"/>
          <table:table-cell office:value-type="string" calcext:value-type="string">
            <text:p>\Delta_{U}</text:p>
          </table:table-cell>
          <table:table-cell table:style-name="ce11"/>
          <table:table-cell table:style-name="ce203" table:formula="of:=([.L82]-[.L63])/[.L63]" office:value-type="percentage" office:value="0.0336867437927224" calcext:value-type="percentage">
            <text:p>3,37%</text:p>
          </table:table-cell>
          <table:table-cell table:style-name="ce11" table:number-columns-repeated="991"/>
          <table:table-cell table:number-columns-repeated="1537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передаточному</text:p>
          </table:table-cell>
          <table:table-cell table:number-columns-repeated="4"/>
          <table:table-cell table:formula="of:=IF(ABS([.L86]) &lt;= 0.15; &quot;ДА&quot; 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диаметру венца</text:p>
          </table:table-cell>
          <table:table-cell table:number-columns-repeated="4"/>
          <table:table-cell table:formula="of:=IF([.L83]&lt;=[.L65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ежосевому</text:p>
          </table:table-cell>
          <table:table-cell table:number-columns-repeated="4"/>
          <table:table-cell table:formula="of:=IF([.L84]&gt;=[.L64];&quot;ДА&quot;;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 table:number-columns-repeated="5"/>
          <table:table-cell table:style-name="ce9"/>
          <table:table-cell office:value-type="string" calcext:value-type="string">
            <text:p>расчетная скорость подъёма</text:p>
          </table:table-cell>
          <table:table-cell office:value-type="string" calcext:value-type="string">
            <text:p>\frac{\pi \x #1 \x #2}{#3 \x #4}</text:p>
          </table:table-cell>
          <table:table-cell table:style-name="ce80" office:value-type="string" calcext:value-type="string">
            <text:p>м/мин</text:p>
          </table:table-cell>
          <table:table-cell office:value-type="string" calcext:value-type="string">
            <text:p>V_\text{п}</text:p>
          </table:table-cell>
          <table:table-cell table:style-name="ce9" office:value-type="string" calcext:value-type="string">
            <text:p>V_p new</text:p>
          </table:table-cell>
          <table:table-cell table:style-name="ce202" table:formula="of:=[.L55]*2*PI()*[.L26]/1000/2/[.L5]/[.L82]" office:value-type="float" office:value="13.543754995476" calcext:value-type="float">
            <text:p>13,5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<text:span text:style-name="T2">Муфты (</text:span><text:span text:style-name="T3">по концам валов)</text:span>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table:style-name="ce207" office:value-type="string" calcext:value-type="string">
            <text:p>Выбор муфты</text:p>
          </table:table-cell>
          <table:table-cell/>
          <table:table-cell table:style-name="ce76"/>
          <table:table-cell table:number-columns-repeated="2"/>
          <table:table-cell office:value-type="string" calcext:value-type="string">
            <text:p>МУВП-11 с тормозным шкивом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}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66"/>
          <table:table-cell/>
          <table:table-cell office:value-type="string" calcext:value-type="string">
            <text:p>момент инерции</text:p>
          </table:table-cell>
          <table:table-cell/>
          <table:table-cell table:style-name="ce92" table:formula="of:=[.I57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\text{м}</text:p>
          </table:table-cell>
          <table:table-cell table:style-name="ce75" office:value-type="string" calcext:value-type="string">
            <text:p>J_muft</text:p>
          </table:table-cell>
          <table:table-cell office:value-type="float" office:value="1.92" calcext:value-type="float">
            <text:p>1,92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table:style-name="ce566" office:value-type="string" calcext:value-type="string">
            <text:p>с. 167, табл. П15.3</text:p>
          </table:table-cell>
          <table:table-cell/>
          <table:table-cell office:value-type="string" calcext:value-type="string">
            <text:p>тормозной момент</text:p>
          </table:table-cell>
          <table:table-cell/>
          <table:table-cell table:formula="of:=[.I5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 office:value-type="string" calcext:value-type="string">
            <text:p>T_torm</text:p>
          </table:table-cell>
          <table:table-cell office:value-type="float" office:value="1500" calcext:value-type="float">
            <text:p>150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566"/>
          <table:table-cell table:number-columns-repeated="16377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расчетный крутящий момент</text:p>
          </table:table-cell>
          <table:table-cell/>
          <table:table-cell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р}</text:p>
          </table:table-cell>
          <table:table-cell table:style-name="Default"/>
          <table:table-cell table:style-name="ce197" table:formula="of:=[.L101]*[.L102]*[.L103]*[.L104]" office:value-type="float" office:value="2341.04413090909" calcext:value-type="float">
            <text:p>2 341</text:p>
          </table:table-cell>
          <table:table-cell table:number-columns-repeated="16370"/>
        </table:table-row>
        <table:table-row table:style-name="ro6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ответственности (для случая, если могут быть человеческие жертв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table:style-name="Default"/>
          <table:table-cell office:value-type="float" office:value="1.8" calcext:value-type="float">
            <text:p>1,8</text:p>
          </table:table-cell>
          <table:table-cell table:number-columns-repeated="16370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/>
          <table:table-cell office:value-type="string" calcext:value-type="string">
            <text:p>коэффициент условий работы (при переменной работе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table:style-name="Default"/>
          <table:table-cell office:value-type="float" office:value="1.2" calcext:value-type="float">
            <text:p>1,2</text:p>
          </table:table-cell>
          <table:table-cell table:number-columns-repeated="16370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/>
          <table:table-cell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номинальный крутящий момент</text:p>
          </table:table-cell>
          <table:table-cell office:value-type="string" calcext:value-type="string">
            <text:p>\frac{(#1+#2) \x #3 \x #4}{2 \x #5 \x #6 \x #7}</text:p>
          </table:table-cell>
          <table:table-cell table:formula="of:=[.I100]" office:value-type="string" office:string-value="Н$\cdot$м" calcext:value-type="string">
            <text:p>Н$\cdot$м</text:p>
          </table:table-cell>
          <table:table-cell office:value-type="string" calcext:value-type="string">
            <text:p>T</text:p>
          </table:table-cell>
          <table:table-cell table:style-name="Default"/>
          <table:table-cell table:style-name="ce197" table:formula="of:=(Q+[.L4])*g*[.L26]/1000 / 2 / [.L5]/[.L82] / [.L52]" office:value-type="float" office:value="1083.81672727273" calcext:value-type="float">
            <text:p>1 084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style-name="ce199" table:formula="of:=IF([.L95]&gt;[.L100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>
          <table:table-cell table:number-columns-repeated="16382"/>
        </table:table-row>
        <table:table-row table:style-name="ro1">
          <table:table-cell table:number-columns-repeated="5"/>
          <table:table-cell table:style-name="ce5" office:value-type="string" calcext:value-type="string">
            <text:p>Тормоз</text:p>
          </table:table-cell>
          <table:table-cell table:number-columns-repeated="16376"/>
        </table:table-row>
        <table:table-row table:style-name="ro3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требуемый номинальный тормозной момент</text:p>
          </table:table-cell>
          <table:table-cell/>
          <table:table-cell table:style-name="ce77" table:formula="of:=[.I98]" office:value-type="string" office:string-value="Н$\cdot$м" calcext:value-type="string">
            <text:p>Н$\cdot$м</text:p>
          </table:table-cell>
          <table:table-cell office:value-type="string" calcext:value-type="string">
            <text:p>T_\text{т~min}</text:p>
          </table:table-cell>
          <table:table-cell table:style-name="ce7" office:value-type="string" calcext:value-type="string">
            <text:p>T_torm_tr</text:p>
          </table:table-cell>
          <table:table-cell table:style-name="ce197" table:formula="of:=[.L110]*[.L111]" office:value-type="float" office:value="1106.50914" calcext:value-type="float">
            <text:p>1 107</text:p>
          </table:table-cell>
          <table:table-cell table:style-name="ce7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"/>
          <table:table-cell office:value-type="string" calcext:value-type="string">
            <text:p>коэффициент запаса торможения</text:p>
          </table:table-cell>
          <table:table-cell table:number-columns-repeated="2"/>
          <table:table-cell office:value-type="string" calcext:value-type="string">
            <text:p>K_\text{т}</text:p>
          </table:table-cell>
          <table:table-cell office:value-type="string" calcext:value-type="string">
            <text:p>K_torm</text:p>
          </table:table-cell>
          <table:table-cell office:value-type="float" office:value="1.5" calcext:value-type="float">
            <text:p>1,5</text:p>
          </table:table-cell>
          <table:table-cell table:number-columns-repeated="16370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60</text:p>
          </table:table-cell>
          <table:table-cell table:style-name="ce57"/>
          <table:table-cell office:value-type="string" calcext:value-type="string">
            <text:p>статический тормозной момент</text:p>
          </table:table-cell>
          <table:table-cell office:value-type="string" calcext:value-type="string">
            <text:p>\frac{#1 \x (#2 + #3) \x #4 \x #5}{2 \x #6 \x #7}</text:p>
          </table:table-cell>
          <table:table-cell table:style-name="ce77" table:formula="of:=[.I109]" office:value-type="string" office:string-value="Н$\cdot$м" calcext:value-type="string">
            <text:p>Н$\cdot$м</text:p>
          </table:table-cell>
          <table:table-cell office:value-type="string" calcext:value-type="string">
            <text:p>T_\text{т~ст}</text:p>
          </table:table-cell>
          <table:table-cell table:style-name="ce7" office:value-type="string" calcext:value-type="string">
            <text:p>T_torm_st</text:p>
          </table:table-cell>
          <table:table-cell table:style-name="ce197" table:formula="of:=g*(Q+[.L4]) *[.L26]/1000 *[.L52]/(2*[.L5]*[.L82])" office:value-type="float" office:value="737.67276" calcext:value-type="float">
            <text:p>738</text:p>
          </table:table-cell>
          <table:table-cell table:style-name="ce7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выбор тормоза (по муфте)</text:p>
          </table:table-cell>
          <table:table-cell/>
          <table:table-cell table:style-name="ce76"/>
          <table:table-cell table:number-columns-repeated="16373"/>
        </table:table-row>
        <table:table-row table:style-name="ro1">
          <table:table-cell table:number-columns-repeated="5"/>
          <table:table-cell table:style-name="ce5"/>
          <table:table-cell office:value-type="string" calcext:value-type="string">
            <text:p>тормозной момент</text:p>
          </table:table-cell>
          <table:table-cell/>
          <table:table-cell table:formula="of:=[.I111]" office:value-type="string" office:string-value="Н$\cdot$м" calcext:value-type="string">
            <text:p>Н$\cdot$м</text:p>
          </table:table-cell>
          <table:table-cell office:value-type="string" calcext:value-type="string">
            <text:p>T_\text{т}</text:p>
          </table:table-cell>
          <table:table-cell office:value-type="string" calcext:value-type="string">
            <text:p>T_torm</text:p>
          </table:table-cell>
          <table:table-cell table:formula="of:=[.L98]" office:value-type="float" office:value="1500" calcext:value-type="float">
            <text:p>1500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диаметр тормозного шкив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_\text{тш}</text:p>
          </table:table-cell>
          <table:table-cell office:value-type="string" calcext:value-type="string">
            <text:p>D</text:p>
          </table:table-cell>
          <table:table-cell table:formula="of:=[.L97]" office:value-type="float" office:value="400" calcext:value-type="float">
            <text:p>400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5"/>
          <table:table-cell table:formula="of:=COM.MICROSOFT.TEXTJOIN(&quot; &quot;; TRUE(); &quot;подходит ли по моменту&quot;; [.L117])" office:value-type="string" office:string-value="подходит ли по моменту ДА" calcext:value-type="string">
            <text:p>подходит ли по моменту ДА</text:p>
          </table:table-cell>
          <table:table-cell table:number-columns-repeated="4"/>
          <table:table-cell table:formula="of:=IF([.L114]&gt;=[.L109]; &quot;ДА&quot;; &quot;НЕТ&quot;)" office:value-type="string" office:string-value="ДА" calcext:value-type="string">
            <text:p>ДА</text:p>
          </table:table-cell>
          <table:table-cell table:number-columns-repeated="16370"/>
        </table:table-row>
        <table:table-row table:style-name="ro1" table:number-rows-repeated="2">
          <table:table-cell table:number-columns-repeated="5"/>
          <table:table-cell table:style-name="ce5"/>
          <table:table-cell table:number-columns-repeated="16376"/>
        </table:table-row>
        <table:table-row table:style-name="ro1">
          <table:table-cell table:number-columns-repeated="5"/>
          <table:table-cell table:style-name="ce5" office:value-type="string" calcext:value-type="string">
            <text:p>Проверочный расчет</text:p>
          </table:table-cell>
          <table:table-cell table:number-columns-repeated="16376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Default"/>
          <table:table-cell office:value-type="string" calcext:value-type="string">
            <text:p>время разгона</text:p>
          </table:table-cell>
          <table:table-cell office:value-type="string" calcext:value-type="string">
            <text:p>\frac{2 \x \pi \x #1 \x \left( #2 \x #3 + (#4 + #5) \x \left( \dfrac{#6}{2 \x #7 \x #8} \right)^2 \x \dfrac{1}{#9} \right)}{#10 - #11}</text:p>
          </table:table-cell>
          <table:table-cell table:style-name="ce94" office:value-type="string" calcext:value-type="string">
            <text:p>с</text:p>
          </table:table-cell>
          <table:table-cell office:value-type="string" calcext:value-type="string">
            <text:p>t_\text{разг}</text:p>
          </table:table-cell>
          <table:table-cell table:style-name="ce70" office:value-type="string" calcext:value-type="string">
            <text:p>t_razg</text:p>
          </table:table-cell>
          <table:table-cell table:style-name="ce215" table:formula="of:=2*PI()*[.L55]/60*([.L128]*[.L129]+(Q+[.L4])*([.L26]/1000/2/[.L5]/[.L82])^2/[.L52])/([.L122]-[.L126])" office:value-type="float" office:value="1.36193616132199" calcext:value-type="float">
            <text:p>1,36</text:p>
          </table:table-cell>
          <table:table-cell table:style-name="ce70" table:number-columns-repeated="991"/>
          <table:table-cell table:number-columns-repeated="15379"/>
        </table:table-row>
        <table:table-row table:style-name="ro1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реднепусковой момент</text:p>
          </table:table-cell>
          <table:table-cell office:value-type="string" calcext:value-type="string">
            <text:p>#2 \x #1</text:p>
          </table:table-cell>
          <table:table-cell table:style-name="ce80" table:formula="of:=[.I123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ср.п.}</text:p>
          </table:table-cell>
          <table:table-cell table:style-name="ce9" office:value-type="string" calcext:value-type="string">
            <text:p>T_dv_sr_p</text:p>
          </table:table-cell>
          <table:table-cell table:style-name="ce197" table:formula="of:=[.L123]*[.L124]" office:value-type="float" office:value="1678.51037920628" calcext:value-type="float">
            <text:p>1 679</text:p>
          </table:table-cell>
          <table:table-cell table:style-name="ce9" table:number-columns-repeated="991"/>
          <table:table-cell table:number-columns-repeated="15379"/>
        </table:table-row>
        <table:table-row table:style-name="ro2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номинальный момент двигателя</text:p>
          </table:table-cell>
          <table:table-cell office:value-type="string" calcext:value-type="string">
            <text:p>\frac{#1 \cdot 2 \x \pi \x #2}{60}</text:p>
          </table:table-cell>
          <table:table-cell table:style-name="ce80" table:formula="of:=[.I114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~ном}</text:p>
          </table:table-cell>
          <table:table-cell table:style-name="ce9" office:value-type="string" calcext:value-type="string">
            <text:p>T_dv_nom</text:p>
          </table:table-cell>
          <table:table-cell table:style-name="ce197" table:formula="of:=[.L54]*1000/(2*PI()*[.L55]/60)" office:value-type="float" office:value="1082.90992206857" calcext:value-type="float">
            <text:p>1 083</text:p>
          </table:table-cell>
          <table:table-cell table:style-name="ce9" table:number-columns-repeated="991"/>
          <table:table-cell table:number-columns-repeated="15379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5"/>
          <table:table-cell office:value-type="string" calcext:value-type="string">
            <text:p>кратность среднепускового момента двигателя с фазным ротором</text:p>
          </table:table-cell>
          <table:table-cell table:number-columns-repeated="2"/>
          <table:table-cell office:value-type="string" calcext:value-type="string">
            <text:p>\psi</text:p>
          </table:table-cell>
          <table:table-cell office:value-type="string" calcext:value-type="string">
            <text:p>psi</text:p>
          </table:table-cell>
          <table:table-cell office:value-type="float" office:value="1.55" calcext:value-type="float">
            <text:p>1,55</text:p>
          </table:table-cell>
          <table:table-cell table:number-columns-repeated="16370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style-name="ce8"/>
          <table:table-cell office:value-type="string" calcext:value-type="string">
            <text:p>статический момент сопротивлений, приведенный к валу двигателя</text:p>
          </table:table-cell>
          <table:table-cell office:value-type="string" calcext:value-type="string">
            <text:p>\frac{#1 \x (#2 + #3) \x #4}{2\x #5 \x #6 \x #7}</text:p>
          </table:table-cell>
          <table:table-cell table:style-name="ce80"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ст}</text:p>
          </table:table-cell>
          <table:table-cell table:style-name="ce9" office:value-type="string" calcext:value-type="string">
            <text:p>T_st</text:p>
          </table:table-cell>
          <table:table-cell table:style-name="ce197" table:formula="of:=g*(Q+[.L4])*[.L26]/1000/[.L52]/(2*[.L5]*[.L82])" office:value-type="float" office:value="1083.81672727273" calcext:value-type="float">
            <text:p>1 084</text:p>
          </table:table-cell>
          <table:table-cell table:style-name="ce9" table:number-columns-repeated="991"/>
          <table:table-cell table:number-columns-repeated="15379"/>
        </table:table-row>
        <table:table-row table:style-name="ro1">
          <table:table-cell table:number-columns-repeated="5"/>
          <table:table-cell table:style-name="ce5"/>
          <table:table-cell table:number-columns-repeated="16376"/>
        </table:table-row>
        <table:table-row table:style-name="ro4">
          <table:table-cell table:number-columns-repeated="3"/>
          <table:table-cell office:value-type="string" calcext:value-type="string">
            <text:p>zhegulskiy2016</text:p>
          </table:table-cell>
          <table:table-cell office:value-type="string" calcext:value-type="string">
            <text:p>с. 86</text:p>
          </table:table-cell>
          <table:table-cell table:style-name="ce5"/>
          <table:table-cell office:value-type="string" calcext:value-type="string">
            <text:p>коэффициент, учитывающий инерцию на последующих валах механизма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office:value-type="string" calcext:value-type="string">
            <text:p>gamma</text:p>
          </table:table-cell>
          <table:table-cell office:value-type="float" office:value="1.15" calcext:value-type="float">
            <text:p>1,15</text:p>
          </table:table-cell>
          <table:table-cell table:number-columns-repeated="16370"/>
        </table:table-row>
        <table:table-row table:style-name="ro2">
          <table:table-cell table:number-columns-repeated="5"/>
          <table:table-cell table:style-name="ce5"/>
          <table:table-cell office:value-type="string" calcext:value-type="string">
            <text:p>момент инерции первого вала</text:p>
          </table:table-cell>
          <table:table-cell/>
          <table:table-cell table:formula="of:=[.I96]" office:value-type="string" office:string-value="кг$\cdot$м$^2$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formula="of:=[.L57]+[.L96]" office:value-type="float" office:value="6.72" calcext:value-type="float">
            <text:p>6,72</text:p>
          </table:table-cell>
          <table:table-cell table:number-columns-repeated="16370"/>
        </table:table-row>
        <table:table-row table:style-name="ro1" table:number-rows-repeated="1048446">
          <table:table-cell table:number-columns-repeated="16382"/>
        </table:table-row>
        <table:table-row table:style-name="ro1">
          <table:table-cell table:number-columns-repeated="16382"/>
        </table:table-row>
        <table:named-expressions>
          <table:named-range table:name="everything" table:base-cell-address="$sh1.$B$1" table:cell-range-address="$sh1.$F:.$ALO"/>
        </table:named-expressions>
        <calcext:conditional-formats>
          <calcext:conditional-format calcext:target-range-address="sh1.M2:sh1.ALO94 sh1.B23:sh1.D24 sh1.B27:sh1.D28 sh1.B46:sh1.D49 sh1.B51:sh1.D52 sh1.F2:sh1.F120 sh1.I41:sh1.L94 sh1.I95:sh1.ALO99 sh1.I100:sh1.J104 sh1.L100:sh1.ALO104 sh1.I2:sh1.K7 sh1.F122:sh1.F1048576 sh1.I105:sh1.ALO1048576 sh1.I2:sh1.I39 sh1.J8:sh1.J39 sh1.K2:sh1.L39">
            <calcext:condition calcext:apply-style-name="Good" calcext:value="=&quot;ДА&quot;" calcext:base-cell-address="sh1.B2"/>
            <calcext:condition calcext:apply-style-name="Bad" calcext:value="=&quot;НЕТ&quot;" calcext:base-cell-address="sh1.B2"/>
            <calcext:condition calcext:apply-style-name="Footnote" calcext:value="is-error" calcext:base-cell-address="sh1.B2"/>
          </calcext:conditional-format>
        </calcext:conditional-formats>
      </table:table>
      <table:table table:name="sh2" table:style-name="ta1">
        <table:table-column table:style-name="co9" table:number-columns-repeated="2" table:default-cell-style-name="Default"/>
        <table:table-column table:style-name="co10" table:default-cell-style-name="ce863"/>
        <table:table-column table:style-name="co11" table:default-cell-style-name="ce865"/>
        <table:table-column table:style-name="co9" table:default-cell-style-name="ce113"/>
        <table:table-column table:style-name="co12" table:default-cell-style-name="ce401"/>
        <table:table-column table:style-name="co13" table:default-cell-style-name="ce4"/>
        <table:table-column table:style-name="co14" table:default-cell-style-name="ce194"/>
        <table:table-column table:style-name="co15" table:default-cell-style-name="ce194"/>
        <table:table-column table:style-name="co16" table:default-cell-style-name="ce194"/>
        <table:table-column table:style-name="co15" table:default-cell-style-name="ce113"/>
        <table:table-column table:style-name="co7" table:default-cell-style-name="ce942"/>
        <table:table-column table:style-name="co7" table:default-cell-style-name="ce20"/>
        <table:table-column table:style-name="co7" table:default-cell-style-name="ce277"/>
        <table:table-column table:style-name="co7" table:number-columns-repeated="2" table:default-cell-style-name="ce32"/>
        <table:table-column table:style-name="co7" table:default-cell-style-name="ce1035"/>
        <table:table-column table:style-name="co7" table:default-cell-style-name="Default"/>
        <table:table-column table:style-name="co1" table:number-columns-repeated="1014" table:default-cell-style-name="ce113"/>
        <table:table-row table:style-name="ro1">
          <table:table-cell office:value-type="string" calcext:value-type="string">
            <text:p>source_name</text:p>
          </table:table-cell>
          <table:table-cell office:value-type="string" calcext:value-type="string">
            <text:p>source_aux</text:p>
          </table:table-cell>
          <table:table-cell office:value-type="string" calcext:value-type="string">
            <text:p>do_not_print</text:p>
          </table:table-cell>
          <table:table-cell office:value-type="string" calcext:value-type="string">
            <text:p>is_constant</text:p>
          </table:table-cell>
          <table:table-cell table:style-name="ce567"/>
          <table:table-cell table:style-name="ce589"/>
          <table:table-cell table:style-name="ce647" office:value-type="string" calcext:value-type="string">
            <text:p>description</text:p>
          </table:table-cell>
          <table:table-cell table:style-name="ce652" office:value-type="string" calcext:value-type="string">
            <text:p>tex_equation</text:p>
          </table:table-cell>
          <table:table-cell table:style-name="ce652" office:value-type="string" calcext:value-type="string">
            <text:p>unit_texput</text:p>
          </table:table-cell>
          <table:table-cell table:style-name="ce652" office:value-type="string" calcext:value-type="string">
            <text:p>texput</text:p>
          </table:table-cell>
          <table:table-cell table:style-name="Default"/>
          <table:table-cell table:style-name="ce696" office:value-type="string" calcext:value-type="string">
            <text:p>data</text:p>
          </table:table-cell>
          <table:table-cell table:style-name="Default" table:number-columns-repeated="2"/>
          <table:table-cell table:style-name="ce684"/>
          <table:table-cell table:style-name="ce690"/>
          <table:table-cell table:style-name="ce684"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125" office:value-type="string" calcext:value-type="string">
            <text:p>Данные с расчета мех-ма подъема</text:p>
          </table:table-cell>
          <table:table-cell table:number-columns-repeated="1027"/>
        </table:table-row>
        <table:table-row table:style-name="ro1">
          <table:table-cell table:number-columns-repeated="5"/>
          <table:table-cell office:value-type="string" calcext:value-type="string">
            <text:p>Масса подвески, кг</text:p>
          </table:table-cell>
          <table:table-cell office:value-type="string" calcext:value-type="string">
            <text:p>масса крюковой подвески</text:p>
          </table:table-cell>
          <table:table-cell/>
          <table:table-cell table:formula="of:=[$sh1.I4]" office:value-type="string" office:string-value="кг" calcext:value-type="string">
            <text:p>кг</text:p>
          </table:table-cell>
          <table:table-cell table:formula="of:=[$sh1.J4]" office:value-type="string" office:string-value="m_\text{кп}" calcext:value-type="string">
            <text:p>m_\text{кп}</text:p>
          </table:table-cell>
          <table:table-cell office:value-type="string" calcext:value-type="string">
            <text:p>m_kp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formula="of:=1016" office:value-type="float" office:value="1016" calcext:value-type="float">
            <text:p>1016</text:p>
          </table:table-cell>
          <table:table-cell table:number-columns-repeated="1015"/>
        </table:table-row>
        <table:table-row table:style-name="ro1" table:number-rows-repeated="5">
          <table:table-cell table:number-columns-repeated="1032"/>
        </table:table-row>
        <table:table-row table:style-name="ro8">
          <table:table-cell table:number-columns-repeated="4"/>
          <table:table-cell table:style-name="ce125" office:value-type="string" calcext:value-type="string">
            <text:p>Выбор колес</text:p>
          </table:table-cell>
          <table:table-cell table:number-columns-repeated="102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26"/>
          <table:table-cell table:style-name="ce883" office:value-type="string" calcext:value-type="string">
            <text:p>Макс. статическая нагрузка на колесо, Н</text:p>
          </table:table-cell>
          <table:table-cell table:style-name="ce899" office:value-type="string" calcext:value-type="string">
            <text:p>максимальная статическая нагрузка на колесо</text:p>
          </table:table-cell>
          <table:table-cell table:style-name="ce919" office:value-type="string" calcext:value-type="string">
            <text:p>\frac{#1 + #2}{#3} \cdot #4</text:p>
          </table:table-cell>
          <table:table-cell table:style-name="ce919" office:value-type="string" calcext:value-type="string">
            <text:p>Н</text:p>
          </table:table-cell>
          <table:table-cell table:style-name="ce919" office:value-type="string" calcext:value-type="string">
            <text:p>P_\text{к.max}</text:p>
          </table:table-cell>
          <table:table-cell table:style-name="ce126" office:value-type="string" calcext:value-type="string">
            <text:p>P_kol_max</text:p>
          </table:table-cell>
          <table:table-cell table:style-name="ce943" table:formula="of:=ORG.LIBREOFFICE.ROUNDSIG(([.L11]+[.L12])/[.L13]*[.L15]; 3)" office:value-type="float" office:value="150000" calcext:value-type="float">
            <text:p>150 000</text:p>
          </table:table-cell>
          <table:table-cell table:style-name="ce971" table:formula="of:=([.M11]+[.M12])/[.M13]*[.M15]" office:value-type="float" office:value="150384.6513" calcext:value-type="float">
            <text:p>150 385</text:p>
          </table:table-cell>
          <table:table-cell table:style-name="ce989" table:formula="of:=([.N11]+[.N12])/[.N13]*[.N15]" office:value-type="float" office:value="150384.6513" calcext:value-type="float">
            <text:p>150 385</text:p>
          </table:table-cell>
          <table:table-cell table:style-name="ce1010" table:formula="of:=([.O11]+[.O12])/[.O13]*[.O15]" office:value-type="float" office:value="150384.6513" calcext:value-type="float">
            <text:p>150 385</text:p>
          </table:table-cell>
          <table:table-cell table:style-name="ce1010" table:formula="of:=([.P11]+[.P12])/[.P13]*[.P15]" office:value-type="float" office:value="150384.6513" calcext:value-type="float">
            <text:p>150 385</text:p>
          </table:table-cell>
          <table:table-cell table:style-name="ce1036" table:formula="of:=([.Q11]+[.Q12])/[.Q13]*[.Q15]" office:value-type="float" office:value="150384.6513" calcext:value-type="float">
            <text:p>150 385</text:p>
          </table:table-cell>
          <table:table-cell/>
          <table:table-cell table:style-name="ce126" table:number-columns-repeated="1013"/>
          <table:table-cell/>
        </table:table-row>
        <table:table-row table:style-name="ro8">
          <table:table-cell table:style-name="ce113"/>
          <table:table-cell table:number-columns-repeated="3"/>
          <table:table-cell table:style-name="ce130"/>
          <table:table-cell table:style-name="ce120" office:value-type="string" calcext:value-type="string">
            <text:p>Вес груза, Н</text:p>
          </table:table-cell>
          <table:table-cell table:style-name="ce900" office:value-type="string" calcext:value-type="string">
            <text:p>вес груза</text:p>
          </table:table-cell>
          <table:table-cell table:style-name="ce205" office:value-type="string" calcext:value-type="string">
            <text:p>#1 \x (#2 + #3)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_\text{гр}</text:p>
          </table:table-cell>
          <table:table-cell table:style-name="ce130" office:value-type="string" calcext:value-type="string">
            <text:p>G_g</text:p>
          </table:table-cell>
          <table:table-cell table:style-name="ce944" table:formula="of:=ORG.LIBREOFFICE.ROUNDSIG(g*(Q+[.L3]); 3)" office:value-type="float" office:value="402000" calcext:value-type="float">
            <text:p>402 000</text:p>
          </table:table-cell>
          <table:table-cell table:style-name="ce21" table:formula="of:=g*(Q+[.M3])" office:value-type="float" office:value="402366.96" calcext:value-type="float">
            <text:p>402 367</text:p>
          </table:table-cell>
          <table:table-cell table:style-name="ce287" table:formula="of:=g*(Q+[.N3])" office:value-type="float" office:value="402366.96" calcext:value-type="float">
            <text:p>402 367</text:p>
          </table:table-cell>
          <table:table-cell table:style-name="ce33" table:formula="of:=g*(Q+[.O3])" office:value-type="float" office:value="402366.96" calcext:value-type="float">
            <text:p>402 367</text:p>
          </table:table-cell>
          <table:table-cell table:style-name="ce33" table:formula="of:=g*(Q+[.P3])" office:value-type="float" office:value="402366.96" calcext:value-type="float">
            <text:p>402 367</text:p>
          </table:table-cell>
          <table:table-cell table:style-name="ce1037" table:formula="of:=g*(Q+[.Q3])" office:value-type="float" office:value="402366.96" calcext:value-type="float">
            <text:p>402 367</text:p>
          </table:table-cell>
          <table:table-cell/>
          <table:table-cell table:style-name="ce130" table:number-columns-repeated="1013"/>
          <table:table-cell/>
        </table:table-row>
        <table:table-row table:style-name="ro8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2"/>
          <table:table-cell table:style-name="ce130"/>
          <table:table-cell table:style-name="ce120" office:value-type="string" calcext:value-type="string">
            <text:p>Вес тележки, Н</text:p>
          </table:table-cell>
          <table:table-cell table:style-name="ce900" office:value-type="string" calcext:value-type="string">
            <text:p>вес тележки (при ГРР 2М)</text:p>
          </table:table-cell>
          <table:table-cell table:style-name="ce205" office:value-type="string" calcext:value-type="string">
            <text:p>0,3 \x #1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_\text{т}</text:p>
          </table:table-cell>
          <table:table-cell table:style-name="ce130" office:value-type="string" calcext:value-type="string">
            <text:p>G_t</text:p>
          </table:table-cell>
          <table:table-cell table:style-name="ce944" table:formula="of:=ORG.LIBREOFFICE.ROUNDSIG(0.3*[.L11]; 3)" office:value-type="float" office:value="121000" calcext:value-type="float">
            <text:p>121 000</text:p>
          </table:table-cell>
          <table:table-cell table:style-name="ce21" table:formula="of:=0.3*[.M11]" office:value-type="float" office:value="120710.088" calcext:value-type="float">
            <text:p>120 710</text:p>
          </table:table-cell>
          <table:table-cell table:style-name="ce287" table:formula="of:=0.3*[.N11]" office:value-type="float" office:value="120710.088" calcext:value-type="float">
            <text:p>120 710</text:p>
          </table:table-cell>
          <table:table-cell table:style-name="ce33" table:formula="of:=0.3*[.O11]" office:value-type="float" office:value="120710.088" calcext:value-type="float">
            <text:p>120 710</text:p>
          </table:table-cell>
          <table:table-cell table:style-name="ce33" table:formula="of:=0.3*[.P11]" office:value-type="float" office:value="120710.088" calcext:value-type="float">
            <text:p>120 710</text:p>
          </table:table-cell>
          <table:table-cell table:style-name="ce1037" table:formula="of:=0.3*[.Q11]" office:value-type="float" office:value="120710.088" calcext:value-type="float">
            <text:p>120 710</text:p>
          </table:table-cell>
          <table:table-cell/>
          <table:table-cell table:style-name="ce130" table:number-columns-repeated="1013"/>
          <table:table-cell/>
        </table:table-row>
        <table:table-row table:style-name="ro8">
          <table:table-cell table:number-columns-repeated="5"/>
          <table:table-cell office:value-type="string" calcext:value-type="string">
            <text:p>Число колес</text:p>
          </table:table-cell>
          <table:table-cell office:value-type="string" calcext:value-type="string">
            <text:p>число колес</text:p>
          </table:table-cell>
          <table:table-cell table:number-columns-repeated="2"/>
          <table:table-cell office:value-type="string" calcext:value-type="string">
            <text:p>n_\text{к}</text:p>
          </table:table-cell>
          <table:table-cell/>
          <table:table-cell table:number-columns-repeated="6" office:value-type="float" office:value="4" calcext:value-type="float">
            <text:p>4</text:p>
          </table:table-cell>
          <table:table-cell table:number-columns-repeated="1015"/>
        </table:table-row>
        <table:table-row table:style-name="ro8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Число приводных колес</text:p>
          </table:table-cell>
          <table:table-cell office:value-type="string" calcext:value-type="string">
            <text:p>число приводных колес</text:p>
          </table:table-cell>
          <table:table-cell table:number-columns-repeated="2"/>
          <table:table-cell office:value-type="string" calcext:value-type="string">
            <text:p>n_\text{к.пр}</text:p>
          </table:table-cell>
          <table:table-cell/>
          <table:table-cell table:number-columns-repeated="6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3</text:p>
          </table:table-cell>
          <table:table-cell table:number-columns-repeated="3"/>
          <table:table-cell office:value-type="string" calcext:value-type="string">
            <text:p>Коэф. неравномерности развесовки</text:p>
          </table:table-cell>
          <table:table-cell office:value-type="string" calcext:value-type="string">
            <text:p>коэффициент неравномерности распределения нагрузки на колеса</text:p>
          </table:table-cell>
          <table:table-cell table:number-columns-repeated="2"/>
          <table:table-cell table:number-columns-repeated="2" office:value-type="string" calcext:value-type="string">
            <text:p>K_H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table:style-name="ce103" office:value-type="string" calcext:value-type="string">
            <text:p>Выбор колеса</text:p>
          </table:table-cell>
          <table:table-cell table:style-name="ce901"/>
          <table:table-cell table:style-name="ce206" table:number-columns-repeated="3"/>
          <table:table-cell/>
          <table:table-cell table:number-columns-repeated="3" office:value-type="string" calcext:value-type="string">
            <text:p>400х100, Р50</text:p>
          </table:table-cell>
          <table:table-cell table:style-name="ce113" office:value-type="string" calcext:value-type="string">
            <text:p>400х100, Р50</text:p>
          </table:table-cell>
          <table:table-cell table:number-columns-repeated="2" office:value-type="string" calcext:value-type="string">
            <text:p>400х100, Р50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2"/>
          <table:table-cell table:style-name="ce125"/>
          <table:table-cell table:style-name="ce122" office:value-type="string" calcext:value-type="string">
            <text:p>Диаметр колеса, мм</text:p>
          </table:table-cell>
          <table:table-cell table:style-name="ce902" office:value-type="string" calcext:value-type="string">
            <text:p>диаметр колеса</text:p>
          </table:table-cell>
          <table:table-cell table:style-name="ce208"/>
          <table:table-cell table:style-name="ce208" office:value-type="string" calcext:value-type="string">
            <text:p>мм</text:p>
          </table:table-cell>
          <table:table-cell table:style-name="ce208" office:value-type="string" calcext:value-type="string">
            <text:p>D_\text{к}</text:p>
          </table:table-cell>
          <table:table-cell table:style-name="ce125" office:value-type="string" calcext:value-type="string">
            <text:p>D_kol</text:p>
          </table:table-cell>
          <table:table-cell table:style-name="ce945" office:value-type="float" office:value="400" calcext:value-type="float">
            <text:p>400</text:p>
          </table:table-cell>
          <table:table-cell table:style-name="ce22" office:value-type="float" office:value="400" calcext:value-type="float">
            <text:p>400</text:p>
          </table:table-cell>
          <table:table-cell table:style-name="ce288" office:value-type="float" office:value="400" calcext:value-type="float">
            <text:p>400</text:p>
          </table:table-cell>
          <table:table-cell table:number-columns-repeated="2" table:style-name="ce34" office:value-type="float" office:value="400" calcext:value-type="float">
            <text:p>400</text:p>
          </table:table-cell>
          <table:table-cell table:style-name="ce1038" office:value-type="float" office:value="400" calcext:value-type="float">
            <text:p>400</text:p>
          </table:table-cell>
          <table:table-cell/>
          <table:table-cell table:style-name="ce125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4–65, табл. 18</text:p>
          </table:table-cell>
          <table:table-cell table:number-columns-repeated="3"/>
          <table:table-cell office:value-type="string" calcext:value-type="string">
            <text:p>радиус скругления рельса, мм</text:p>
          </table:table-cell>
          <table:table-cell office:value-type="string" calcext:value-type="string">
            <text:p>радиус закругления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rail</text:p>
          </table:table-cell>
          <table:table-cell table:number-columns-repeated="3" office:value-type="float" office:value="500" calcext:value-type="float">
            <text:p>500</text:p>
          </table:table-cell>
          <table:table-cell table:style-name="ce113" office:value-type="float" office:value="500" calcext:value-type="float">
            <text:p>5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Ширина рельса, мм</text:p>
          </table:table-cell>
          <table:table-cell office:value-type="string" calcext:value-type="string">
            <text:p>ширина головки рель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_rail</text:p>
          </table:table-cell>
          <table:table-cell table:number-columns-repeated="6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диаметр шеек вала под подшипники, мм</text:p>
          </table:table-cell>
          <table:table-cell office:value-type="string" calcext:value-type="string">
            <text:p>диаметр шеек вала под подшипники колеса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bearing_kol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formula="of:=18*5" office:value-type="float" office:value="90" calcext:value-type="float">
            <text:p>9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Сопротивление движению груженой тележки</text:p>
          </table:table-cell>
          <table:table-cell table:number-columns-repeated="102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Полное сопротивление, Н</text:p>
          </table:table-cell>
          <table:table-cell table:style-name="ce903" office:value-type="string" calcext:value-type="string">
            <text:p>полное сопротивление передвижению тележки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стат}</text:p>
          </table:table-cell>
          <table:table-cell table:style-name="ce131" office:value-type="string" calcext:value-type="string">
            <text:p>W_sum</text:p>
          </table:table-cell>
          <table:table-cell table:style-name="ce944" table:formula="of:=[.L24]+[.L29]" office:value-type="float" office:value="9381.3125" calcext:value-type="float">
            <text:p>9 381</text:p>
          </table:table-cell>
          <table:table-cell table:style-name="ce26" table:formula="of:=[.M24]+[.M29]" office:value-type="float" office:value="8728.8482385" calcext:value-type="float">
            <text:p>8 728,85</text:p>
          </table:table-cell>
          <table:table-cell table:style-name="ce289" table:formula="of:=[.N24]+[.N29]" office:value-type="float" office:value="8728.8482385" calcext:value-type="float">
            <text:p>8 728,85</text:p>
          </table:table-cell>
          <table:table-cell table:style-name="ce38" table:formula="of:=[.O24]+[.O29]" office:value-type="float" office:value="8728.8482385" calcext:value-type="float">
            <text:p>8 728,85</text:p>
          </table:table-cell>
          <table:table-cell table:style-name="ce38" table:formula="of:=[.P24]+[.P29]" office:value-type="float" office:value="8728.8482385" calcext:value-type="float">
            <text:p>8 728,85</text:p>
          </table:table-cell>
          <table:table-cell table:style-name="ce1039" table:formula="of:=[.Q24]+[.Q29]" office:value-type="float" office:value="8728.8482385" calcext:value-type="float">
            <text:p>8 728,8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трения, Н</text:p>
          </table:table-cell>
          <table:table-cell table:style-name="ce903" office:value-type="string" calcext:value-type="string">
            <text:p>сопротивление сил трения</text:p>
          </table:table-cell>
          <table:table-cell table:style-name="ce213" office:value-type="string" calcext:value-type="string">
            <text:p>(#1 + #2) \cdot #3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тр}</text:p>
          </table:table-cell>
          <table:table-cell table:style-name="ce131" office:value-type="string" calcext:value-type="string">
            <text:p>W_tr</text:p>
          </table:table-cell>
          <table:table-cell table:style-name="ce944" table:formula="of:=([.L11]+[.L12]) * [.L25]" office:value-type="float" office:value="8335.3125" calcext:value-type="float">
            <text:p>8 335</text:p>
          </table:table-cell>
          <table:table-cell table:style-name="ce26" table:formula="of:=([.M11]+[.M12]) / [.M17]*([.M26]*[.M20]+2*[.M27])*[.M28]" office:value-type="float" office:value="7682.6941425" calcext:value-type="float">
            <text:p>7 682,69</text:p>
          </table:table-cell>
          <table:table-cell table:style-name="ce289" table:formula="of:=([.N11]+[.N12]) / [.N17]*([.N26]*[.N20]+2*[.N27])*[.N28]" office:value-type="float" office:value="7682.6941425" calcext:value-type="float">
            <text:p>7 682,69</text:p>
          </table:table-cell>
          <table:table-cell table:style-name="ce38" table:formula="of:=([.O11]+[.O12]) / [.O17]*([.O26]*[.O20]+2*[.O27])*[.O28]" office:value-type="float" office:value="7682.6941425" calcext:value-type="float">
            <text:p>7 682,69</text:p>
          </table:table-cell>
          <table:table-cell table:style-name="ce38" table:formula="of:=([.P11]+[.P12]) / [.P17]*([.P26]*[.P20]+2*[.P27])*[.P28]" office:value-type="float" office:value="7682.6941425" calcext:value-type="float">
            <text:p>7 682,69</text:p>
          </table:table-cell>
          <table:table-cell table:style-name="ce1039" table:formula="of:=([.Q11]+[.Q12]) / [.Q17]*([.Q26]*[.Q20]+2*[.Q27])*[.Q28]" office:value-type="float" office:value="7682.6941425" calcext:value-type="float">
            <text:p>7 682,6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1"/>
          <table:table-cell table:style-name="ce888" office:value-type="string" calcext:value-type="string">
            <text:p>Коэф. сопротивления движению</text:p>
          </table:table-cell>
          <table:table-cell table:style-name="ce904" office:value-type="string" calcext:value-type="string">
            <text:p>коэффициент сопротивления движению</text:p>
          </table:table-cell>
          <table:table-cell table:style-name="ce924" office:value-type="string" calcext:value-type="string">
            <text:p>\frac{#1 \x #2 + 2\x #3 }{#4} \x #5</text:p>
          </table:table-cell>
          <table:table-cell table:style-name="ce924"/>
          <table:table-cell table:style-name="ce924" office:value-type="string" calcext:value-type="string">
            <text:p>w</text:p>
          </table:table-cell>
          <table:table-cell table:style-name="ce871" office:value-type="string" calcext:value-type="string">
            <text:p>w</text:p>
          </table:table-cell>
          <table:table-cell table:style-name="ce946" table:formula="of:=([.L26]*[.L20]+2*[.L27])/[.L17]*[.L28]" office:value-type="float" office:value="0.0159375" calcext:value-type="float">
            <text:p>0,0159</text:p>
          </table:table-cell>
          <table:table-cell table:style-name="ce975" table:formula="of:=([.M26]*[.M20]+2*[.M27])/[.M17]*[.M28]" office:value-type="float" office:value="0.0146875" calcext:value-type="float">
            <text:p>0,01469</text:p>
          </table:table-cell>
          <table:table-cell table:style-name="ce993" table:formula="of:=([.N26]*[.N20]+2*[.N27])/[.N17]*[.N28]" office:value-type="float" office:value="0.0146875" calcext:value-type="float">
            <text:p>0,01469</text:p>
          </table:table-cell>
          <table:table-cell table:style-name="ce871" table:formula="of:=([.O26]*[.O20]+2*[.O27])/[.O17]*[.O28]" office:value-type="float" office:value="0.0146875" calcext:value-type="float">
            <text:p>0,01469</text:p>
          </table:table-cell>
          <table:table-cell table:style-name="ce1027" table:formula="of:=([.P26]*[.P20]+2*[.P27])/[.P17]*[.P28]" office:value-type="float" office:value="0.0146875" calcext:value-type="float">
            <text:p>0,01469</text:p>
          </table:table-cell>
          <table:table-cell table:style-name="ce1040" table:formula="of:=([.Q26]*[.Q20]+2*[.Q27])/[.Q17]*[.Q28]" office:value-type="float" office:value="0.0146875" calcext:value-type="float">
            <text:p>0,01469</text:p>
          </table:table-cell>
          <table:table-cell/>
          <table:table-cell table:style-name="ce87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3"/>
          <table:table-cell office:value-type="string" calcext:value-type="string">
            <text:p>Коэф.трения в подшипниках</text:p>
          </table:table-cell>
          <table:table-cell office:value-type="string" calcext:value-type="string">
            <text:p>коэффициент трения в подшипниках колес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f_tr</text:p>
          </table:table-cell>
          <table:table-cell table:number-columns-repeated="6" office:value-type="float" office:value="0.015" calcext:value-type="float">
            <text:p>0,015</text:p>
          </table:table-cell>
          <table:table-cell table:number-columns-repeated="1015"/>
        </table:table-row>
        <table:table-row table:style-name="ro4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6, табл. 19</text:p>
          </table:table-cell>
          <table:table-cell table:number-columns-repeated="3"/>
          <table:table-cell office:value-type="string" calcext:value-type="string">
            <text:p>Коэф.трения качения по рельсу, мм</text:p>
          </table:table-cell>
          <table:table-cell office:value-type="string" calcext:value-type="string">
            <text:p>коэффициент трения качения колес по рельсу (для колеса \diam 400~мм, движущегося по рельсу с закругленной головкой)</text:p>
          </table:table-cell>
          <table:table-cell/>
          <table:table-cell office:value-type="string" calcext:value-type="string">
            <text:p>мм</text:p>
          </table:table-cell>
          <table:table-cell office:value-type="string" calcext:value-type="string">
            <text:p>\mu</text:p>
          </table:table-cell>
          <table:table-cell office:value-type="string" calcext:value-type="string">
            <text:p>mu_tr</text:p>
          </table:table-cell>
          <table:table-cell office:value-type="float" office:value="0.6" calcext:value-type="float">
            <text:p>0,6</text:p>
          </table:table-cell>
          <table:table-cell table:number-columns-repeated="5" office:value-type="float" office:value="0.5" calcext:value-type="float">
            <text:p>0,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учета трения реборд</text:p>
          </table:table-cell>
          <table:table-cell office:value-type="string" calcext:value-type="string">
            <text:p>коэффициент, учитывающий трение реборд</text:p>
          </table:table-cell>
          <table:table-cell table:number-columns-repeated="2"/>
          <table:table-cell office:value-type="string" calcext:value-type="string">
            <text:p>K_\text{р}</text:p>
          </table:table-cell>
          <table:table-cell office:value-type="string" calcext:value-type="string">
            <text:p>K_p_tr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5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уклона, Н</text:p>
          </table:table-cell>
          <table:table-cell table:style-name="ce903" office:value-type="string" calcext:value-type="string">
            <text:p>сопротивление от уклона пути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у}</text:p>
          </table:table-cell>
          <table:table-cell table:style-name="ce131" office:value-type="string" calcext:value-type="string">
            <text:p>W_u</text:p>
          </table:table-cell>
          <table:table-cell table:style-name="ce944" table:formula="of:=[.L30]*([.L11]+[.L12])" office:value-type="float" office:value="1046" calcext:value-type="float">
            <text:p>1 046</text:p>
          </table:table-cell>
          <table:table-cell table:style-name="ce26" table:formula="of:=[.M30]*([.M11]+[.M12])" office:value-type="float" office:value="1046.154096" calcext:value-type="float">
            <text:p>1 046,15</text:p>
          </table:table-cell>
          <table:table-cell table:style-name="ce289" table:formula="of:=[.N30]*([.N11]+[.N12])" office:value-type="float" office:value="1046.154096" calcext:value-type="float">
            <text:p>1 046,15</text:p>
          </table:table-cell>
          <table:table-cell table:style-name="ce38" table:formula="of:=[.O30]*([.O11]+[.O12])" office:value-type="float" office:value="1046.154096" calcext:value-type="float">
            <text:p>1 046,15</text:p>
          </table:table-cell>
          <table:table-cell table:style-name="ce38" table:formula="of:=[.P30]*([.P11]+[.P12])" office:value-type="float" office:value="1046.154096" calcext:value-type="float">
            <text:p>1 046,15</text:p>
          </table:table-cell>
          <table:table-cell table:style-name="ce1039" table:formula="of:=[.Q30]*([.Q11]+[.Q12])" office:value-type="float" office:value="1046.154096" calcext:value-type="float">
            <text:p>1 046,1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Уклон пути</text:p>
          </table:table-cell>
          <table:table-cell office:value-type="string" calcext:value-type="string">
            <text:p>уклон рельсового пути</text:p>
          </table:table-cell>
          <table:table-cell table:number-columns-repeated="2"/>
          <table:table-cell office:value-type="string" calcext:value-type="string">
            <text:p>\alpha</text:p>
          </table:table-cell>
          <table:table-cell office:value-type="string" calcext:value-type="string">
            <text:p>alpha_u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formula="of:=0.002" office:value-type="float" office:value="0.002" calcext:value-type="float">
            <text:p>0,002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1"/>
          <table:table-cell table:style-name="ce888" office:value-type="string" calcext:value-type="string">
            <text:p>Мин. коэф. сопротивления движению</text:p>
          </table:table-cell>
          <table:table-cell table:style-name="ce904" office:value-type="string" calcext:value-type="string">
            <text:p>минимальный коэффициент сопротивления движению</text:p>
          </table:table-cell>
          <table:table-cell table:style-name="ce924" office:value-type="string" calcext:value-type="string">
            <text:p>\frac{#1 \x #2 + 2\x #3 }{#4}</text:p>
          </table:table-cell>
          <table:table-cell table:style-name="ce924"/>
          <table:table-cell table:style-name="ce924" office:value-type="string" calcext:value-type="string">
            <text:p>w_{min}</text:p>
          </table:table-cell>
          <table:table-cell table:style-name="ce871" office:value-type="string" calcext:value-type="string">
            <text:p>w_min</text:p>
          </table:table-cell>
          <table:table-cell table:style-name="ce947" table:formula="of:=([.L26]*[.L20]+2*[.L27])/[.L17]" office:value-type="float" office:value="0.006375" calcext:value-type="float">
            <text:p>0,00638</text:p>
          </table:table-cell>
          <table:table-cell table:style-name="ce975" table:formula="of:=([.M26]*[.M20]+2*[.M27])/[.M17]" office:value-type="float" office:value="0.005875" calcext:value-type="float">
            <text:p>0,00588</text:p>
          </table:table-cell>
          <table:table-cell table:style-name="ce993" table:formula="of:=([.N26]*[.N20]+2*[.N27])/[.N17]" office:value-type="float" office:value="0.005875" calcext:value-type="float">
            <text:p>0,00588</text:p>
          </table:table-cell>
          <table:table-cell table:style-name="ce871" table:formula="of:=([.O26]*[.O20]+2*[.O27])/[.O17]" office:value-type="float" office:value="0.005875" calcext:value-type="float">
            <text:p>0,00588</text:p>
          </table:table-cell>
          <table:table-cell table:style-name="ce1027" table:formula="of:=([.P26]*[.P20]+2*[.P27])/[.P17]" office:value-type="float" office:value="0.005875" calcext:value-type="float">
            <text:p>0,00588</text:p>
          </table:table-cell>
          <table:table-cell table:style-name="ce1040" table:formula="of:=([.Q26]*[.Q20]+2*[.Q27])/[.Q17]" office:value-type="float" office:value="0.005875" calcext:value-type="float">
            <text:p>0,00588</text:p>
          </table:table-cell>
          <table:table-cell/>
          <table:table-cell table:style-name="ce871" table:number-columns-repeated="1013"/>
          <table:table-cell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Двигатель</text:p>
          </table:table-cell>
          <table:table-cell table:number-columns-repeated="1027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–68</text:p>
          </table:table-cell>
          <table:table-cell table:number-columns-repeated="2"/>
          <table:table-cell table:style-name="ce133"/>
          <table:table-cell table:style-name="ce123" office:value-type="string" calcext:value-type="string">
            <text:p>Расчетная мощность, кВт</text:p>
          </table:table-cell>
          <table:table-cell table:style-name="ce905" office:value-type="string" calcext:value-type="string">
            <text:p>расчетная мощность при ПВ~40~%</text:p>
          </table:table-cell>
          <table:table-cell table:style-name="ce216" office:value-type="string" calcext:value-type="string">
            <text:p>\frac{1}{#1 \x #2} \x \left( \frac{(#3 + #4 / #5) \x #6 \x #7 \x #8}{#9} + #10 \right)</text:p>
          </table:table-cell>
          <table:table-cell table:style-name="ce216" office:value-type="string" calcext:value-type="string">
            <text:p>кВт</text:p>
          </table:table-cell>
          <table:table-cell table:style-name="ce216" office:value-type="string" calcext:value-type="string">
            <text:p>P_\text{р}</text:p>
          </table:table-cell>
          <table:table-cell table:style-name="ce133" office:value-type="string" calcext:value-type="string">
            <text:p>P_dv_tel_r</text:p>
          </table:table-cell>
          <table:table-cell table:style-name="ce292" table:formula="of:=1/([.L36]*[.L37])*((Q+[.L12]/g)*V_t/60*[.L35]*[.L38]/1000/[.L39]+[.L40])" office:value-type="float" office:value="6.90185459300948" calcext:value-type="float">
            <text:p>6,90</text:p>
          </table:table-cell>
          <table:table-cell table:style-name="ce24" table:formula="of:=1/([.M36]*[.M37])*((Q+[.M12]/g)*V_t/60*[.M35]*[.M38]/1000/[.M39]+[.M40])" office:value-type="float" office:value="6.60791047103641" calcext:value-type="float">
            <text:p>6,61</text:p>
          </table:table-cell>
          <table:table-cell table:style-name="ce291" table:formula="of:=1/([.N36]*[.N37])*((Q+[.N12]/g)*V_t/60*[.N35]*[.N38]/1000/[.N39]+[.N40])" office:value-type="float" office:value="6.60791047103641" calcext:value-type="float">
            <text:p>6,61</text:p>
          </table:table-cell>
          <table:table-cell table:style-name="ce36" table:formula="of:=1/([.O36]*[.O37])*((Q+[.O12]/g)*V_t/60*[.O35]*[.O38]/1000/[.O39]+[.O40])" office:value-type="float" office:value="6.60791047103641" calcext:value-type="float">
            <text:p>6,61</text:p>
          </table:table-cell>
          <table:table-cell table:style-name="ce36" table:formula="of:=1/([.P36]*[.P37])*((Q+[.P12]/g)*V_t/60*[.P35]*[.P38]/1000/[.P39]+[.P40])" office:value-type="float" office:value="6.60791047103641" calcext:value-type="float">
            <text:p>6,61</text:p>
          </table:table-cell>
          <table:table-cell table:style-name="ce1041" table:formula="of:=1/([.Q36]*[.Q37])*((Q+[.Q12]/g)*V_t/60*[.Q35]*[.Q38]/1000/[.Q39]+[.Q40])" office:value-type="float" office:value="6.60791047103641" calcext:value-type="float">
            <text:p>6,61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a’</text:p>
          </table:table-cell>
          <table:table-cell office:value-type="string" calcext:value-type="string">
            <text:p>a</text:p>
          </table:table-cell>
          <table:table-cell table:number-columns-repeated="6" office:value-type="float" office:value="1.15" calcext:value-type="float">
            <text:p>1,15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оэф. использования по пусковому моменту</text:p>
          </table:table-cell>
          <table:table-cell office:value-type="string" calcext:value-type="string">
            <text:p>коэффициент использования двигателя по пусковому моменту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6" office:value-type="float" office:value="0.7" calcext:value-type="float">
            <text:p>0,7</text:p>
          </table:table-cell>
          <table:table-cell table:number-columns-repeated="1015"/>
        </table:table-row>
        <table:table-row table:style-name="ro2">
          <table:table-cell table:number-columns-repeated="5"/>
          <table:table-cell office:value-type="string" calcext:value-type="string">
            <text:p>Кратность пускового момента</text:p>
          </table:table-cell>
          <table:table-cell office:value-type="string" calcext:value-type="string">
            <text:p>кратность максимального момента двигателя к номинальному</text:p>
          </table:table-cell>
          <table:table-cell table:number-columns-repeated="2"/>
          <table:table-cell office:value-type="string" calcext:value-type="string">
            <text:p>\gamma_\text{п}</text:p>
          </table:table-cell>
          <table:table-cell office:value-type="string" calcext:value-type="string">
            <text:p>gamma_p</text:p>
          </table:table-cell>
          <table:table-cell table:number-columns-repeated="6" office:value-type="float" office:value="2.5" calcext:value-type="float">
            <text:p>2,5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8, табл. 20</text:p>
          </table:table-cell>
          <table:table-cell table:number-columns-repeated="3"/>
          <table:table-cell office:value-type="string" calcext:value-type="string">
            <text:p>Ускорение тележки</text:p>
          </table:table-cell>
          <table:table-cell office:value-type="string" calcext:value-type="string">
            <text:p>допускаемое ускорение тележки</text:p>
          </table:table-cell>
          <table:table-cell table:style-name="ce652"/>
          <table:table-cell office:value-type="string" calcext:value-type="string">
            <text:p>м/с$^2$</text:p>
          </table:table-cell>
          <table:table-cell office:value-type="string" calcext:value-type="string">
            <text:p>a_\text{т}</text:p>
          </table:table-cell>
          <table:table-cell office:value-type="string" calcext:value-type="string">
            <text:p>a_tel</text:p>
          </table:table-cell>
          <table:table-cell table:number-columns-repeated="6" office:value-type="float" office:value="0.1" calcext:value-type="float">
            <text:p>0,1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81, табл. П.21.1</text:p>
          </table:table-cell>
          <table:table-cell table:number-columns-repeated="3"/>
          <table:table-cell office:value-type="string" calcext:value-type="string">
            <text:p>КПД мех-ма передвижения</text:p>
          </table:table-cell>
          <table:table-cell office:value-type="string" calcext:value-type="string">
            <text:p>КПД механизма передвижения</text:p>
          </table:table-cell>
          <table:table-cell table:number-columns-repeated="2"/>
          <table:table-cell office:value-type="string" calcext:value-type="string">
            <text:p>\eta_\text{мех}</text:p>
          </table:table-cell>
          <table:table-cell office:value-type="string" calcext:value-type="string">
            <text:p>eta_tel</text:p>
          </table:table-cell>
          <table:table-cell table:style-name="ce949" office:value-type="percentage" office:value="0.85" calcext:value-type="percentage">
            <text:p>85%</text:p>
          </table:table-cell>
          <table:table-cell table:number-columns-repeated="5" office:value-type="float" office:value="0.85" calcext:value-type="float">
            <text:p>0,85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щность на преодоление статических нагрузок, кВт</text:p>
          </table:table-cell>
          <table:table-cell table:style-name="ce903" office:value-type="string" calcext:value-type="string">
            <text:p>мощность на преодоление статических нагрузок</text:p>
          </table:table-cell>
          <table:table-cell table:style-name="ce213" office:value-type="string" calcext:value-type="string">
            <text:p>\frac{#1 \x #2}{#3}</text:p>
          </table:table-cell>
          <table:table-cell table:style-name="ce213" office:value-type="string" calcext:value-type="string">
            <text:p>кВт</text:p>
          </table:table-cell>
          <table:table-cell table:style-name="ce213" office:value-type="string" calcext:value-type="string">
            <text:p>P_\text{ст}</text:p>
          </table:table-cell>
          <table:table-cell table:style-name="ce131" office:value-type="string" calcext:value-type="string">
            <text:p>P_dv_tel_st</text:p>
          </table:table-cell>
          <table:table-cell table:style-name="ce950" table:formula="of:=[.L23]*V_t/60/1000 / [.L39]" office:value-type="float" office:value="7.35789215686275" calcext:value-type="float">
            <text:p>7,36</text:p>
          </table:table-cell>
          <table:table-cell table:style-name="ce26" table:formula="of:=[.M23]*V_t/60/1000 / [.M39]" office:value-type="float" office:value="6.84615548117647" calcext:value-type="float">
            <text:p>6,85</text:p>
          </table:table-cell>
          <table:table-cell table:style-name="ce289" table:formula="of:=[.N23]*V_t/60/1000 / [.N39]" office:value-type="float" office:value="6.84615548117647" calcext:value-type="float">
            <text:p>6,85</text:p>
          </table:table-cell>
          <table:table-cell table:style-name="ce38" table:formula="of:=[.O23]*V_t/60/1000 / [.O39]" office:value-type="float" office:value="6.84615548117647" calcext:value-type="float">
            <text:p>6,85</text:p>
          </table:table-cell>
          <table:table-cell table:style-name="ce38" table:formula="of:=[.P23]*V_t/60/1000 / [.P39]" office:value-type="float" office:value="6.84615548117647" calcext:value-type="float">
            <text:p>6,85</text:p>
          </table:table-cell>
          <table:table-cell table:style-name="ce1039" table:formula="of:=[.Q23]*V_t/60/1000 / [.Q39]" office:value-type="float" office:value="6.84615548117647" calcext:value-type="float">
            <text:p>6,8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[мое] Статический момент, Нм</text:p>
          </table:table-cell>
          <table:table-cell table:style-name="ce903" office:value-type="string" calcext:value-type="string">
            <text:p>момент от статических нагрузок</text:p>
          </table:table-cell>
          <table:table-cell table:style-name="ce213"/>
          <table:table-cell table:style-name="ce213" office:value-type="string" calcext:value-type="string">
            <text:p>Н$\cdot$м</text:p>
          </table:table-cell>
          <table:table-cell table:style-name="ce213" office:value-type="string" calcext:value-type="string">
            <text:p>T_\text{ст}</text:p>
          </table:table-cell>
          <table:table-cell table:style-name="ce131"/>
          <table:table-cell table:style-name="ce275" table:formula="of:=[.L40]*1000/(PI()*2*[.L44]/60)" office:value-type="float" office:value="74.7475472873485" calcext:value-type="float">
            <text:p>74,75</text:p>
          </table:table-cell>
          <table:table-cell table:style-name="ce26" table:formula="of:=[.M40]*1000/(PI()*2*[.M44]/60)" office:value-type="float" office:value="69.5489033620154" calcext:value-type="float">
            <text:p>69,55</text:p>
          </table:table-cell>
          <table:table-cell table:style-name="ce26" table:formula="of:=[.N40]*1000/(PI()*2*[.N44]/60)" office:value-type="float" office:value="69.5489033620154" calcext:value-type="float">
            <text:p>69,55</text:p>
          </table:table-cell>
          <table:table-cell table:style-name="ce26" table:formula="of:=[.O40]*1000/(PI()*2*[.O44]/60)" office:value-type="float" office:value="69.5489033620154" calcext:value-type="float">
            <text:p>69,55</text:p>
          </table:table-cell>
          <table:table-cell table:style-name="ce26" table:formula="of:=[.P40]*1000/(PI()*2*[.P44]/60)" office:value-type="float" office:value="93.3942416575636" calcext:value-type="float">
            <text:p>93,39</text:p>
          </table:table-cell>
          <table:table-cell table:style-name="ce26" table:formula="of:=[.Q40]*1000/(PI()*2*[.Q44]/60)" office:value-type="float" office:value="93.3942416575636" calcext:value-type="float">
            <text:p>93,3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style-name="ce103" office:value-type="string" calcext:value-type="string">
            <text:p>Выбор двигателя</text:p>
          </table:table-cell>
          <table:table-cell table:style-name="ce901"/>
          <table:table-cell table:style-name="ce206" table:number-columns-repeated="3"/>
          <table:table-cell/>
          <table:table-cell table:style-name="ce261" office:value-type="string" calcext:value-type="string">
            <text:p>MTF 211 B6</text:p>
          </table:table-cell>
          <table:table-cell table:number-columns-repeated="2" office:value-type="string" calcext:value-type="string">
            <text:p>MTF 211 B6</text:p>
          </table:table-cell>
          <table:table-cell table:style-name="ce113" office:value-type="string" calcext:value-type="string">
            <text:p>MTF 211 B6</text:p>
          </table:table-cell>
          <table:table-cell table:number-columns-repeated="2" office:value-type="string" calcext:value-type="string">
            <text:p>MTH 311-8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2"/>
          <table:table-cell table:style-name="ce125"/>
          <table:table-cell table:style-name="ce122" office:value-type="string" calcext:value-type="string">
            <text:p>Мощность при ПВ 40%, кВт</text:p>
          </table:table-cell>
          <table:table-cell table:style-name="ce902" office:value-type="string" calcext:value-type="string">
            <text:p>мощность двигателя при ПВ~40~%</text:p>
          </table:table-cell>
          <table:table-cell table:style-name="ce208"/>
          <table:table-cell table:style-name="ce208" office:value-type="string" calcext:value-type="string">
            <text:p>кВт</text:p>
          </table:table-cell>
          <table:table-cell table:style-name="ce208" office:value-type="string" calcext:value-type="string">
            <text:p>P</text:p>
          </table:table-cell>
          <table:table-cell table:style-name="ce125" office:value-type="string" calcext:value-type="string">
            <text:p>P_dv_tel</text:p>
          </table:table-cell>
          <table:table-cell table:style-name="ce272" office:value-type="float" office:value="7.5" calcext:value-type="float">
            <text:p>7,5</text:p>
          </table:table-cell>
          <table:table-cell table:style-name="ce22" office:value-type="float" office:value="7.5" calcext:value-type="float">
            <text:p>7,5</text:p>
          </table:table-cell>
          <table:table-cell table:style-name="ce288" office:value-type="float" office:value="7.5" calcext:value-type="float">
            <text:p>7,5</text:p>
          </table:table-cell>
          <table:table-cell table:style-name="ce125" office:value-type="float" office:value="7.5" calcext:value-type="float">
            <text:p>7,5</text:p>
          </table:table-cell>
          <table:table-cell table:style-name="ce34" office:value-type="float" office:value="7.5" calcext:value-type="float">
            <text:p>7,5</text:p>
          </table:table-cell>
          <table:table-cell table:style-name="ce1038" office:value-type="float" office:value="7.5" calcext:value-type="float">
            <text:p>7,5</text:p>
          </table:table-cell>
          <table:table-cell/>
          <table:table-cell table:style-name="ce125" table:number-columns-repeated="1013"/>
          <table:table-cell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частота вращения, об/мин</text:p>
          </table:table-cell>
          <table:table-cell office:value-type="string" calcext:value-type="string">
            <text:p>частота вращения вала двигателя</text:p>
          </table:table-cell>
          <table:table-cell/>
          <table:table-cell office:value-type="string" calcext:value-type="string">
            <text:p>об/мин</text:p>
          </table:table-cell>
          <table:table-cell office:value-type="string" calcext:value-type="string">
            <text:p>n_\text{дв}</text:p>
          </table:table-cell>
          <table:table-cell office:value-type="string" calcext:value-type="string">
            <text:p>n_dv_tel</text:p>
          </table:table-cell>
          <table:table-cell table:style-name="ce261" office:value-type="float" office:value="940" calcext:value-type="float">
            <text:p>940</text:p>
          </table:table-cell>
          <table:table-cell table:number-columns-repeated="2" office:value-type="float" office:value="940" calcext:value-type="float">
            <text:p>940</text:p>
          </table:table-cell>
          <table:table-cell table:style-name="ce113" office:value-type="float" office:value="940" calcext:value-type="float">
            <text:p>940</text:p>
          </table:table-cell>
          <table:table-cell table:number-columns-repeated="2" office:value-type="float" office:value="700" calcext:value-type="float">
            <text:p>700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омент инерции ротора, кг*м2</text:p>
          </table:table-cell>
          <table:table-cell office:value-type="string" calcext:value-type="string">
            <text:p>момент инерции ротора</text:p>
          </table:table-cell>
          <table:table-cell/>
          <table:table-cell office:value-type="string" calcext:value-type="string">
            <text:p>кг$\cdot$м$^2$</text:p>
          </table:table-cell>
          <table:table-cell office:value-type="string" calcext:value-type="string">
            <text:p>J_\text{дв}</text:p>
          </table:table-cell>
          <table:table-cell office:value-type="string" calcext:value-type="string">
            <text:p>J1_dv_tel</text:p>
          </table:table-cell>
          <table:table-cell table:style-name="ce261" office:value-type="float" office:value="0.082" calcext:value-type="float">
            <text:p>0,082</text:p>
          </table:table-cell>
          <table:table-cell table:number-columns-repeated="2" office:value-type="float" office:value="0.082" calcext:value-type="float">
            <text:p>0,082</text:p>
          </table:table-cell>
          <table:table-cell table:style-name="ce113" office:value-type="float" office:value="0.082" calcext:value-type="float">
            <text:p>0,082</text:p>
          </table:table-cell>
          <table:table-cell table:number-columns-repeated="2" office:value-type="float" office:value="0.302" calcext:value-type="float">
            <text:p>0,302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Макс. момент двигателя, Нм</text:p>
          </table:table-cell>
          <table:table-cell office:value-type="string" calcext:value-type="string">
            <text:p>максим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max}</text:p>
          </table:table-cell>
          <table:table-cell office:value-type="string" calcext:value-type="string">
            <text:p>T_dv_tel_max</text:p>
          </table:table-cell>
          <table:table-cell table:style-name="ce261" office:value-type="float" office:value="236" calcext:value-type="float">
            <text:p>236</text:p>
          </table:table-cell>
          <table:table-cell table:number-columns-repeated="2" office:value-type="float" office:value="236" calcext:value-type="float">
            <text:p>236</text:p>
          </table:table-cell>
          <table:table-cell table:style-name="ce113" office:value-type="float" office:value="236" calcext:value-type="float">
            <text:p>236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щности</text:p>
          </table:table-cell>
          <table:table-cell table:number-columns-repeated="5"/>
          <table:table-cell table:formula="of:=IF([.L43]&gt;=[.L34];&quot;ДА&quot;;&quot;НЕТ&quot;)" office:value-type="string" office:string-value="ДА" calcext:value-type="string">
            <text:p>ДА</text:p>
          </table:table-cell>
          <table:table-cell table:formula="of:=IF([.M43]&gt;=[.M34];&quot;ДА&quot;;&quot;НЕТ&quot;)" office:value-type="string" office:string-value="ДА" calcext:value-type="string">
            <text:p>ДА</text:p>
          </table:table-cell>
          <table:table-cell table:formula="of:=IF([.N43]&gt;=[.N34];&quot;ДА&quot;;&quot;НЕТ&quot;)" office:value-type="string" office:string-value="ДА" calcext:value-type="string">
            <text:p>ДА</text:p>
          </table:table-cell>
          <table:table-cell table:formula="of:=IF([.O43]&gt;=[.O34];&quot;ДА&quot;;&quot;НЕТ&quot;)" office:value-type="string" office:string-value="ДА" calcext:value-type="string">
            <text:p>ДА</text:p>
          </table:table-cell>
          <table:table-cell table:formula="of:=IF([.P43]&gt;=[.P34];&quot;ДА&quot;;&quot;НЕТ&quot;)" office:value-type="string" office:string-value="ДА" calcext:value-type="string">
            <text:p>ДА</text:p>
          </table:table-cell>
          <table:table-cell table:formula="of:=IF([.Q43]&gt;=[.Q34];&quot;ДА&quot;;&quot;НЕТ&quot;)" office:value-type="string" office:string-value="ДА" calcext:value-type="string">
            <text:p>ДА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[мое] Номинальный момент двигателя, Нм</text:p>
          </table:table-cell>
          <table:table-cell office:value-type="string" calcext:value-type="string">
            <text:p>номинальный момент двигателя</text:p>
          </table:table-cell>
          <table:table-cell/>
          <table:table-cell table:formula="of:=[.I41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275" table:formula="of:=[.L43]*1000/(PI()*2*[.L44]/60)" office:value-type="float" office:value="76.1911961610137" calcext:value-type="float">
            <text:p>76,19</text:p>
          </table:table-cell>
          <table:table-cell table:style-name="ce26" table:formula="of:=[.M43]*1000/(PI()*2*[.M44]/60)" office:value-type="float" office:value="76.1911961610137" calcext:value-type="float">
            <text:p>76,19</text:p>
          </table:table-cell>
          <table:table-cell table:style-name="ce26" table:formula="of:=[.N43]*1000/(PI()*2*[.N44]/60)" office:value-type="float" office:value="76.1911961610137" calcext:value-type="float">
            <text:p>76,19</text:p>
          </table:table-cell>
          <table:table-cell table:style-name="ce26" table:formula="of:=[.O43]*1000/(PI()*2*[.O44]/60)" office:value-type="float" office:value="76.1911961610137" calcext:value-type="float">
            <text:p>76,19</text:p>
          </table:table-cell>
          <table:table-cell table:style-name="ce26" table:formula="of:=[.P43]*1000/(PI()*2*[.P44]/60)" office:value-type="float" office:value="102.313891987647" calcext:value-type="float">
            <text:p>102,31</text:p>
          </table:table-cell>
          <table:table-cell table:style-name="ce26" table:formula="of:=[.Q43]*1000/(PI()*2*[.Q44]/60)" office:value-type="float" office:value="102.313891987647" calcext:value-type="float">
            <text:p>102,31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Передача</text:p>
          </table:table-cell>
          <table:table-cell table:number-columns-repeated="1027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6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Требуемое передаточное число</text:p>
          </table:table-cell>
          <table:table-cell table:style-name="ce903" office:value-type="string" calcext:value-type="string">
            <text:p>расчетное передаточное число редуктора</text:p>
          </table:table-cell>
          <table:table-cell table:style-name="ce213" office:value-type="string" calcext:value-type="string">
            <text:p>\frac{\pi \x #1 \x #2}{#3}</text:p>
          </table:table-cell>
          <table:table-cell table:style-name="ce213"/>
          <table:table-cell table:style-name="ce213" office:value-type="string" calcext:value-type="string">
            <text:p>U_\text{р}</text:p>
          </table:table-cell>
          <table:table-cell table:style-name="ce131" office:value-type="string" calcext:value-type="string">
            <text:p>U_red_tel_r</text:p>
          </table:table-cell>
          <table:table-cell table:style-name="ce950" table:formula="of:=[.L44]/60*PI()*[.L17]/1000 / (V_t/60)" office:value-type="float" office:value="29.5309709437441" calcext:value-type="float">
            <text:p>29,53</text:p>
          </table:table-cell>
          <table:table-cell table:style-name="ce26" table:formula="of:=[.M44]/60*PI()*[.M17]/1000 / (V_t/60)" office:value-type="float" office:value="29.5309709437441" calcext:value-type="float">
            <text:p>29,53</text:p>
          </table:table-cell>
          <table:table-cell table:style-name="ce289" table:formula="of:=[.N44]/60*PI()*[.N17]/1000 / (V_t/60)" office:value-type="float" office:value="29.5309709437441" calcext:value-type="float">
            <text:p>29,53</text:p>
          </table:table-cell>
          <table:table-cell table:style-name="ce38" table:formula="of:=[.O44]/60*PI()*[.O17]/1000 / (V_t/60)" office:value-type="float" office:value="29.5309709437441" calcext:value-type="float">
            <text:p>29,53</text:p>
          </table:table-cell>
          <table:table-cell table:style-name="ce38" table:formula="of:=[.P44]/60*PI()*[.P17]/1000 / (V_t/60)" office:value-type="float" office:value="21.9911485751286" calcext:value-type="float">
            <text:p>21,99</text:p>
          </table:table-cell>
          <table:table-cell table:style-name="ce1039" table:formula="of:=[.Q44]/60*PI()*[.Q17]/1000 / (V_t/60)" office:value-type="float" office:value="21.9911485751286" calcext:value-type="float">
            <text:p>21,99</text:p>
          </table:table-cell>
          <table:table-cell/>
          <table:table-cell table:style-name="ce131" table:number-columns-repeated="1013"/>
          <table:table-cell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эквивалентный крутящий момент на тихоходном валу</text:p>
          </table:table-cell>
          <table:table-cell table:style-name="Default" office:value-type="string" calcext:value-type="string">
            <text:p>#1 \cdot \sqrt[3]{\frac{#2 \x #3}{#4}}</text:p>
          </table:table-cell>
          <table:table-cell table:style-name="Default" table:formula="of:=[.I48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E</text:p>
          </table:table-cell>
          <table:table-cell table:style-name="ce131" office:value-type="string" calcext:value-type="string">
            <text:p>T_E</text:p>
          </table:table-cell>
          <table:table-cell table:style-name="ce262" table:formula="of:=[.L53]*([.L54]*[.L55]/[.L56])^(1/3)" office:value-type="float" office:value="702.943739377681" calcext:value-type="float">
            <text:p>703</text:p>
          </table:table-cell>
          <table:table-cell table:style-name="ce26"/>
          <table:table-cell table:style-name="ce289"/>
          <table:table-cell table:style-name="ce38" table:formula="of:=[.O54]*([.O57]*[.O58]/[.O59])^(1/3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максимальный крутящий момент на тихоходном валу</text:p>
          </table:table-cell>
          <table:table-cell table:style-name="Default" office:value-type="string" calcext:value-type="string">
            <text:p>\frac{(#1+#2)\x(#3 + #4) \x #5}{2 \x #6}</text:p>
          </table:table-cell>
          <table:table-cell table:style-name="Default" table:formula="of:=[.I52]" office:value-type="string" office:string-value="Н$\cdot$м" calcext:value-type="string">
            <text:p>Н$\cdot$м</text:p>
          </table:table-cell>
          <table:table-cell table:style-name="Default" office:value-type="string" calcext:value-type="string">
            <text:p>T_{max}</text:p>
          </table:table-cell>
          <table:table-cell table:style-name="ce131"/>
          <table:table-cell table:style-name="ce955" table:formula="of:=([.L23] + [.L12]/g*[.L38])*[.L17]/1000/2/[.L39]" office:value-type="float" office:value="2497.58771061942" calcext:value-type="float">
            <text:p>2 498</text:p>
          </table:table-cell>
          <table:table-cell table:style-name="ce977"/>
          <table:table-cell table:style-name="ce995"/>
          <table:table-cell table:style-name="ce1015" table:formula="of:=(Q+#REF!)*(g+[.O54])*[.O10]/1000 / 2 / #REF! / #REF! / [.O54]" office:value-type="string" office:string-value="" calcext:value-type="error">
            <text:p>#ССЫЛ!</text:p>
          </table:table-cell>
          <table:table-cell table:style-name="ce863" office:value-type="string" calcext:value-type="string">
            <text:p>1Ц3Увк-200</text:p>
          </table:table-cell>
          <table:table-cell table:style-name="ce1042" office:value-type="string" calcext:value-type="string">
            <text:p>ВК-475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коэффициент интенсивности режима нагружения (для класса B1)</text:p>
          </table:table-cell>
          <table:table-cell table:style-name="Default" table:number-columns-repeated="2"/>
          <table:table-cell table:style-name="Default" office:value-type="string" calcext:value-type="string">
            <text:p>\mu_3</text:p>
          </table:table-cell>
          <table:table-cell table:style-name="ce131"/>
          <table:table-cell table:style-name="ce956" office:value-type="float" office:value="0.063" calcext:value-type="float">
            <text:p>0,063</text:p>
          </table:table-cell>
          <table:table-cell table:style-name="ce977"/>
          <table:table-cell table:style-name="ce995"/>
          <table:table-cell table:style-name="ce1015" office:value-type="float" office:value="0.063" calcext:value-type="float">
            <text:p>0,06</text:p>
          </table:table-cell>
          <table:table-cell table:style-name="ce40" table:formula="of:=([.P51]-[.P53])/[.P51]" office:value-type="string" office:string-value="" calcext:value-type="error">
            <text:p>#ЗНАЧ!</text:p>
          </table:table-cell>
          <table:table-cell table:style-name="ce1043" table:formula="of:=([.Q51]-[.Q53])/[.Q51]" office:value-type="string" office:string-value="" calcext:value-type="error">
            <text:p>#ЗНАЧ!</text:p>
          </table:table-cell>
          <table:table-cell/>
          <table:table-cell table:style-name="ce134" table:number-columns-repeated="1013"/>
          <table:table-cell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число циклов перемены напряжений за весь срок службы редуктора</text:p>
          </table:table-cell>
          <table:table-cell table:style-name="Default" office:value-type="string" calcext:value-type="string">
            <text:p>#1 \x #2 \x #3 \x #4</text:p>
          </table:table-cell>
          <table:table-cell table:style-name="Default"/>
          <table:table-cell table:style-name="Default" office:value-type="string" calcext:value-type="string">
            <text:p>\Sigma N</text:p>
          </table:table-cell>
          <table:table-cell table:style-name="ce131"/>
          <table:table-cell table:style-name="ce955" table:formula="of:=ORG.LIBREOFFICE.ROUNDSIG([.L57]*[.L58]*[.L59]*[.L60]; 4)" office:value-type="float" office:value="6016000" calcext:value-type="float">
            <text:p>6 016 000</text:p>
          </table:table-cell>
          <table:table-cell table:style-name="ce977"/>
          <table:table-cell table:style-name="ce995"/>
          <table:table-cell table:style-name="ce1015" table:formula="of:=ORG.LIBREOFFICE.ROUNDSIG([.O57]*[.O58]*[.O59]*[.O60]; 4)" office:value-type="string" office:string-value="" calcext:value-type="error">
            <text:p>#ССЫЛ!</text:p>
          </table:table-cell>
          <table:table-cell table:number-columns-repeated="1017"/>
        </table:table-row>
        <table:table-row table:style-name="ro4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6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базовое число циклов перемены напряжений в зависимости от твердости рабочей поверхности зубьев (при твердости до 250 HB)</text:p>
          </table:table-cell>
          <table:table-cell table:style-name="Default" table:number-columns-repeated="2"/>
          <table:table-cell table:style-name="Default" office:value-type="string" calcext:value-type="string">
            <text:p>N_{H0}</text:p>
          </table:table-cell>
          <table:table-cell table:style-name="ce131"/>
          <table:table-cell table:style-name="ce955" table:formula="of:=17*10^6" office:value-type="float" office:value="17000000" calcext:value-type="float">
            <text:p>17 000 000</text:p>
          </table:table-cell>
          <table:table-cell table:style-name="ce977"/>
          <table:table-cell table:style-name="ce995"/>
          <table:table-cell table:style-name="ce1015" table:formula="of:=17*10^6" office:value-type="float" office:value="17000000" calcext:value-type="float">
            <text:p>17 000 000,00</text:p>
          </table:table-cell>
          <table:table-cell table:formula="of:=IF(ABS([.P54])&lt;=0.15;&quot;ДА&quot;;&quot;НЕТ&quot;)" office:value-type="string" office:string-value="" calcext:value-type="error">
            <text:p>#ЗНАЧ!</text:p>
          </table:table-cell>
          <table:table-cell table:formula="of:=IF(ABS([.Q54])&lt;=0.15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3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коэффициент для передач с односторонней нагрузкой (для механизмов передвижения)</text:p>
          </table:table-cell>
          <table:table-cell table:style-name="Default" table:number-columns-repeated="2"/>
          <table:table-cell table:style-name="Default" office:value-type="string" calcext:value-type="string">
            <text:p>K_1</text:p>
          </table:table-cell>
          <table:table-cell table:style-name="ce131"/>
          <table:table-cell table:style-name="ce957" office:value-type="float" office:value="1800" calcext:value-type="float">
            <text:p>1800</text:p>
          </table:table-cell>
          <table:table-cell table:style-name="ce977"/>
          <table:table-cell table:style-name="ce995"/>
          <table:table-cell table:style-name="ce1015" office:value-type="float" office:value="3600" calcext:value-type="float">
            <text:p>3 600,00</text:p>
          </table:table-cell>
          <table:table-cell table:number-columns-repeated="1017"/>
        </table:table-row>
        <table:table-row table:style-name="ro2">
          <table:table-cell table:style-name="ce113"/>
          <table:table-cell table:number-columns-repeated="3"/>
          <table:table-cell table:style-name="Default"/>
          <table:table-cell table:style-name="ce589"/>
          <table:table-cell table:style-name="ce647" office:value-type="string" calcext:value-type="string">
            <text:p>частота вращения тихоходного вала редуктора</text:p>
          </table:table-cell>
          <table:table-cell table:style-name="Default" office:value-type="string" calcext:value-type="string">
            <text:p>\frac{#1}{\pi \x #2}</text:p>
          </table:table-cell>
          <table:table-cell table:style-name="Default" office:value-type="string" calcext:value-type="string">
            <text:p>об/с</text:p>
          </table:table-cell>
          <table:table-cell table:style-name="Default" office:value-type="string" calcext:value-type="string">
            <text:p>n</text:p>
          </table:table-cell>
          <table:table-cell table:style-name="ce131"/>
          <table:table-cell table:style-name="ce956" table:formula="of:=V_t/60/([.L17]/1000/2)/2/PI()" office:value-type="float" office:value="0.530516476972984" calcext:value-type="float">
            <text:p>0,531</text:p>
          </table:table-cell>
          <table:table-cell table:style-name="ce977"/>
          <table:table-cell table:style-name="ce995"/>
          <table:table-cell table:style-name="ce1015" table:formula="of:=V_p/60 * #REF!/PI()/[.O10]*1000" office:value-type="string" office:string-value="" calcext:value-type="error">
            <text:p>#ССЫЛ!</text:p>
          </table:table-cell>
          <table:table-cell table:formula="of:=IF([.P53]=[.P17]; &quot;ДА&quot;; &quot;НЕТ&quot;)" office:value-type="string" office:string-value="НЕТ" calcext:value-type="string">
            <text:p>НЕТ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5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число зубчатых колес, сцепляющихся с тихоходным колесом редуктора</text:p>
          </table:table-cell>
          <table:table-cell table:style-name="Default" table:number-columns-repeated="2"/>
          <table:table-cell table:style-name="Default" office:value-type="string" calcext:value-type="string">
            <text:p>n_w</text:p>
          </table:table-cell>
          <table:table-cell table:style-name="ce131"/>
          <table:table-cell table:style-name="ce957" office:value-type="float" office:value="1" calcext:value-type="float">
            <text:p>1</text:p>
          </table:table-cell>
          <table:table-cell table:style-name="ce977"/>
          <table:table-cell table:style-name="ce995"/>
          <table:table-cell table:style-name="ce1015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9, табл. 5</text:p>
          </table:table-cell>
          <table:table-cell table:number-columns-repeated="2"/>
          <table:table-cell table:style-name="Default"/>
          <table:table-cell table:style-name="ce589"/>
          <table:table-cell table:style-name="ce647" office:value-type="string" calcext:value-type="string">
            <text:p>норма времени работы редуктора (для ГРР А3)</text:p>
          </table:table-cell>
          <table:table-cell table:style-name="Default"/>
          <table:table-cell table:style-name="Default" office:value-type="string" calcext:value-type="string">
            <text:p>ч</text:p>
          </table:table-cell>
          <table:table-cell table:style-name="Default" office:value-type="string" calcext:value-type="string">
            <text:p>\Sigma t_i</text:p>
          </table:table-cell>
          <table:table-cell table:style-name="ce131"/>
          <table:table-cell table:style-name="ce957" office:value-type="float" office:value="6300" calcext:value-type="float">
            <text:p>6300</text:p>
          </table:table-cell>
          <table:table-cell table:style-name="ce977"/>
          <table:table-cell table:style-name="ce995"/>
          <table:table-cell table:style-name="ce1015" office:value-type="float" office:value="6300" calcext:value-type="float">
            <text:p>6 300,00</text:p>
          </table:table-cell>
          <table:table-cell table:style-name="ce38" table:formula="of:=[.P44]*2*PI()/[.P53]*[.P17]/1000/2" office:value-type="string" office:string-value="" calcext:value-type="error">
            <text:p>#ЗНАЧ!</text:p>
          </table:table-cell>
          <table:table-cell table:style-name="ce1039" table:formula="of:=[.Q44]*2*PI()/[.Q53]*[.Q17]/1000/2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1"/>
          <table:table-cell table:style-name="ce958"/>
          <table:table-cell table:style-name="ce978"/>
          <table:table-cell table:style-name="ce566"/>
          <table:table-cell table:style-name="ce863"/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table:style-name="ce103" office:value-type="string" calcext:value-type="string">
            <text:p>Выбор редуктора</text:p>
          </table:table-cell>
          <table:table-cell table:style-name="ce901"/>
          <table:table-cell table:style-name="ce206" table:number-columns-repeated="3"/>
          <table:table-cell/>
          <table:table-cell table:style-name="ce958" office:value-type="string" calcext:value-type="string">
            <text:p>ВК-475</text:p>
          </table:table-cell>
          <table:table-cell table:style-name="ce978" office:value-type="string" calcext:value-type="string">
            <text:p>1Ц3Увк-200</text:p>
          </table:table-cell>
          <table:table-cell table:style-name="ce566" office:value-type="string" calcext:value-type="string">
            <text:p>1Ц3Увк-200</text:p>
          </table:table-cell>
          <table:table-cell table:style-name="ce863" office:value-type="string" calcext:value-type="string">
            <text:p>ВК-475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TODO</text:p>
          </table:table-cell>
          <table:table-cell table:number-columns-repeated="3"/>
          <table:table-cell office:value-type="string" calcext:value-type="string">
            <text:p>Передаточное число</text:p>
          </table:table-cell>
          <table:table-cell office:value-type="string" calcext:value-type="string">
            <text:p>передаточное число</text:p>
          </table:table-cell>
          <table:table-cell table:number-columns-repeated="2"/>
          <table:table-cell office:value-type="string" calcext:value-type="string">
            <text:p>U</text:p>
          </table:table-cell>
          <table:table-cell office:value-type="string" calcext:value-type="string">
            <text:p>U_red_tel</text:p>
          </table:table-cell>
          <table:table-cell office:value-type="float" office:value="28" calcext:value-type="float">
            <text:p>28</text:p>
          </table:table-cell>
          <table:table-cell office:value-type="float" office:value="31.5" calcext:value-type="float">
            <text:p>31,5</text:p>
          </table:table-cell>
          <table:table-cell table:style-name="ce231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35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Конец вала для диаметра колеса, мм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-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34"/>
          <table:table-cell table:style-name="ce127" office:value-type="string" calcext:value-type="string">
            <text:p>Отклонение по передаточному</text:p>
          </table:table-cell>
          <table:table-cell table:style-name="ce906" office:value-type="string" calcext:value-type="string">
            <text:p>отклонение передаточного числа</text:p>
          </table:table-cell>
          <table:table-cell table:style-name="ce217" office:value-type="string" calcext:value-type="string">
            <text:p>\frac{#1 - #2}{#1}</text:p>
          </table:table-cell>
          <table:table-cell table:style-name="ce217"/>
          <table:table-cell table:style-name="ce217" office:value-type="string" calcext:value-type="string">
            <text:p>\Delta_U</text:p>
          </table:table-cell>
          <table:table-cell table:style-name="ce134"/>
          <table:table-cell table:style-name="ce959" table:formula="of:=([.L51]-[.L63])/[.L51]" office:value-type="percentage" office:value="0.051842892218496" calcext:value-type="percentage">
            <text:p>5,18%</text:p>
          </table:table-cell>
          <table:table-cell table:style-name="ce28" table:formula="of:=([.M51]-[.M63])/[.M51]" office:value-type="percentage" office:value="-0.0666767462541921" calcext:value-type="percentage">
            <text:p>-6,67%</text:p>
          </table:table-cell>
          <table:table-cell table:style-name="ce294" table:formula="of:=([.N51]-[.N63])/[.N51]" office:value-type="percentage" office:value="0.153431153766514" calcext:value-type="percentage">
            <text:p>15,34%</text:p>
          </table:table-cell>
          <table:table-cell table:style-name="ce40" table:formula="of:=([.O51]-[.O63])/[.O51]" office:value-type="percentage" office:value="0.051842892218496" calcext:value-type="percentage">
            <text:p>5,18%</text:p>
          </table:table-cell>
          <table:table-cell table:style-name="ce38" table:formula="of:=[.P67]*[.P68]*[.P69]*[.P70]" office:value-type="string" office:string-value="" calcext:value-type="error">
            <text:p>#ЗНАЧ!</text:p>
          </table:table-cell>
          <table:table-cell table:style-name="ce1039" table:formula="of:=[.Q67]*[.Q68]*[.Q69]*[.Q70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5"/>
          <table:table-cell table:style-name="ce38" table:formula="of:=[.P23]*[.P17]/1000/2/[.P53]/[.P39]" office:value-type="string" office:string-value="" calcext:value-type="error">
            <text:p>#ЗНАЧ!</text:p>
          </table:table-cell>
          <table:table-cell table:style-name="ce1039" table:formula="of:=[.Q23]*[.Q17]/1000/2/[.Q53]/[.Q39]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передаточному</text:p>
          </table:table-cell>
          <table:table-cell table:number-columns-repeated="5"/>
          <table:table-cell table:formula="of:=IF(ABS([.L66])&lt;=0.15;&quot;ДА&quot;;&quot;НЕТ&quot;)" office:value-type="string" office:string-value="ДА" calcext:value-type="string">
            <text:p>ДА</text:p>
          </table:table-cell>
          <table:table-cell table:formula="of:=IF(ABS([.M66])&lt;=0.15;&quot;ДА&quot;;&quot;НЕТ&quot;)" office:value-type="string" office:string-value="ДА" calcext:value-type="string">
            <text:p>ДА</text:p>
          </table:table-cell>
          <table:table-cell table:formula="of:=IF(ABS([.N66])&lt;=0.15;&quot;ДА&quot;;&quot;НЕТ&quot;)" office:value-type="string" office:string-value="НЕТ" calcext:value-type="string">
            <text:p>НЕТ</text:p>
          </table:table-cell>
          <table:table-cell table:formula="of:=IF(ABS([.O66])&lt;=0.15;&quot;ДА&quot;;&quot;НЕТ&quot;)" office:value-type="string" office:string-value="ДА" calcext:value-type="string">
            <text:p>ДА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моменту</text:p>
          </table:table-cell>
          <table:table-cell table:number-columns-repeated="9"/>
          <table:table-cell table:number-columns-repeated="2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Согласованы ли концы валов</text:p>
          </table:table-cell>
          <table:table-cell table:number-columns-repeated="5"/>
          <table:table-cell office:value-type="string" calcext:value-type="string">
            <text:p>-</text:p>
          </table:table-cell>
          <table:table-cell table:formula="of:=IF([.M64]=[.M17]; &quot;ДА&quot;; &quot;НЕТ&quot;)" office:value-type="string" office:string-value="ДА" calcext:value-type="string">
            <text:p>ДА</text:p>
          </table:table-cell>
          <table:table-cell table:formula="of:=IF([.N64]=[.N17]; &quot;ДА&quot;; &quot;НЕТ&quot;)" office:value-type="string" office:string-value="ДА" calcext:value-type="string">
            <text:p>ДА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Расчетная скорость передвижения, м/мин</text:p>
          </table:table-cell>
          <table:table-cell table:style-name="ce903" office:value-type="string" calcext:value-type="string">
            <text:p>расчетная скорость передвижения тележки</text:p>
          </table:table-cell>
          <table:table-cell table:style-name="ce213" office:value-type="string" calcext:value-type="string">
            <text:p>\frac{\pi \x #1 \x #3}{#2}</text:p>
          </table:table-cell>
          <table:table-cell table:style-name="ce213" office:value-type="string" calcext:value-type="string">
            <text:p>м/мин</text:p>
          </table:table-cell>
          <table:table-cell table:style-name="ce213" table:formula="of:=[$const.E10]" office:value-type="string" office:string-value="V_\text{т}" calcext:value-type="string">
            <text:p>V_\text{т}</text:p>
          </table:table-cell>
          <table:table-cell table:style-name="ce131" office:value-type="string" calcext:value-type="string">
            <text:p>V_t</text:p>
          </table:table-cell>
          <table:table-cell table:style-name="ce950" table:formula="of:=[.L44]*2*PI()/[.L63]*[.L17]/1000/2" office:value-type="float" office:value="42.1871013482058" calcext:value-type="float">
            <text:p>42,19</text:p>
          </table:table-cell>
          <table:table-cell table:style-name="ce26" table:formula="of:=[.M44]*2*PI()/[.M63]*[.M17]/1000/2" office:value-type="float" office:value="37.4996456428496" calcext:value-type="float">
            <text:p>37,50</text:p>
          </table:table-cell>
          <table:table-cell table:style-name="ce289" table:formula="of:=[.N44]*2*PI()/[.N63]*[.N17]/1000/2" office:value-type="float" office:value="47.2495535099905" calcext:value-type="float">
            <text:p>47,25</text:p>
          </table:table-cell>
          <table:table-cell table:style-name="ce38" table:formula="of:=[.O44]*2*PI()/[.O63]*[.O17]/1000/2" office:value-type="float" office:value="42.1871013482058" calcext:value-type="float">
            <text:p>42,19</text:p>
          </table:table-cell>
          <table:table-cell table:number-columns-repeated="1017"/>
        </table:table-row>
        <table:table-row table:style-name="ro1">
          <table:table-cell table:number-columns-repeated="15"/>
          <table:table-cell table:style-name="ce38" table:formula="of:=[.P74]*[.P77]*[.P78]*[.P79]" office:value-type="float" office:value="2618.65447155" calcext:value-type="float">
            <text:p>2 618,65</text:p>
          </table:table-cell>
          <table:table-cell table:style-name="ce1039" table:formula="of:=[.Q74]*[.Q77]*[.Q78]*[.Q79]" office:value-type="float" office:value="2618.65447155" calcext:value-type="float">
            <text:p>2 618,6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 office:value-type="string" calcext:value-type="string">
            <text:p>Муфта быстроходного вала с тормозным шкивом</text:p>
          </table:table-cell>
          <table:table-cell table:number-columns-repeated="10"/>
          <table:table-cell table:style-name="ce38" table:formula="of:=[.P23]*[.P17]/1000/2" office:value-type="float" office:value="1745.7696477" calcext:value-type="float">
            <text:p>1 745,77</text:p>
          </table:table-cell>
          <table:table-cell table:style-name="ce1039" table:formula="of:=[.Q23]*[.Q17]/1000/2" office:value-type="float" office:value="1745.7696477" calcext:value-type="float">
            <text:p>1 745,7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table:style-name="ce907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УВП-6 с тормозным шкивом</text:p>
          </table:table-cell>
          <table:table-cell table:number-columns-repeated="3"/>
          <table:table-cell table:style-name="ce38"/>
          <table:table-cell table:style-name="ce1039"/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table:number-columns-repeated="2"/>
          <table:table-cell table:style-name="ce12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5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1}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table:style-name="ce38"/>
          <table:table-cell table:style-name="ce1039"/>
          <table:table-cell table:number-columns-repeated="1015"/>
        </table:table-row>
        <table:table-row table:style-name="ro1">
          <table:table-cell table:style-name="ce113"/>
          <table:table-cell table:number-columns-repeated="3"/>
          <table:table-cell table:style-name="ce125"/>
          <table:table-cell table:style-name="ce128" office:value-type="string" calcext:value-type="string">
            <text:p>момент инерции, кг*м2</text:p>
          </table:table-cell>
          <table:table-cell table:style-name="ce908" office:value-type="string" calcext:value-type="string">
            <text:p>момент инерции</text:p>
          </table:table-cell>
          <table:table-cell table:style-name="ce219"/>
          <table:table-cell table:style-name="ce219" table:formula="of:=[.I45]" office:value-type="string" office:string-value="кг$\cdot$м$^2$" calcext:value-type="string">
            <text:p>кг$\cdot$м$^2$</text:p>
          </table:table-cell>
          <table:table-cell table:style-name="ce219" office:value-type="string" calcext:value-type="string">
            <text:p>J_\text{м\,1}</text:p>
          </table:table-cell>
          <table:table-cell table:style-name="ce231"/>
          <table:table-cell table:style-name="ce261" office:value-type="float" office:value="0.018" calcext:value-type="float">
            <text:p>0,018</text:p>
          </table:table-cell>
          <table:table-cell table:style-name="ce277" office:value-type="float" office:value="0.063139" calcext:value-type="float">
            <text:p>0,063139</text:p>
          </table:table-cell>
          <table:table-cell office:value-type="float" office:value="0.063139" calcext:value-type="float">
            <text:p>0,063139</text:p>
          </table:table-cell>
          <table:table-cell table:style-name="ce277" office:value-type="float" office:value="0.063139" calcext:value-type="float">
            <text:p>0,063139</text:p>
          </table:table-cell>
          <table:table-cell table:style-name="ce35" office:value-type="float" office:value="1" calcext:value-type="float">
            <text:p>1</text:p>
          </table:table-cell>
          <table:table-cell table:style-name="ce104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7, табл. П15.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5"/>
          <table:table-cell office:value-type="string" calcext:value-type="string">
            <text:p>Тормозной момент, Нм</text:p>
          </table:table-cell>
          <table:table-cell office:value-type="string" calcext:value-type="string">
            <text:p>максимальный тормозной момент на шкиве</text:p>
          </table:table-cell>
          <table:table-cell/>
          <table:table-cell table:formula="of:=[.I76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formula="of:=20" office:value-type="float" office:value="20" calcext:value-type="float">
            <text:p>20</text:p>
          </table:table-cell>
          <table:table-cell table:style-name="ce35" office:value-type="float" office:value="1.2" calcext:value-type="float">
            <text:p>1,2</text:p>
          </table:table-cell>
          <table:table-cell table:style-name="ce1044" office:value-type="float" office:value="1.2" calcext:value-type="float">
            <text:p>1,2</text:p>
          </table:table-cell>
          <table:table-cell table:number-columns-repeated="1015"/>
        </table:table-row>
        <table:table-row table:style-name="ro1">
          <table:table-cell table:style-name="ce113"/>
          <table:table-cell table:number-columns-repeated="3"/>
          <table:table-cell table:style-name="ce125"/>
          <table:table-cell table:number-columns-repeated="10"/>
          <table:table-cell table:style-name="ce35" office:value-type="float" office:value="1.25" calcext:value-type="float">
            <text:p>1,25</text:p>
          </table:table-cell>
          <table:table-cell table:style-name="ce1044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25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78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1}</text:p>
          </table:table-cell>
          <table:table-cell/>
          <table:table-cell table:style-name="ce960" table:formula="of:=[.L82]*[.L83]*[.L84]*[.L81]" office:value-type="float" office:value="110.368382352941" calcext:value-type="float">
            <text:p>110,4</text:p>
          </table:table-cell>
          <table:table-cell table:style-name="ce26" table:formula="of:=[.M81]*[.M82]*[.M83]*[.M84]" office:value-type="float" office:value="97.8022211596638" calcext:value-type="float">
            <text:p>97,80</text:p>
          </table:table-cell>
          <table:table-cell table:style-name="ce289" table:formula="of:=[.N81]*[.N82]*[.N83]*[.N84]" office:value-type="float" office:value="123.230798661176" calcext:value-type="float">
            <text:p>123,23</text:p>
          </table:table-cell>
          <table:table-cell table:style-name="ce38" table:formula="of:=[.O81]*[.O82]*[.O83]*[.O84]" office:value-type="float" office:value="110.027498804622" calcext:value-type="float">
            <text:p>110,0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 \x #3 \x #4}</text:p>
          </table:table-cell>
          <table:table-cell table:formula="of:=[.I80]" office:value-type="string" office:string-value="Н$\cdot$м" calcext:value-type="string">
            <text:p>Н$\cdot$м</text:p>
          </table:table-cell>
          <table:table-cell office:value-type="string" calcext:value-type="string">
            <text:p>T_\text{ном\,1}</text:p>
          </table:table-cell>
          <table:table-cell/>
          <table:table-cell table:style-name="ce960" table:formula="of:=[.L23]*[.L17]/1000/2/[.L63]/[.L39]" office:value-type="float" office:value="78.8345588235294" calcext:value-type="float">
            <text:p>78,8</text:p>
          </table:table-cell>
          <table:table-cell table:style-name="ce26" table:formula="of:=[.M23]*[.M17]/1000/2/[.M63]/[.M39]" office:value-type="float" office:value="65.2014807731092" calcext:value-type="float">
            <text:p>65,20</text:p>
          </table:table-cell>
          <table:table-cell table:style-name="ce289" table:formula="of:=[.N23]*[.N17]/1000/2/[.N63]/[.N39]" office:value-type="float" office:value="82.1538657741177" calcext:value-type="float">
            <text:p>82,15</text:p>
          </table:table-cell>
          <table:table-cell table:style-name="ce3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647" office:value-type="string" calcext:value-type="string">
            <text:p>коэффициент ответственности (для случая, если произойдет лишь остановка машины)</text:p>
          </table:table-cell>
          <table:table-cell table:number-columns-repeated="2"/>
          <table:table-cell office:value-type="string" calcext:value-type="string">
            <text:p>K_1</text:p>
          </table:table-cell>
          <table:table-cell office:value-type="string" calcext:value-type="string">
            <text:p>K1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36" table:formula="of:=[.P83]+[.P84]-[.P85]" office:value-type="string" office:string-value="" calcext:value-type="error">
            <text:p>#ЗНАЧ!</text:p>
          </table:table-cell>
          <table:table-cell table:style-name="ce1041" table:formula="of:=[.Q83]+[.Q84]-[.Q85]" office:value-type="string" office:string-value="" calcext:value-type="error">
            <text:p>#ЗНАЧ!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4"/>
          <table:table-cell table:style-name="ce647" office:value-type="string" calcext:value-type="string">
            <text:p>коэффициент условий работы (при работе с ударами и реверсами)</text:p>
          </table:table-cell>
          <table:table-cell table:number-columns-repeated="2"/>
          <table:table-cell office:value-type="string" calcext:value-type="string">
            <text:p>K_2</text:p>
          </table:table-cell>
          <table:table-cell office:value-type="string" calcext:value-type="string">
            <text:p>K2</text:p>
          </table:table-cell>
          <table:table-cell office:value-type="float" office:value="1.4" calcext:value-type="float">
            <text:p>1,4</text:p>
          </table:table-cell>
          <table:table-cell table:number-columns-repeated="3" office:value-type="float" office:value="1.2" calcext:value-type="float">
            <text:p>1,2</text:p>
          </table:table-cell>
          <table:table-cell table:style-name="ce38" table:formula="of:=[.P88]*[.P17]/1000/2/[.P53]*[.P94]" office:value-type="string" office:string-value="" calcext:value-type="error">
            <text:p>#ЗНАЧ!</text:p>
          </table:table-cell>
          <table:table-cell table:style-name="ce1039" table:formula="of:=[.Q88]*[.Q17]/1000/2/[.Q53]*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59</text:p>
          </table:table-cell>
          <table:table-cell table:number-columns-repeated="4"/>
          <table:table-cell table:style-name="ce647" office:value-type="string" calcext:value-type="string">
            <text:p>коэффициент углового смещения (для упругих втулочно-пальцевых муфт)</text:p>
          </table:table-cell>
          <table:table-cell table:number-columns-repeated="2"/>
          <table:table-cell office:value-type="string" calcext:value-type="string">
            <text:p>K_3</text:p>
          </table:table-cell>
          <table:table-cell office:value-type="string" calcext:value-type="string">
            <text:p>K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25" calcext:value-type="float">
            <text:p>1,25</text:p>
          </table:table-cell>
          <table:table-cell table:style-name="ce38" table:formula="of:=[.P93]*[.P17]/1000/2/[.P53]*[.P94]" office:value-type="string" office:string-value="" calcext:value-type="error">
            <text:p>#ЗНАЧ!</text:p>
          </table:table-cell>
          <table:table-cell table:style-name="ce1039" table:formula="of:=[.Q93]*[.Q17]/1000/2/[.Q53]*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 table:formula="of:=[.P94]*[.P17]/1000/2/[.P53]/[.P94]" office:value-type="string" office:string-value="" calcext:value-type="error">
            <text:p>#ЗНАЧ!</text:p>
          </table:table-cell>
          <table:table-cell table:style-name="ce1039" table:formula="of:=[.Q94]*[.Q17]/1000/2/[.Q53]/[.Q94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76]&gt;[.L80]; &quot;ДА&quot;; &quot;НЕТ&quot;)" office:value-type="string" office:string-value="ДА" calcext:value-type="string">
            <text:p>ДА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Муфты тихоходного вала</text:p>
          </table:table-cell>
          <table:table-cell table:number-columns-repeated="10"/>
          <table:table-cell table:style-name="ce38" table:formula="of:=[.P30]*[.P12]" office:value-type="float" office:value="241.420176" calcext:value-type="float">
            <text:p>241,42</text:p>
          </table:table-cell>
          <table:table-cell table:style-name="ce1039" table:formula="of:=[.Q30]*[.Q12]" office:value-type="float" office:value="241.420176" calcext:value-type="float">
            <text:p>241,42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style-name="ce589"/>
          <table:table-cell table:style-name="ce907" office:value-type="string" calcext:value-type="string">
            <text:p>Выбор муфты</text:p>
          </table:table-cell>
          <table:table-cell table:number-columns-repeated="4"/>
          <table:table-cell office:value-type="string" calcext:value-type="string">
            <text:p>МЗ-4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style-name="ce113" office:value-type="string" calcext:value-type="string">
            <text:p>zhegulskiy2016</text:p>
          </table:table-cell>
          <table:table-cell office:value-type="string" calcext:value-type="string">
            <text:p>с. 161, табл. П14.1</text:p>
          </table:table-cell>
          <table:table-cell table:number-columns-repeated="2"/>
          <table:table-cell table:style-name="ce12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крутящий момент муфты</text:p>
          </table:table-cell>
          <table:table-cell/>
          <table:table-cell table:formula="of:=[.I81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office:value-type="float" office:value="5600" calcext:value-type="float">
            <text:p>5600</text:p>
          </table:table-cell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style-name="ce861"/>
          <table:table-cell table:style-name="ce862"/>
          <table:table-cell table:style-name="ce864"/>
          <table:table-cell table:style-name="ce866"/>
          <table:table-cell table:style-name="ce874"/>
          <table:table-cell table:style-name="ce892" office:value-type="string" calcext:value-type="string">
            <text:p>момент инерции, кг*м2</text:p>
          </table:table-cell>
          <table:table-cell table:style-name="ce909" office:value-type="string" calcext:value-type="string">
            <text:p>момент инерции</text:p>
          </table:table-cell>
          <table:table-cell table:style-name="ce928"/>
          <table:table-cell table:style-name="ce928" table:formula="of:=[.I77]" office:value-type="string" office:string-value="кг$\cdot$м$^2$" calcext:value-type="string">
            <text:p>кг$\cdot$м$^2$</text:p>
          </table:table-cell>
          <table:table-cell table:style-name="ce928" office:value-type="string" calcext:value-type="string">
            <text:p>J_\text{м\,2}</text:p>
          </table:table-cell>
          <table:table-cell table:style-name="ce940"/>
          <table:table-cell table:style-name="ce261"/>
          <table:table-cell table:number-columns-repeated="3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"/>
          <table:table-cell table:style-name="ce38"/>
          <table:table-cell table:style-name="ce1039"/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58</text:p>
          </table:table-cell>
          <table:table-cell table:number-columns-repeated="2"/>
          <table:table-cell table:style-name="ce125"/>
          <table:table-cell office:value-type="string" calcext:value-type="string">
            <text:p>Требуемый момент на муфте, Нм</text:p>
          </table:table-cell>
          <table:table-cell office:value-type="string" calcext:value-type="string">
            <text:p>расчетный момент на муфте</text:p>
          </table:table-cell>
          <table:table-cell/>
          <table:table-cell table:formula="of:=[.I90]" office:value-type="string" office:string-value="Н$\cdot$м" calcext:value-type="string">
            <text:p>Н$\cdot$м</text:p>
          </table:table-cell>
          <table:table-cell office:value-type="string" calcext:value-type="string">
            <text:p>T_\text{р\,2}</text:p>
          </table:table-cell>
          <table:table-cell/>
          <table:table-cell table:style-name="ce944" table:formula="of:=[.L82]*[.L83]*[.L84]*[.L94]" office:value-type="float" office:value="2626.7675" calcext:value-type="float">
            <text:p>2 627</text:p>
          </table:table-cell>
          <table:table-cell table:style-name="ce26" table:formula="of:=[.M94]*[.M95]*[.M98]*[.M99]" office:value-type="float" office:value="0" calcext:value-type="float">
            <text:p>0,00</text:p>
          </table:table-cell>
          <table:table-cell table:style-name="ce289" table:formula="of:=[.N94]*[.N95]*[.N98]*[.N99]" office:value-type="float" office:value="0" calcext:value-type="float">
            <text:p>0,00</text:p>
          </table:table-cell>
          <table:table-cell table:style-name="ce38" table:formula="of:=[.O94]*[.O95]*[.O98]*[.O99]" office:value-type="float" office:value="0" calcext:value-type="float">
            <text:p>0,00</text:p>
          </table:table-cell>
          <table:table-cell table:style-name="ce38" table:formula="of:=[.P38]*[.P12]/g*[.P98]" office:value-type="string" office:string-value="" calcext:value-type="error">
            <text:p>#ЗНАЧ!</text:p>
          </table:table-cell>
          <table:table-cell table:style-name="ce1039" table:formula="of:=[.Q38]*[.Q12]/g*[.Q98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Номинальный момент на муфте, Нм</text:p>
          </table:table-cell>
          <table:table-cell office:value-type="string" calcext:value-type="string">
            <text:p>номинальный момент на муфте</text:p>
          </table:table-cell>
          <table:table-cell office:value-type="string" calcext:value-type="string">
            <text:p>\frac{#1 \x #2}{2}</text:p>
          </table:table-cell>
          <table:table-cell table:formula="of:=[.I93]" office:value-type="string" office:string-value="Н$\cdot$м" calcext:value-type="string">
            <text:p>Н$\cdot$м</text:p>
          </table:table-cell>
          <table:table-cell office:value-type="string" calcext:value-type="string">
            <text:p>T_\text{м.ном\,2}</text:p>
          </table:table-cell>
          <table:table-cell/>
          <table:table-cell table:style-name="ce944" table:formula="of:=[.L23]*[.L17]/1000/2" office:value-type="float" office:value="1876.2625" calcext:value-type="float">
            <text:p>1 876</text:p>
          </table:table-cell>
          <table:table-cell table:style-name="ce26" table:formula="of:=[.M23]*[.M17]/1000/2" office:value-type="float" office:value="1745.7696477" calcext:value-type="float">
            <text:p>1 745,77</text:p>
          </table:table-cell>
          <table:table-cell table:style-name="ce289" table:formula="of:=[.N23]*[.N17]/1000/2" office:value-type="float" office:value="1745.7696477" calcext:value-type="float">
            <text:p>1 745,77</text:p>
          </table:table-cell>
          <table:table-cell table:style-name="ce38" table:formula="of:=[.O23]*[.O17]/1000/2" office:value-type="float" office:value="1745.7696477" calcext:value-type="float">
            <text:p>1 745,77</text:p>
          </table:table-cell>
          <table:table-cell table:style-name="ce38" table:formula="of:=[.P12]*([.P26]*[.P20]+2*[.P27])*[.P99]/[.P17]" office:value-type="float" office:value="14183.43534" calcext:value-type="float">
            <text:p>14 183,44</text:p>
          </table:table-cell>
          <table:table-cell table:style-name="ce1039" table:formula="of:=[.Q12]*([.Q26]*[.Q20]+2*[.Q27])*[.Q99]/[.Q17]" office:value-type="float" office:value="14183.43534" calcext:value-type="float">
            <text:p>14 183,44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number-columns-repeated="1027"/>
        </table:table-row>
        <table:table-row table:style-name="ro1">
          <table:table-cell table:number-columns-repeated="4"/>
          <table:table-cell table:style-name="ce125"/>
          <table:table-cell/>
          <table:table-cell office:value-type="string" calcext:value-type="string">
            <text:p>подходит ли по моменту</text:p>
          </table:table-cell>
          <table:table-cell table:number-columns-repeated="4"/>
          <table:table-cell table:formula="of:=IF([.L90]&gt;[.L93]; &quot;ДА&quot;; &quot;НЕТ&quot;)" office:value-type="string" office:string-value="ДА" calcext:value-type="string">
            <text:p>ДА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125"/>
          <table:table-cell table:number-columns-repeated="1027"/>
        </table:table-row>
        <table:table-row table:style-name="ro1">
          <table:table-cell table:number-columns-repeated="4"/>
          <table:table-cell table:style-name="ce125" office:value-type="string" calcext:value-type="string">
            <text:p>Тормоз</text:p>
          </table:table-cell>
          <table:table-cell table:number-columns-repeated="10"/>
          <table:table-cell table:number-columns-repeated="2" office:value-type="string" calcext:value-type="string">
            <text:p>ТКТ-200/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69</text:p>
          </table:table-cell>
          <table:table-cell table:number-columns-repeated="2"/>
          <table:table-cell table:style-name="ce133"/>
          <table:table-cell table:style-name="ce123" office:value-type="string" calcext:value-type="string">
            <text:p>Расчетный тормозной момент, Нм</text:p>
          </table:table-cell>
          <table:table-cell table:style-name="ce905" office:value-type="string" calcext:value-type="string">
            <text:p>расчетный тормозной момент</text:p>
          </table:table-cell>
          <table:table-cell table:style-name="ce216"/>
          <table:table-cell table:style-name="ce216" table:formula="of:=[.I94]" office:value-type="string" office:string-value="Н$\cdot$м" calcext:value-type="string">
            <text:p>Н$\cdot$м</text:p>
          </table:table-cell>
          <table:table-cell table:style-name="ce216" office:value-type="string" calcext:value-type="string">
            <text:p>T_\text{торм.р}</text:p>
          </table:table-cell>
          <table:table-cell table:style-name="ce133" office:value-type="string" calcext:value-type="string">
            <text:p>T_torm</text:p>
          </table:table-cell>
          <table:table-cell table:style-name="ce292" table:formula="of:=[.L100]+[.L101]-[.L102]" office:value-type="float" office:value="5.25885940415764" calcext:value-type="float">
            <text:p>5,26</text:p>
          </table:table-cell>
          <table:table-cell table:style-name="ce24" table:formula="of:=[.M100]+[.M101]-[.M102]" office:value-type="float" office:value="5.15716462018262" calcext:value-type="float">
            <text:p>5,16</text:p>
          </table:table-cell>
          <table:table-cell table:style-name="ce291" table:formula="of:=[.N100]+[.N101]-[.N102]" office:value-type="float" office:value="6.4980274214301" calcext:value-type="float">
            <text:p>6,50</text:p>
          </table:table-cell>
          <table:table-cell table:style-name="ce36" table:formula="of:=[.O100]+[.O101]-[.O102]" office:value-type="float" office:value="5.80181019770545" calcext:value-type="float">
            <text:p>5,80</text:p>
          </table:table-cell>
          <table:table-cell table:formula="of:=[.P64]" office:value-type="float" office:value="20" calcext:value-type="float">
            <text:p>20</text:p>
          </table:table-cell>
          <table:table-cell table:formula="of:=[.Q6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уклона, Нм</text:p>
          </table:table-cell>
          <table:table-cell table:style-name="ce903" office:value-type="string" calcext:value-type="string">
            <text:p>момент, создаваемый уклоном</text:p>
          </table:table-cell>
          <table:table-cell table:style-name="ce213" office:value-type="string" calcext:value-type="string">
            <text:p>\frac{#1 \x #2 \x #4}{2 \x #3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у.0}</text:p>
          </table:table-cell>
          <table:table-cell table:style-name="ce131"/>
          <table:table-cell table:style-name="ce950" table:formula="of:=[.L103]*[.L17]/1000/2/[.L63]*[.L106]" office:value-type="float" office:value="1.67671428571429" calcext:value-type="float">
            <text:p>1,68</text:p>
          </table:table-cell>
          <table:table-cell table:style-name="ce26" table:formula="of:=[.M103]*[.M17]/1000/2/[.M63]*[.M106]" office:value-type="float" office:value="1.48684171885714" calcext:value-type="float">
            <text:p>1,49</text:p>
          </table:table-cell>
          <table:table-cell table:style-name="ce289" table:formula="of:=[.N103]*[.N17]/1000/2/[.N63]*[.N106]" office:value-type="float" office:value="1.87342056576" calcext:value-type="float">
            <text:p>1,87</text:p>
          </table:table-cell>
          <table:table-cell table:style-name="ce38" table:formula="of:=[.O103]*[.O17]/1000/2/[.O63]*[.O106]" office:value-type="float" office:value="1.67269693371429" calcext:value-type="float">
            <text:p>1,67</text:p>
          </table:table-cell>
          <table:table-cell table:formula="of:=[.P63]" office:value-type="float" office:value="0.063139" calcext:value-type="float">
            <text:p>0,063139</text:p>
          </table:table-cell>
          <table:table-cell table:formula="of:=[.Q63]" office:value-type="float" office:value="0.063139" calcext:value-type="float">
            <text:p>0,06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инерции тележки, Нм</text:p>
          </table:table-cell>
          <table:table-cell table:style-name="ce903" office:value-type="string" calcext:value-type="string">
            <text:p>момент, создаваемый инерцией тележки</text:p>
          </table:table-cell>
          <table:table-cell table:style-name="ce213" office:value-type="string" calcext:value-type="string">
            <text:p>\frac{#1 \x #2 \x #4}{2 \x #3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и.0}</text:p>
          </table:table-cell>
          <table:table-cell table:style-name="ce131"/>
          <table:table-cell table:style-name="ce950" table:formula="of:=[.L104]*[.L17]/1000/2/[.L63]*[.L106]" office:value-type="float" office:value="10.6824304645406" calcext:value-type="float">
            <text:p>10,68</text:p>
          </table:table-cell>
          <table:table-cell table:style-name="ce26" table:formula="of:=[.M104]*[.M17]/1000/2/[.M63]*[.M106]" office:value-type="float" office:value="9.47274285714286" calcext:value-type="float">
            <text:p>9,47</text:p>
          </table:table-cell>
          <table:table-cell table:style-name="ce289" table:formula="of:=[.N104]*[.N17]/1000/2/[.N63]*[.N106]" office:value-type="float" office:value="11.935656" calcext:value-type="float">
            <text:p>11,94</text:p>
          </table:table-cell>
          <table:table-cell table:style-name="ce38" table:formula="of:=[.O104]*[.O17]/1000/2/[.O63]*[.O106]" office:value-type="float" office:value="10.6568357142857" calcext:value-type="float">
            <text:p>10,66</text:p>
          </table:table-cell>
          <table:table-cell table:formula="of:=IF([.P99]&gt;=[.P82]; &quot;ДА&quot; ; &quot;НЕТ&quot;)" office:value-type="string" office:string-value="" calcext:value-type="error">
            <text:p>#ЗНАЧ!</text:p>
          </table:table-cell>
          <table:table-cell table:formula="of:=IF([.Q99]&gt;=[.Q82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Момент на тормозе от сил трения, Нм</text:p>
          </table:table-cell>
          <table:table-cell table:style-name="ce903" office:value-type="string" calcext:value-type="string">
            <text:p>момент, создаваемый силами трения</text:p>
          </table:table-cell>
          <table:table-cell table:style-name="ce213" office:value-type="string" calcext:value-type="string">
            <text:p>\frac{#1 \x #2}{2 \x #3 \x #4}</text:p>
          </table:table-cell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тр.0}</text:p>
          </table:table-cell>
          <table:table-cell table:style-name="ce131"/>
          <table:table-cell table:style-name="ce950" table:formula="of:=[.L105]*[.L17]/1000/2/[.L63]/[.L106]" office:value-type="float" office:value="7.1002853460972" calcext:value-type="float">
            <text:p>7,10</text:p>
          </table:table-cell>
          <table:table-cell table:style-name="ce26" table:formula="of:=[.M105]*[.M17]/1000/2/[.M63]/[.M106]" office:value-type="float" office:value="5.80241995581738" calcext:value-type="float">
            <text:p>5,80</text:p>
          </table:table-cell>
          <table:table-cell table:style-name="ce289" table:formula="of:=[.N105]*[.N17]/1000/2/[.N63]/[.N106]" office:value-type="float" office:value="7.3110491443299" calcext:value-type="float">
            <text:p>7,31</text:p>
          </table:table-cell>
          <table:table-cell table:style-name="ce38" table:formula="of:=[.O105]*[.O17]/1000/2/[.O63]/[.O106]" office:value-type="float" office:value="6.52772245029455" calcext:value-type="float">
            <text:p>6,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уклона для пустой тележки, Н</text:p>
          </table:table-cell>
          <table:table-cell table:style-name="ce903" office:value-type="string" calcext:value-type="string">
            <text:p>сопротивление движению от уклона</text:p>
          </table:table-cell>
          <table:table-cell table:style-name="ce213"/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у.0}</text:p>
          </table:table-cell>
          <table:table-cell table:style-name="ce131"/>
          <table:table-cell table:style-name="ce944" table:formula="of:=[.L30]*[.L12]" office:value-type="float" office:value="242" calcext:value-type="float">
            <text:p>242</text:p>
          </table:table-cell>
          <table:table-cell table:style-name="ce26" table:formula="of:=[.M30]*[.M12]" office:value-type="float" office:value="241.420176" calcext:value-type="float">
            <text:p>241,42</text:p>
          </table:table-cell>
          <table:table-cell table:style-name="ce289" table:formula="of:=[.N30]*[.N12]" office:value-type="float" office:value="241.420176" calcext:value-type="float">
            <text:p>241,42</text:p>
          </table:table-cell>
          <table:table-cell table:style-name="ce38" table:formula="of:=[.O30]*[.O12]" office:value-type="float" office:value="241.420176" calcext:value-type="float">
            <text:p>241,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ила инерции пустой тележки с учетом инерции вращательных масс, Н</text:p>
          </table:table-cell>
          <table:table-cell table:style-name="ce903" office:value-type="string" calcext:value-type="string">
            <text:p>сопротивление движению, создаваемое инерцией</text:p>
          </table:table-cell>
          <table:table-cell table:style-name="ce213" office:value-type="string" calcext:value-type="string">
            <text:p>#1 \x #4 \cdot \frac{#2}{#3}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и.0}</text:p>
          </table:table-cell>
          <table:table-cell table:style-name="ce131"/>
          <table:table-cell table:style-name="ce944" table:formula="of:=[.L38]*[.L12]/g*[.L107]" office:value-type="float" office:value="1541.79408766565" calcext:value-type="float">
            <text:p>1 542</text:p>
          </table:table-cell>
          <table:table-cell table:style-name="ce26" table:formula="of:=[.M38]*[.M12]/g*[.M107]" office:value-type="float" office:value="1538.1" calcext:value-type="float">
            <text:p>1 538,10</text:p>
          </table:table-cell>
          <table:table-cell table:style-name="ce289" table:formula="of:=[.N38]*[.N12]/g*[.N107]" office:value-type="float" office:value="1538.1" calcext:value-type="float">
            <text:p>1 538,10</text:p>
          </table:table-cell>
          <table:table-cell table:style-name="ce38" table:formula="of:=[.O38]*[.O12]/g*[.O107]" office:value-type="float" office:value="1538.1" calcext:value-type="float">
            <text:p>1 538,10</text:p>
          </table:table-cell>
          <table:table-cell table:style-name="ce38" table:formula="of:=[.P114]*[.P115]*[.P38]*2*[.P53]/([.P17]/1000) + ([.P38]/g + [.P30] - [.P25])*[.P105]*[.P17]/1000/2/[.P53]/[.P39]" office:value-type="string" office:string-value="" calcext:value-type="error">
            <text:p>#ЗНАЧ!</text:p>
          </table:table-cell>
          <table:table-cell table:style-name="ce1039" table:formula="of:=[.Q114]*[.Q115]*[.Q38]*2*[.Q53]/([.Q17]/1000) + ([.Q38]/g + [.Q30] - [.Q25])*[.Q105]*[.Q17]/1000/2/[.Q53]/[.Q39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70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опротивление от трения для пустой тележки, Н</text:p>
          </table:table-cell>
          <table:table-cell table:style-name="ce903" office:value-type="string" calcext:value-type="string">
            <text:p>сопротивление движению от трения</text:p>
          </table:table-cell>
          <table:table-cell table:style-name="ce213" office:value-type="string" calcext:value-type="string">
            <text:p>#1 \x \frac{#2 \x #3 + 2\x #4}{#6} \x #5</text:p>
          </table:table-cell>
          <table:table-cell table:style-name="ce213" office:value-type="string" calcext:value-type="string">
            <text:p>Н</text:p>
          </table:table-cell>
          <table:table-cell table:style-name="ce213" office:value-type="string" calcext:value-type="string">
            <text:p>W_\text{тр.0}</text:p>
          </table:table-cell>
          <table:table-cell table:style-name="ce131"/>
          <table:table-cell table:style-name="ce944" table:formula="of:=[.L12]*([.L26]*[.L20]+2*[.L27])*[.L108]/[.L17]" office:value-type="float" office:value="964.21875" calcext:value-type="float">
            <text:p>964</text:p>
          </table:table-cell>
          <table:table-cell table:style-name="ce26" table:formula="of:=[.M12]*([.M26]*[.M20]+2*[.M27])*[.M108]/[.M17]" office:value-type="float" office:value="886.46470875" calcext:value-type="float">
            <text:p>886,46</text:p>
          </table:table-cell>
          <table:table-cell table:style-name="ce289" table:formula="of:=[.N12]*([.N26]*[.N20]+2*[.N27])*[.N108]/[.N17]" office:value-type="float" office:value="886.46470875" calcext:value-type="float">
            <text:p>886,46</text:p>
          </table:table-cell>
          <table:table-cell table:style-name="ce38" table:formula="of:=[.O12]*([.O26]*[.O20]+2*[.O27])*[.O108]/[.O17]" office:value-type="float" office:value="886.46470875" calcext:value-type="float">
            <text:p>886,46</text:p>
          </table:table-cell>
          <table:table-cell table:style-name="ce38" table:formula="of:=([.P3]+Q*0)*g+[.P12]" office:value-type="float" office:value="130677.048" calcext:value-type="float">
            <text:p>130 677,05</text:p>
          </table:table-cell>
          <table:table-cell table:style-name="ce1039" table:formula="of:=([.Q3]+Q*0)*g+[.Q12]" office:value-type="float" office:value="130677.048" calcext:value-type="float">
            <text:p>130 677,05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КПД редуктора</text:p>
          </table:table-cell>
          <table:table-cell table:number-columns-repeated="2"/>
          <table:table-cell office:value-type="string" calcext:value-type="string">
            <text:p>\eta_\text{р}</text:p>
          </table:table-cell>
          <table:table-cell/>
          <table:table-cell table:style-name="ce949" table:formula="of:=0.97" office:value-type="percentage" office:value="0.97" calcext:value-type="percentage">
            <text:p>97%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formula="of:=0.97" office:value-type="float" office:value="0.97" calcext:value-type="float">
            <text:p>0,97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Коэф. учета инерции вращающихся масс</text:p>
          </table:table-cell>
          <table:table-cell office:value-type="string" calcext:value-type="string">
            <text:p>коэффициент, учитывающий инерцию вращающихся масс механизма</text:p>
          </table:table-cell>
          <table:table-cell table:number-columns-repeated="2"/>
          <table:table-cell office:value-type="string" calcext:value-type="string">
            <text:p>\delta</text:p>
          </table:table-cell>
          <table:table-cell/>
          <table:table-cell office:value-type="float" office:value="1.25" calcext:value-type="float">
            <text:p>1,25</text:p>
          </table:table-cell>
          <table:table-cell table:formula="of:=IF([.M72]/60&lt;1 ; 1.25 ; 1.15)" office:value-type="float" office:value="1.25" calcext:value-type="float">
            <text:p>1,25</text:p>
          </table:table-cell>
          <table:table-cell table:formula="of:=IF([.N72]/60&lt;1 ; 1.25 ; 1.15)" office:value-type="float" office:value="1.25" calcext:value-type="float">
            <text:p>1,25</text:p>
          </table:table-cell>
          <table:table-cell table:formula="of:=IF([.O72]/60&lt;1 ; 1.25 ; 1.15)" office:value-type="float" office:value="1.25" calcext:value-type="float">
            <text:p>1,25</text:p>
          </table:table-cell>
          <table:table-cell table:number-columns-repeated="1017"/>
        </table:table-row>
        <table:table-row table:style-name="ro3">
          <table:table-cell table:number-columns-repeated="5"/>
          <table:table-cell office:value-type="string" calcext:value-type="string">
            <text:p>Коэф. учета трения о троллеи токопровода</text:p>
          </table:table-cell>
          <table:table-cell office:value-type="string" calcext:value-type="string">
            <text:p>коэффициент, учитывающий сопротивление от троллейного токопровода</text:p>
          </table:table-cell>
          <table:table-cell table:number-columns-repeated="2"/>
          <table:table-cell office:value-type="string" calcext:value-type="string">
            <text:p>K_\text{тр}</text:p>
          </table:table-cell>
          <table:table-cell/>
          <table:table-cell table:number-columns-repeated="4" office:value-type="float" office:value="1.25" calcext:value-type="float">
            <text:p>1,25</text:p>
          </table:table-cell>
          <table:table-cell table:style-name="ce36" table:formula="of:=2*PI()*[.P44]/60*([.P114]*[.P115] + ([.P3]+Q+[.P12]/g)*([.P17]/1000 / 2 / [.P53])^2/[.P39]) / ([.P110]-[.P113])" office:value-type="string" office:string-value="" calcext:value-type="error">
            <text:p>#ЗНАЧ!</text:p>
          </table:table-cell>
          <table:table-cell table:style-name="ce1041" table:formula="of:=2*PI()*[.Q44]/60*([.Q114]*[.Q115] + ([.Q3]+Q+[.Q12]/g)*([.Q17]/1000 / 2 / [.Q53])^2/[.Q39]) / ([.Q110]-[.Q113])" office:value-type="string" office:string-value="" calcext:value-type="error">
            <text:p>#ЗНАЧ!</text:p>
          </table:table-cell>
          <table:table-cell/>
          <table:table-cell table:style-name="ce133" table:number-columns-repeated="1013"/>
          <table:table-cell/>
        </table:table-row>
        <table:table-row table:style-name="ro2">
          <table:table-cell table:number-columns-repeated="5"/>
          <table:table-cell table:style-name="ce893" office:value-type="string" calcext:value-type="string">
            <text:p>(Почему-то не учитывается трение реборд.</text:p>
            <text:p>Тогда бы коэф. трения был бы 2,5 вместо 1,25)</text:p>
          </table:table-cell>
          <table:table-cell table:style-name="ce910"/>
          <table:table-cell table:style-name="ce929" table:number-columns-repeated="3"/>
          <table:table-cell table:number-columns-repeated="5"/>
          <table:table-cell table:style-name="ce1017" table:formula="of:=[.P60]/[.P108]/60" office:value-type="string" office:string-value="" calcext:value-type="error">
            <text:p>#ЗНАЧ!</text:p>
          </table:table-cell>
          <table:table-cell table:style-name="ce1045" table:formula="of:=[.Q60]/[.Q108]/60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table:style-name="ce589"/>
          <table:table-cell table:style-name="ce907" office:value-type="string" calcext:value-type="string">
            <text:p>Выбор тормоза</text:p>
          </table:table-cell>
          <table:table-cell table:style-name="ce206" table:number-columns-repeated="3"/>
          <table:table-cell/>
          <table:table-cell table:number-columns-repeated="4" office:value-type="string" calcext:value-type="string">
            <text:p>ТКТ-200/100</text:p>
          </table:table-cell>
          <table:table-cell table:style-name="ce38" table:formula="of:=[.P111]*[.P112]" office:value-type="float" office:value="158.586532580853" calcext:value-type="float">
            <text:p>158,59</text:p>
          </table:table-cell>
          <table:table-cell table:style-name="ce1039" table:formula="of:=[.Q111]*[.Q112]" office:value-type="float" office:value="158.586532580853" calcext:value-type="float">
            <text:p>158,59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169, табл. П16.1</text:p>
          </table:table-cell>
          <table:table-cell table:number-columns-repeated="3"/>
          <table:table-cell office:value-type="string" calcext:value-type="string">
            <text:p>Макс. тормозной момент, Нм</text:p>
          </table:table-cell>
          <table:table-cell office:value-type="string" calcext:value-type="string">
            <text:p>максимальный тормозной момент тормоза</text:p>
          </table:table-cell>
          <table:table-cell/>
          <table:table-cell table:formula="of:=[.I101]" office:value-type="string" office:string-value="Н$\cdot$м" calcext:value-type="string">
            <text:p>Н$\cdot$м</text:p>
          </table:table-cell>
          <table:table-cell office:value-type="string" calcext:value-type="string">
            <text:p>T_\text{торм}</text:p>
          </table:table-cell>
          <table:table-cell/>
          <table:table-cell table:style-name="ce261" office:value-type="float" office:value="39" calcext:value-type="float">
            <text:p>39</text:p>
          </table:table-cell>
          <table:table-cell table:formula="of:=[.M78]" office:value-type="float" office:value="20" calcext:value-type="float">
            <text:p>20</text:p>
          </table:table-cell>
          <table:table-cell table:formula="of:=[.N78]" office:value-type="float" office:value="20" calcext:value-type="float">
            <text:p>20</text:p>
          </table:table-cell>
          <table:table-cell table:formula="of:=[.O78]" office:value-type="float" office:value="20" calcext:value-type="float">
            <text:p>20</text:p>
          </table:table-cell>
          <table:table-cell table:style-name="ce38" table:formula="of:=[.P43]*1000/(2*PI()*[.P44]/60)" office:value-type="float" office:value="102.313891987647" calcext:value-type="float">
            <text:p>102,31</text:p>
          </table:table-cell>
          <table:table-cell table:style-name="ce1039" table:formula="of:=[.Q43]*1000/(2*PI()*[.Q44]/60)" office:value-type="float" office:value="102.313891987647" calcext:value-type="float">
            <text:p>102,31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table:style-name="ce128" office:value-type="string" calcext:value-type="string">
            <text:p>момент инерции тормозного шкива, кг*м2</text:p>
          </table:table-cell>
          <table:table-cell table:style-name="ce908"/>
          <table:table-cell table:style-name="ce219" table:number-columns-repeated="3"/>
          <table:table-cell table:style-name="ce83" office:value-type="float" office:value="0.079372" calcext:value-type="float">
            <text:p>0,079372</text:p>
          </table:table-cell>
          <table:table-cell table:style-name="ce961"/>
          <table:table-cell table:formula="of:=[.M77]" office:value-type="float" office:value="0.063139" calcext:value-type="float">
            <text:p>0,063139</text:p>
          </table:table-cell>
          <table:table-cell table:formula="of:=[.N77]" office:value-type="float" office:value="0.063139" calcext:value-type="float">
            <text:p>0,063139</text:p>
          </table:table-cell>
          <table:table-cell table:formula="of:=[.O77]" office:value-type="float" office:value="0.063139" calcext:value-type="float">
            <text:p>0,063139</text:p>
          </table:table-cell>
          <table:table-cell table:number-columns-repeated="2" office:value-type="float" office:value="1.55" calcext:value-type="float">
            <text:p>1,5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тормозному моменту</text:p>
          </table:table-cell>
          <table:table-cell table:number-columns-repeated="5"/>
          <table:table-cell table:formula="of:=IF([.L111]&gt;=[.L99]; &quot;ДА&quot; ; &quot;НЕТ&quot;)" office:value-type="string" office:string-value="ДА" calcext:value-type="string">
            <text:p>ДА</text:p>
          </table:table-cell>
          <table:table-cell table:formula="of:=IF([.M111]&gt;=[.M99]; &quot;ДА&quot; ; &quot;НЕТ&quot;)" office:value-type="string" office:string-value="ДА" calcext:value-type="string">
            <text:p>ДА</text:p>
          </table:table-cell>
          <table:table-cell table:formula="of:=IF([.N111]&gt;=[.N99]; &quot;ДА&quot; ; &quot;НЕТ&quot;)" office:value-type="string" office:string-value="ДА" calcext:value-type="string">
            <text:p>ДА</text:p>
          </table:table-cell>
          <table:table-cell table:formula="of:=IF([.O111]&gt;=[.O99]; &quot;ДА&quot; ; &quot;НЕТ&quot;)" office:value-type="string" office:string-value="ДА" calcext:value-type="string">
            <text:p>ДА</text:p>
          </table:table-cell>
          <table:table-cell table:style-name="ce38" table:formula="of:=[.P23]*[.P17]/1000/2/[.P53]/[.P39]" office:value-type="string" office:string-value="" calcext:value-type="error">
            <text:p>#ЗНАЧ!</text:p>
          </table:table-cell>
          <table:table-cell table:style-name="ce1039" table:formula="of:=[.Q23]*[.Q17]/1000/2/[.Q53]/[.Q39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5"/>
          <table:table-cell table:number-columns-repeated="2" office:value-type="float" office:value="1.15" calcext:value-type="float">
            <text:p>1,1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61" office:value-type="string" calcext:value-type="string">
            <text:p>[моё] Перерасчет тормозного момента</text:p>
          </table:table-cell>
          <table:table-cell table:number-columns-repeated="10"/>
          <table:table-cell table:formula="of:=[.P63]+[.P45]" office:value-type="float" office:value="0.365139" calcext:value-type="float">
            <text:p>0,365139</text:p>
          </table:table-cell>
          <table:table-cell table:formula="of:=[.Q63]+[.Q45]" office:value-type="float" office:value="0.365139" calcext:value-type="float">
            <text:p>0,365139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875"/>
          <table:table-cell table:style-name="ce124" office:value-type="string" calcext:value-type="string">
            <text:p>Максимальный тормозной момент вообще</text:p>
            <text:p>для пустой тележки на спуск, Нм</text:p>
          </table:table-cell>
          <table:table-cell table:style-name="ce903"/>
          <table:table-cell table:style-name="ce213" table:number-columns-repeated="3"/>
          <table:table-cell table:style-name="ce131"/>
          <table:table-cell table:style-name="ce950" table:formula="of:=[.L126]*[.L127]*[.L38]*2*[.L63]/([.L17]/1000) + ([.L38]/g + [.L30] - [.L25])*[.L117]*[.L17]/1000/2/[.L63]/[.L39]" office:value-type="float" office:value="-2.5103086963654" calcext:value-type="float">
            <text:p>-2,51</text:p>
          </table:table-cell>
          <table:table-cell table:style-name="ce26" table:formula="of:=[.M126]*[.M127]*[.M38]*2*[.M63]/([.M17]/1000) + ([.M38]/g + [.M30] - [.M25])*[.M117]*[.M17]/1000/2/[.M63]/[.M39]" office:value-type="float" office:value="0.194581424147995" calcext:value-type="float">
            <text:p>0,19</text:p>
          </table:table-cell>
          <table:table-cell table:style-name="ce289" table:formula="of:=[.N126]*[.N127]*[.N38]*2*[.N63]/([.N17]/1000) + ([.N38]/g + [.N30] - [.N25])*[.N117]*[.N17]/1000/2/[.N63]/[.N39]" office:value-type="float" office:value="-0.0731571288235258" calcext:value-type="float">
            <text:p>-0,07</text:p>
          </table:table-cell>
          <table:table-cell table:style-name="ce131" table:formula="of:=[.O126]*[.O127]*[.O38]*2*[.O63]/([.O17]/1000) + ([.O38]/g + [.O30] - [.O25])*[.O117]*[.O17]/1000/2/[.O63]/[.O39]" office:value-type="float" office:value="-0.401791902521006" calcext:value-type="float">
            <text:p>-0,40</text:p>
          </table:table-cell>
          <table:table-cell table:formula="of:=IF([.P108]&lt;=6;&quot;ДА&quot;;&quot;НЕТ&quot;)" office:value-type="string" office:string-value="" calcext:value-type="error">
            <text:p>#ЗНАЧ!</text:p>
          </table:table-cell>
          <table:table-cell table:formula="of:=IF([.Q108]&lt;=6;&quot;ДА&quot;;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Вес тележки, Н</text:p>
          </table:table-cell>
          <table:table-cell table:style-name="ce903"/>
          <table:table-cell table:style-name="ce213" table:number-columns-repeated="3"/>
          <table:table-cell table:style-name="ce131" office:value-type="string" calcext:value-type="string">
            <text:p>G</text:p>
          </table:table-cell>
          <table:table-cell table:style-name="ce950" table:formula="of:=([.L3]+Q*0)*g+[.L12]" office:value-type="float" office:value="130966.96" calcext:value-type="float">
            <text:p>130 966,96</text:p>
          </table:table-cell>
          <table:table-cell table:style-name="ce26" table:formula="of:=([.M3]+Q*0)*g+[.M12]" office:value-type="float" office:value="130677.048" calcext:value-type="float">
            <text:p>130 677,05</text:p>
          </table:table-cell>
          <table:table-cell table:style-name="ce289" table:formula="of:=([.N3]+Q*0)*g+[.N12]" office:value-type="float" office:value="130677.048" calcext:value-type="float">
            <text:p>130 677,05</text:p>
          </table:table-cell>
          <table:table-cell table:style-name="ce131" table:formula="of:=([.O3]+Q*0)*g+[.O12]" office:value-type="float" office:value="130677.048" calcext:value-type="float">
            <text:p>130 677,05</text:p>
          </table:table-cell>
          <table:table-cell table:formula="of:=IF([.P109]&lt;=[.P38]; &quot;ДА&quot;; &quot;НЕТ&quot;)" office:value-type="string" office:string-value="" calcext:value-type="error">
            <text:p>#ЗНАЧ!</text:p>
          </table:table-cell>
          <table:table-cell table:formula="of:=IF([.Q109]&lt;=[.Q38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1032"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Время и ускорение разгона тележки</text:p>
          </table:table-cell>
          <table:table-cell table:number-columns-repeated="10"/>
          <table:table-cell table:style-name="ce38" table:formula="of:=[.P60]/60*([.P114]*[.P115]*[.P132]+[.P120]/g/[.P132]/[.P39])/([.P110]-[.P120]/[.P132]/[.P39]*([.P25]+[.P30]))" office:value-type="string" office:string-value="" calcext:value-type="error">
            <text:p>#ЗНАЧ!</text:p>
          </table:table-cell>
          <table:table-cell table:style-name="ce1039" table:formula="of:=[.Q60]/60*([.Q114]*[.Q115]*[.Q132]+[.Q120]/g/[.Q132]/[.Q39])/([.Q110]-[.Q120]/[.Q132]/[.Q39]*([.Q25]+[.Q30]))" office:value-type="string" office:string-value="" calcext:value-type="error">
            <text:p>#ЗНАЧ!</text:p>
          </table:table-cell>
          <table:table-cell table:style-name="ce1020"/>
          <table:table-cell table:style-name="ce131" table:number-columns-repeated="1014"/>
        </table:table-row>
        <table:table-row table:style-name="ro1">
          <table:table-cell table:number-columns-repeated="4"/>
          <table:table-cell table:style-name="ce133"/>
          <table:table-cell table:style-name="ce123" office:value-type="string" calcext:value-type="string">
            <text:p>Время разгона, с</text:p>
          </table:table-cell>
          <table:table-cell table:style-name="ce905" office:value-type="string" calcext:value-type="string">
            <text:p>время разгона механизма передвижения</text:p>
          </table:table-cell>
          <table:table-cell table:style-name="ce216" office:value-type="string" calcext:value-type="string">
            <text:p>\frac{2 \x \pi \x #1 \x \left( #2 \x #3 + (#4 + #5 + #6 / #7) \x \left( \dfrac{#8}{2 \x #9} \right)^2 \x \dfrac{1}{#10} \right)}{#11 - #12}</text:p>
          </table:table-cell>
          <table:table-cell table:style-name="ce216" office:value-type="string" calcext:value-type="string">
            <text:p>с</text:p>
          </table:table-cell>
          <table:table-cell table:style-name="ce216" office:value-type="string" calcext:value-type="string">
            <text:p>t_\text{разг}</text:p>
          </table:table-cell>
          <table:table-cell table:style-name="ce133"/>
          <table:table-cell table:style-name="ce292" table:formula="of:=2*PI()*[.L44]/60*([.L126]*[.L127] + ([.L3]+Q+[.L12]/g)*([.L17]/1000 / 2 / [.L63])^2/[.L39]) / ([.L122]-[.L125])" office:value-type="float" office:value="8.31708881862659" calcext:value-type="float">
            <text:p>8,32</text:p>
          </table:table-cell>
          <table:table-cell table:style-name="ce24" table:formula="of:=2*PI()*[.M44]/60*([.M126]*[.M127] + ([.M3]+Q+[.M12]/g)*([.M17]/1000 / 2 / [.M63])^2/[.M39]) / ([.M122]-[.M125])" office:value-type="float" office:value="5.01669890452402" calcext:value-type="float">
            <text:p>5,02</text:p>
          </table:table-cell>
          <table:table-cell table:style-name="ce291" table:formula="of:=2*PI()*[.N44]/60*([.N126]*[.N127] + ([.N3]+Q+[.N12]/g)*([.N17]/1000 / 2 / [.N63])^2/[.N39]) / ([.N122]-[.N125])" office:value-type="float" office:value="11.6512519535959" calcext:value-type="float">
            <text:p>11,65</text:p>
          </table:table-cell>
          <table:table-cell table:style-name="ce36" table:formula="of:=2*PI()*[.O44]/60*([.O126]*[.O127] + ([.O3]+Q+[.O12]/g)*([.O17]/1000 / 2 / [.O63])^2/[.O39]) / ([.O122]-[.O125])" office:value-type="float" office:value="7.40823246944224" calcext:value-type="float">
            <text:p>7,41</text:p>
          </table:table-cell>
          <table:table-cell table:style-name="ce33" table:formula="of:=([.P3]+Q*1)*g+[.P12]" office:value-type="float" office:value="523077.048" calcext:value-type="float">
            <text:p>523 077</text:p>
          </table:table-cell>
          <table:table-cell table:style-name="ce1037" table:formula="of:=([.Q3]+Q*1)*g+[.Q12]" office:value-type="float" office:value="523077.048" calcext:value-type="float">
            <text:p>523 077</text:p>
          </table:table-cell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Ускорение при разгоне, м/с2</text:p>
          </table:table-cell>
          <table:table-cell table:style-name="ce911" office:value-type="string" calcext:value-type="string">
            <text:p>ускорение при разгоне</text:p>
          </table:table-cell>
          <table:table-cell table:style-name="ce222" office:value-type="string" calcext:value-type="string">
            <text:p>\frac{#1}{#2}</text:p>
          </table:table-cell>
          <table:table-cell table:style-name="ce222" office:value-type="string" calcext:value-type="string">
            <text:p>м/с$^2$</text:p>
          </table:table-cell>
          <table:table-cell table:style-name="ce222" office:value-type="string" calcext:value-type="string">
            <text:p>a_\text{разг}</text:p>
          </table:table-cell>
          <table:table-cell table:style-name="ce138"/>
          <table:table-cell table:style-name="ce962" table:formula="of:=[.L72]/[.L120]/60" office:value-type="float" office:value="0.0845389980961555" calcext:value-type="float">
            <text:p>0,085</text:p>
          </table:table-cell>
          <table:table-cell table:style-name="ce981" table:formula="of:=[.M72]/[.M120]/60" office:value-type="float" office:value="0.124582739754199" calcext:value-type="float">
            <text:p>0,125</text:p>
          </table:table-cell>
          <table:table-cell table:style-name="ce146" table:formula="of:=[.N72]/[.N120]/60" office:value-type="float" office:value="0.0675886644316195" calcext:value-type="float">
            <text:p>0,068</text:p>
          </table:table-cell>
          <table:table-cell table:style-name="ce1017" table:formula="of:=[.O72]/[.O120]/60" office:value-type="float" office:value="0.0949104065920824" calcext:value-type="float">
            <text:p>0,095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Среднепусковой момент двигателя, Нм</text:p>
          </table:table-cell>
          <table:table-cell table:style-name="ce903" office:value-type="string" calcext:value-type="string">
            <text:p>среднепусковой момент двигателя</text:p>
          </table:table-cell>
          <table:table-cell table:style-name="ce213"/>
          <table:table-cell table:style-name="ce213" office:value-type="string" calcext:value-type="string">
            <text:p>Н$\cdot$м</text:p>
          </table:table-cell>
          <table:table-cell office:value-type="string" calcext:value-type="string">
            <text:p>T_\text{ср.п}</text:p>
          </table:table-cell>
          <table:table-cell table:style-name="ce131"/>
          <table:table-cell table:style-name="ce944" table:formula="of:=[.L124]*[.L123]" office:value-type="float" office:value="118.096354049571" calcext:value-type="float">
            <text:p>118</text:p>
          </table:table-cell>
          <table:table-cell table:style-name="ce26" table:formula="of:=[.M123]*[.M124]" office:value-type="float" office:value="118.096354049571" calcext:value-type="float">
            <text:p>118,10</text:p>
          </table:table-cell>
          <table:table-cell table:style-name="ce289" table:formula="of:=[.N123]*[.N124]" office:value-type="float" office:value="118.096354049571" calcext:value-type="float">
            <text:p>118,10</text:p>
          </table:table-cell>
          <table:table-cell table:style-name="ce38" table:formula="of:=[.O123]*[.O124]" office:value-type="float" office:value="118.096354049571" calcext:value-type="float">
            <text:p>118,10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Номинальный момент двигателя, Нм</text:p>
          </table:table-cell>
          <table:table-cell table:style-name="ce903" office:value-type="string" calcext:value-type="string">
            <text:p>номинальный момент двигателя</text:p>
          </table:table-cell>
          <table:table-cell table:style-name="ce213" office:value-type="string" calcext:value-type="string">
            <text:p>\frac{#1}{2 \x \pi \x #2}</text:p>
          </table:table-cell>
          <table:table-cell table:formula="of:=[.I122]" office:value-type="string" office:string-value="Н$\cdot$м" calcext:value-type="string">
            <text:p>Н$\cdot$м</text:p>
          </table:table-cell>
          <table:table-cell office:value-type="string" calcext:value-type="string">
            <text:p>T_\text{дв.ном}</text:p>
          </table:table-cell>
          <table:table-cell/>
          <table:table-cell table:style-name="ce960" table:formula="of:=[.L43]*1000/(2*PI()*[.L44]/60)" office:value-type="float" office:value="76.1911961610137" calcext:value-type="float">
            <text:p>76,2</text:p>
          </table:table-cell>
          <table:table-cell table:style-name="ce26" table:formula="of:=[.M43]*1000/(2*PI()*[.M44]/60)" office:value-type="float" office:value="76.1911961610137" calcext:value-type="float">
            <text:p>76,19</text:p>
          </table:table-cell>
          <table:table-cell table:style-name="ce289" table:formula="of:=[.N43]*1000/(2*PI()*[.N44]/60)" office:value-type="float" office:value="76.1911961610137" calcext:value-type="float">
            <text:p>76,19</text:p>
          </table:table-cell>
          <table:table-cell table:style-name="ce38" table:formula="of:=[.O43]*1000/(2*PI()*[.O44]/60)" office:value-type="float" office:value="76.1911961610137" calcext:value-type="float">
            <text:p>76,19</text:p>
          </table:table-cell>
          <table:table-cell table:style-name="ce33"/>
          <table:table-cell table:style-name="ce1037"/>
          <table:table-cell table:style-name="ce1021"/>
          <table:table-cell table:style-name="ce130" table:number-columns-repeated="1014"/>
        </table:table-row>
        <table:table-row table:style-name="ro2">
          <table:table-cell table:number-columns-repeated="5"/>
          <table:table-cell office:value-type="string" calcext:value-type="string">
            <text:p>Кратность среднепускового момента</text:p>
          </table:table-cell>
          <table:table-cell office:value-type="string" calcext:value-type="string">
            <text:p>кратность среднепускового момента двигателя к номинальному</text:p>
          </table:table-cell>
          <table:table-cell table:number-columns-repeated="2"/>
          <table:table-cell office:value-type="string" calcext:value-type="string">
            <text:p>\psi</text:p>
          </table:table-cell>
          <table:table-cell/>
          <table:table-cell table:number-columns-repeated="4" office:value-type="float" office:value="1.55" calcext:value-type="float">
            <text:p>1,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7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Статический момент сопротивления, Нм</text:p>
          </table:table-cell>
          <table:table-cell table:style-name="ce903" office:value-type="string" calcext:value-type="string">
            <text:p>статический момент сопротивления</text:p>
          </table:table-cell>
          <table:table-cell table:style-name="ce213" office:value-type="string" calcext:value-type="string">
            <text:p>\frac{#1 \x #2}{2 \x #3 \x #4}</text:p>
          </table:table-cell>
          <table:table-cell table:style-name="ce213" table:formula="of:=[.I123]" office:value-type="string" office:string-value="Н$\cdot$м" calcext:value-type="string">
            <text:p>Н$\cdot$м</text:p>
          </table:table-cell>
          <table:table-cell table:style-name="ce213" office:value-type="string" calcext:value-type="string">
            <text:p>T_\text{ст}</text:p>
          </table:table-cell>
          <table:table-cell table:style-name="ce131"/>
          <table:table-cell table:style-name="ce950" table:formula="of:=[.L23]*[.L17]/1000/2/[.L63]/[.L39]" office:value-type="float" office:value="78.8345588235294" calcext:value-type="float">
            <text:p>78,83</text:p>
          </table:table-cell>
          <table:table-cell table:style-name="ce26" table:formula="of:=[.M23]*[.M17]/1000/2/[.M63]/[.M39]" office:value-type="float" office:value="65.2014807731092" calcext:value-type="float">
            <text:p>65,20</text:p>
          </table:table-cell>
          <table:table-cell table:style-name="ce289" table:formula="of:=[.N23]*[.N17]/1000/2/[.N63]/[.N39]" office:value-type="float" office:value="82.1538657741177" calcext:value-type="float">
            <text:p>82,15</text:p>
          </table:table-cell>
          <table:table-cell table:style-name="ce38" table:formula="of:=[.O23]*[.O17]/1000/2/[.O63]/[.O39]" office:value-type="float" office:value="73.3516658697479" calcext:value-type="float">
            <text:p>73,3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Коэф. учета инерции вращающихся масс на других валах</text:p>
          </table:table-cell>
          <table:table-cell table:style-name="ce912" office:value-type="string" calcext:value-type="string">
            <text:p>коэффициент учета инерции вращающихся масс на других валах</text:p>
          </table:table-cell>
          <table:table-cell table:number-columns-repeated="2"/>
          <table:table-cell office:value-type="string" calcext:value-type="string">
            <text:p>\gamma</text:p>
          </table:table-cell>
          <table:table-cell table:style-name="Default" office:value-type="string" calcext:value-type="string">
            <text:p>gamma</text:p>
          </table:table-cell>
          <table:table-cell table:number-columns-repeated="4" office:value-type="float" office:value="1.15" calcext:value-type="float">
            <text:p>1,15</text:p>
          </table:table-cell>
          <table:table-cell table:style-name="ce1017" table:formula="of:=[.P60]/60/[.P128]" office:value-type="string" office:string-value="" calcext:value-type="error">
            <text:p>#ЗНАЧ!</text:p>
          </table:table-cell>
          <table:table-cell table:style-name="ce1045" table:formula="of:=[.Q60]/60/[.Q128]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Момент инерции быстроходного вала, кг*м2</text:p>
          </table:table-cell>
          <table:table-cell office:value-type="string" calcext:value-type="string">
            <text:p>момент инерции быстроходного вала</text:p>
          </table:table-cell>
          <table:table-cell/>
          <table:table-cell table:style-name="Default" office:value-type="string" calcext:value-type="string">
            <text:p>кг$\cdot$м$^2$</text:p>
          </table:table-cell>
          <table:table-cell office:value-type="string" calcext:value-type="string">
            <text:p>J_1</text:p>
          </table:table-cell>
          <table:table-cell office:value-type="string" calcext:value-type="string">
            <text:p>J1</text:p>
          </table:table-cell>
          <table:table-cell table:style-name="ce963" table:formula="of:=[.L77]+[.L45]" office:value-type="float" office:value="0.1" calcext:value-type="float">
            <text:p>0,100</text:p>
          </table:table-cell>
          <table:table-cell table:formula="of:=[.M77]+[.M45]" office:value-type="float" office:value="0.145139" calcext:value-type="float">
            <text:p>0,145139</text:p>
          </table:table-cell>
          <table:table-cell table:formula="of:=[.N77]+[.N45]+[.N112]" office:value-type="float" office:value="0.208278" calcext:value-type="float">
            <text:p>0,208278</text:p>
          </table:table-cell>
          <table:table-cell table:formula="of:=[.O77]+[.O45]" office:value-type="float" office:value="0.145139" calcext:value-type="float">
            <text:p>0,145139</text:p>
          </table:table-cell>
          <table:table-cell table:style-name="ce1017" table:formula="of:=[.P60]/60/[.P129]" office:value-type="string" office:string-value="" calcext:value-type="error">
            <text:p>#ЗНАЧ!</text:p>
          </table:table-cell>
          <table:table-cell table:style-name="ce1045" table:formula="of:=[.Q60]/60/[.Q129]" office:value-type="string" office:string-value="" calcext:value-type="error">
            <text:p>#ЗНАЧ!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времени разгона</text:p>
          </table:table-cell>
          <table:table-cell table:style-name="ce401" office:value-type="string" calcext:value-type="string">
            <text:p>Подходит ли по времени разгона</text:p>
          </table:table-cell>
          <table:table-cell table:number-columns-repeated="4"/>
          <table:table-cell table:formula="of:=IF([.L120]&lt;=6;&quot;ДА&quot;;&quot;НЕТ&quot;)" office:value-type="string" office:string-value="НЕТ" calcext:value-type="string">
            <text:p>НЕТ</text:p>
          </table:table-cell>
          <table:table-cell table:formula="of:=IF([.M120]&lt;=6;&quot;ДА&quot;;&quot;НЕТ&quot;)" office:value-type="string" office:string-value="ДА" calcext:value-type="string">
            <text:p>ДА</text:p>
          </table:table-cell>
          <table:table-cell table:formula="of:=IF([.N120]&lt;=6;&quot;ДА&quot;;&quot;НЕТ&quot;)" office:value-type="string" office:string-value="НЕТ" calcext:value-type="string">
            <text:p>НЕТ</text:p>
          </table:table-cell>
          <table:table-cell table:formula="of:=IF([.O120]&lt;=6;&quot;ДА&quot;;&quot;НЕТ&quot;)" office:value-type="string" office:string-value="НЕТ" calcext:value-type="string">
            <text:p>НЕТ</text:p>
          </table:table-cell>
          <table:table-cell table:style-name="ce38" table:formula="of:=[.P60]/60*([.P114]*[.P115]*[.P132] + [.P131]/g / [.P132] / [.P39]) / ([.P110] - [.P131]/[.P132]/[.P39]*([.P25]+[.P30]*0))" office:value-type="string" office:string-value="" calcext:value-type="error">
            <text:p>#ЗНАЧ!</text:p>
          </table:table-cell>
          <table:table-cell table:style-name="ce1039" table:formula="of:=[.Q60]/60*([.Q114]*[.Q115]*[.Q132] + [.Q131]/g / [.Q132] / [.Q39]) / ([.Q110] - [.Q131]/[.Q132]/[.Q39]*([.Q25]+[.Q30]*0))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style-name="ce401" office:value-type="string" calcext:value-type="string">
            <text:p>Подходит ли по ускорению разгона</text:p>
          </table:table-cell>
          <table:table-cell table:number-columns-repeated="4"/>
          <table:table-cell table:formula="of:=IF([.L121]&lt;=[.L38]; &quot;ДА&quot;; &quot;НЕТ&quot;)" office:value-type="string" office:string-value="ДА" calcext:value-type="string">
            <text:p>ДА</text:p>
          </table:table-cell>
          <table:table-cell table:formula="of:=IF([.M121]&lt;=[.M38]; &quot;ДА&quot;; &quot;НЕТ&quot;)" office:value-type="string" office:string-value="НЕТ" calcext:value-type="string">
            <text:p>НЕТ</text:p>
          </table:table-cell>
          <table:table-cell table:formula="of:=IF([.N121]&lt;=[.N38]; &quot;ДА&quot;; &quot;НЕТ&quot;)" office:value-type="string" office:string-value="ДА" calcext:value-type="string">
            <text:p>ДА</text:p>
          </table:table-cell>
          <table:table-cell table:formula="of:=IF([.O121]&lt;=[.O38]; &quot;ДА&quot;; &quot;НЕТ&quot;)" office:value-type="string" office:string-value="ДА" calcext:value-type="string">
            <text:p>ДА</text:p>
          </table:table-cell>
          <table:table-cell table:style-name="ce38" table:formula="of:=[.P60]/60*([.P114]*[.P115] + [.P131]/g/[.P132]^2/[.P39]) / (1/[.P132] * ([.P130]+ [.P131]/[.P132]/[.P39]*([.P25]-[.P30]*0)))" office:value-type="string" office:string-value="" calcext:value-type="error">
            <text:p>#ЗНАЧ!</text:p>
          </table:table-cell>
          <table:table-cell table:style-name="ce1039" table:formula="of:=[.Q60]/60*([.Q114]*[.Q115] + [.Q131]/g/[.Q132]^2/[.Q39]) / (1/[.Q132] * ([.Q130]+ [.Q131]/[.Q132]/[.Q39]*([.Q25]-[.Q30]*0)))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15"/>
          <table:table-cell table:style-name="ce38" table:formula="of:=[.P82]" office:value-type="string" office:string-value="" calcext:value-type="error">
            <text:p>#ЗНАЧ!</text:p>
          </table:table-cell>
          <table:table-cell table:style-name="ce1039" table:formula="of:=[.Q82]" office:value-type="string" office:string-value="" calcext:value-type="error">
            <text:p>#ЗНАЧ!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[мое] Время разгона, с</text:p>
          </table:table-cell>
          <table:table-cell table:style-name="ce903"/>
          <table:table-cell table:style-name="ce213" table:number-columns-repeated="3"/>
          <table:table-cell table:style-name="ce131"/>
          <table:table-cell table:style-name="ce950" table:formula="of:=[.L72]/60*([.L126]*[.L127]*[.L144]+[.L132]/g/[.L144]/[.L39])/([.L122]-[.L132]/[.L144]/[.L39]*([.L25]+[.L30]))" office:value-type="float" office:value="8.32882284745894" calcext:value-type="float">
            <text:p>8,33</text:p>
          </table:table-cell>
          <table:table-cell table:style-name="ce26" table:formula="of:=[.M72]/60*([.M126]*[.M127]*[.M144]+[.M132]/g/[.M144]/[.M39])/([.M122]-[.M132]/[.M144]/[.M39]*([.M25]+[.M30]))" office:value-type="float" office:value="5.01669890452402" calcext:value-type="float">
            <text:p>5,02</text:p>
          </table:table-cell>
          <table:table-cell table:style-name="ce289" table:formula="of:=[.N72]/60*([.N126]*[.N127]*[.N144]+[.N132]/g/[.N144]/[.N39])/([.N122]-[.N132]/[.N144]/[.N39]*([.N25]+[.N30]))" office:value-type="float" office:value="11.6512519535959" calcext:value-type="float">
            <text:p>11,65</text:p>
          </table:table-cell>
          <table:table-cell table:style-name="ce38" table:formula="of:=[.O72]/60*([.O126]*[.O127]*[.O144]+[.O132]/g/[.O144]/[.O39])/([.O122]-[.O132]/[.O144]/[.O39]*([.O25]+[.O30]))" office:value-type="float" office:value="7.40823246944224" calcext:value-type="float">
            <text:p>7,41</text:p>
          </table:table-cell>
          <table:table-cell table:style-name="ce33" table:formula="of:=g*(Q*0+[.P3]) + [.P12]" office:value-type="float" office:value="130677.048" calcext:value-type="float">
            <text:p>130 677</text:p>
          </table:table-cell>
          <table:table-cell table:style-name="ce1037" table:formula="of:=g*(Q*0+[.Q3]) + [.Q12]" office:value-type="float" office:value="130677.048" calcext:value-type="float">
            <text:p>130 677</text:p>
          </table:table-cell>
          <table:table-cell/>
          <table:table-cell table:style-name="ce130" table:number-columns-repeated="1013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0"/>
          <table:table-cell table:style-name="ce120" office:value-type="string" calcext:value-type="string">
            <text:p>Вес, Н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 table:formula="of:=([.L3]+Q*1)*g+[.L12]" office:value-type="float" office:value="523366.96" calcext:value-type="float">
            <text:p>523 367</text:p>
          </table:table-cell>
          <table:table-cell table:style-name="ce21" table:formula="of:=([.M3]+Q*1)*g+[.M12]" office:value-type="float" office:value="523077.048" calcext:value-type="float">
            <text:p>523 077</text:p>
          </table:table-cell>
          <table:table-cell table:style-name="ce287" table:formula="of:=([.N3]+Q*1)*g+[.N12]" office:value-type="float" office:value="523077.048" calcext:value-type="float">
            <text:p>523 077</text:p>
          </table:table-cell>
          <table:table-cell table:style-name="ce33" table:formula="of:=([.O3]+Q*1)*g+[.O12]" office:value-type="float" office:value="523077.048" calcext:value-type="float">
            <text:p>523 077</text:p>
          </table:table-cell>
          <table:table-cell table:style-name="ce35" table:formula="of:=2*[.P53]/[.P17]*1000" office:value-type="string" office:string-value="" calcext:value-type="error">
            <text:p>#ЗНАЧ!</text:p>
          </table:table-cell>
          <table:table-cell table:style-name="ce1044" table:formula="of:=2*[.Q53]/[.Q17]*1000" office:value-type="string" office:string-value="" calcext:value-type="error">
            <text:p>#ЗНАЧ!</text:p>
          </table:table-cell>
          <table:table-cell/>
          <table:table-cell table:style-name="ce15" table:number-columns-repeated="1013"/>
          <table:table-cell/>
        </table:table-row>
        <table:table-row table:style-name="ro1">
          <table:table-cell table:number-columns-repeated="4"/>
          <table:table-cell table:style-name="ce130"/>
          <table:table-cell table:style-name="ce120"/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21"/>
          <table:table-cell table:style-name="ce287"/>
          <table:table-cell table:style-name="ce33"/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[еще раз из методички] Время разгона, с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982" table:formula="of:=PI()*[.M44]/30*([.M126]*[.M127]+(Q+[.M3]+[.M12]/g)*([.M17]/1000/2)^2/[.M63]^2/[.M39]) / ([.M122]-[.M135])" office:value-type="float" office:value="5.01669890452402" calcext:value-type="float">
            <text:p>5,017</text:p>
          </table:table-cell>
          <table:table-cell table:style-name="ce287"/>
          <table:table-cell table:style-name="ce33"/>
          <table:table-cell table:style-name="ce1017" table:formula="of:=g*([.P137]/[.P136]*2/4*[.P138] - [.P25])" office:value-type="float" office:value="0.591665625" calcext:value-type="float">
            <text:p>0,592</text:p>
          </table:table-cell>
          <table:table-cell table:style-name="ce1045" table:formula="of:=g*([.Q137]/[.Q136]*2/4*[.Q138] - [.Q25])" office:value-type="float" office:value="0.591665625" calcext:value-type="float">
            <text:p>0,592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Статический момент сопротивления, Нм</text:p>
          </table:table-cell>
          <table:table-cell table:style-name="ce900"/>
          <table:table-cell table:style-name="ce205" table:number-columns-repeated="3"/>
          <table:table-cell table:style-name="ce130"/>
          <table:table-cell table:style-name="ce944"/>
          <table:table-cell table:style-name="ce26" table:formula="of:=[.M17]/1000/2*([.M24]+[.M29])/[.M63]/[.M39]" office:value-type="float" office:value="65.2014807731092" calcext:value-type="float">
            <text:p>65,20</text:p>
          </table:table-cell>
          <table:table-cell table:style-name="ce998"/>
          <table:table-cell table:style-name="ce1018"/>
          <table:table-cell table:style-name="ce1017" table:formula="of:=g*([.P137]/[.P136]*2/4*[.P138] + [.P25])" office:value-type="float" office:value="0.879834375" calcext:value-type="float">
            <text:p>0,880</text:p>
          </table:table-cell>
          <table:table-cell table:style-name="ce1045" table:formula="of:=g*([.Q137]/[.Q136]*2/4*[.Q138] + [.Q25])" office:value-type="float" office:value="0.879834375" calcext:value-type="float">
            <text:p>0,880</text:p>
          </table:table-cell>
          <table:table-cell/>
          <table:table-cell table:style-name="ce138" table:number-columns-repeated="1013"/>
          <table:table-cell/>
        </table:table-row>
        <table:table-row table:style-name="ro1">
          <table:table-cell table:number-columns-repeated="13"/>
          <table:table-cell table:style-name="ce566"/>
          <table:table-cell table:style-name="ce863"/>
          <table:table-cell table:style-name="ce35" office:value-type="float" office:value="1.2" calcext:value-type="float">
            <text:p>1,2</text:p>
          </table:table-cell>
          <table:table-cell table:style-name="ce1044" office:value-type="float" office:value="1.2" calcext:value-type="float">
            <text:p>1,2</text:p>
          </table:table-cell>
          <table:table-cell/>
          <table:table-cell table:style-name="ce15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Отсутствие буксования и юза пустой тележки</text:p>
          </table:table-cell>
          <table:table-cell table:number-columns-repeated="8"/>
          <table:table-cell table:style-name="ce566"/>
          <table:table-cell table:style-name="ce863"/>
          <table:table-cell table:style-name="ce38" office:value-type="float" office:value="0.2" calcext:value-type="float">
            <text:p>0,20</text:p>
          </table:table-cell>
          <table:table-cell table:style-name="ce1039" office:value-type="float" office:value="0.2" calcext:value-type="float">
            <text:p>0,20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Фактическое ускорение при разгоне, м/с2</text:p>
          </table:table-cell>
          <table:table-cell table:style-name="ce911" office:value-type="string" calcext:value-type="string">
            <text:p>расчетное ускорение при разгоне</text:p>
          </table:table-cell>
          <table:table-cell table:style-name="ce222" office:value-type="string" calcext:value-type="string">
            <text:p>\frac{#1}{#2}</text:p>
          </table:table-cell>
          <table:table-cell table:style-name="ce222" office:value-type="string" calcext:value-type="string">
            <text:p>м/с$^2$</text:p>
          </table:table-cell>
          <table:table-cell table:style-name="ce213" office:value-type="string" calcext:value-type="string">
            <text:p>a_\text{разг}</text:p>
          </table:table-cell>
          <table:table-cell table:style-name="ce138"/>
          <table:table-cell table:style-name="ce962" table:formula="of:=[.L72]/60/[.L140]" office:value-type="float" office:value="0.783624811142228" calcext:value-type="float">
            <text:p>0,784</text:p>
          </table:table-cell>
          <table:table-cell table:style-name="ce981" table:formula="of:=[.M72]/60/[.M140]" office:value-type="float" office:value="0.824863986927818" calcext:value-type="float">
            <text:p>0,825</text:p>
          </table:table-cell>
          <table:table-cell table:style-name="ce999" table:formula="of:=[.N72]/60/[.N140]" office:value-type="float" office:value="0.644071588101975" calcext:value-type="float">
            <text:p>0,644</text:p>
          </table:table-cell>
          <table:table-cell table:style-name="ce1019" table:formula="of:=[.O72]/60/[.O140]" office:value-type="float" office:value="0.753602667356278" calcext:value-type="float">
            <text:p>0,754</text:p>
          </table:table-cell>
          <table:table-cell table:style-name="ce38" office:value-type="float" office:value="0.9" calcext:value-type="float">
            <text:p>0,90</text:p>
          </table:table-cell>
          <table:table-cell table:style-name="ce1039" office:value-type="float" office:value="0.9" calcext:value-type="float">
            <text:p>0,90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Фактическое ускорение при торможении, м/с2</text:p>
          </table:table-cell>
          <table:table-cell table:style-name="ce911" office:value-type="string" calcext:value-type="string">
            <text:p>расчетное ускорение при торможении</text:p>
          </table:table-cell>
          <table:table-cell table:style-name="ce222" office:value-type="string" calcext:value-type="string">
            <text:p>\frac{#1}{#2}</text:p>
          </table:table-cell>
          <table:table-cell table:style-name="ce222" table:formula="of:=[.I138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a_\text{торм}</text:p>
          </table:table-cell>
          <table:table-cell table:style-name="ce138"/>
          <table:table-cell table:style-name="ce962" table:formula="of:=[.L72]/60/[.L141]" office:value-type="float" office:value="0.17771343660871" calcext:value-type="float">
            <text:p>0,178</text:p>
          </table:table-cell>
          <table:table-cell table:style-name="ce981" table:formula="of:=[.M72]/60/[.M141]" office:value-type="float" office:value="0.154971014046873" calcext:value-type="float">
            <text:p>0,155</text:p>
          </table:table-cell>
          <table:table-cell table:style-name="ce999" table:formula="of:=[.N72]/60/[.N141]" office:value-type="float" office:value="0.15814731833681" calcext:value-type="float">
            <text:p>0,158</text:p>
          </table:table-cell>
          <table:table-cell table:style-name="ce1019" table:formula="of:=[.O72]/60/[.O141]" office:value-type="float" office:value="0.162080031190653" calcext:value-type="float">
            <text:p>0,162</text:p>
          </table:table-cell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Фактическое время разгона, с</text:p>
          </table:table-cell>
          <table:table-cell table:style-name="ce903" office:value-type="string" calcext:value-type="string">
            <text:p>расчетное время разгона</text:p>
          </table:table-cell>
          <table:table-cell table:style-name="ce213" office:value-type="string" calcext:value-type="string">
            <text:p>\dfrac{#1 \cdot \left(#3 \x #2 \cdot \dfrac{2 \x #4}{#5} + \dfrac{#6}{#7} \cdot \dfrac{#5}{2 \x #4 \x #8} \right)}{#9 - #6 \cdot \dfrac{#5}{2 \x #4 \x #8} \cdot #10}</text:p>
          </table:table-cell>
          <table:table-cell table:style-name="ce213" office:value-type="string" calcext:value-type="string">
            <text:p>с</text:p>
          </table:table-cell>
          <table:table-cell table:style-name="ce213" office:value-type="string" calcext:value-type="string">
            <text:p>t_\text{разг}</text:p>
          </table:table-cell>
          <table:table-cell table:style-name="ce131"/>
          <table:table-cell table:style-name="ce950" table:formula="of:=[.L72]/60*([.L127]*[.L126] * 2*[.L63]/([.L17]/1000) + [.L143]/g * ([.L17]/1000)/(2*[.L63]*[.L39])) / ([.L122] - [.L143] * ([.L17]/1000)/(2*[.L63]*[.L39]) * [.L25])" office:value-type="float" office:value="0.897264029680926" calcext:value-type="float">
            <office:annotation draw:style-name="gr1" draw:text-style-name="P2" svg:width="2.899cm" svg:height="4.546cm" svg:x="25.683cm" svg:y="75.026cm" draw:caption-point-x="-0.61cm" draw:caption-point-y="1.51cm">
              <dc:creator>НВ</dc:creator>
              <dc:date>2023-06-18T00:00:00</dc:date>
              <text:p text:style-name="P1"><text:span text:style-name="T1">Записать, не используя 2U/D_k</text:span></text:p>
              <text:p text:style-name="P1"><text:span text:style-name="T1"/></text:p>
              <text:p text:style-name="P1"><text:span text:style-name="T1">в SublimeText выполнить замену</text:span></text:p>
              <text:p text:style-name="P1"><text:span text:style-name="T1"/></text:p>
              <text:p text:style-name="P1"><text:span text:style-name="T1">форматировать в Latex</text:span></text:p>
              <text:p text:style-name="P1"><text:span text:style-name="T1"/></text:p>
            </office:annotation>
            <text:p>0,90</text:p>
          </table:table-cell>
          <table:table-cell table:style-name="ce26" table:formula="of:=[.M72]/60*([.M126]*[.M127]*[.M144] + [.M143]/g / [.M144] / [.M39]) / ([.M122] - [.M143]/[.M144]/[.M39]*([.M25]+[.M30]*0))" office:value-type="float" office:value="0.757693515479159" calcext:value-type="float">
            <text:p>0,76</text:p>
          </table:table-cell>
          <table:table-cell table:style-name="ce995" table:formula="of:=[.N72]/60*([.N126]*[.N127]*[.N144] + [.N143]/g / [.N144] / [.N39]) / ([.N122] - [.N143]/[.N144]/[.N39]*([.N25]+[.N30]*0))" office:value-type="float" office:value="1.22267861686077" calcext:value-type="float">
            <text:p>1,22</text:p>
          </table:table-cell>
          <table:table-cell table:style-name="ce1020" table:formula="of:=[.O72]/60*([.O126]*[.O127]*[.O144] + [.O143]/g / [.O144] / [.O39]) / ([.O122] - [.O143]/[.O144]/[.O39]*([.O25]+[.O30]*0))" office:value-type="float" office:value="0.93300937783308" calcext:value-type="float">
            <text:p>0,93</text:p>
          </table:table-cell>
          <table:table-cell table:style-name="ce1030" table:formula="of:=IF([.P126]&lt;=[.P134]; &quot;ДА&quot;; &quot;НЕТ&quot;)" office:value-type="string" office:string-value="" calcext:value-type="error">
            <text:p>#ЗНАЧ!</text:p>
          </table:table-cell>
          <table:table-cell table:style-name="ce1046" table:formula="of:=IF([.Q126]&lt;=[.Q13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Фактическое время торможения, с</text:p>
          </table:table-cell>
          <table:table-cell table:style-name="ce903" office:value-type="string" calcext:value-type="string">
            <text:p>расчетное время торможения</text:p>
          </table:table-cell>
          <table:table-cell table:style-name="ce213" office:value-type="string" calcext:value-type="string">
            <text:p>\dfrac{#1 \cdot \left(#3 \x #2 \cdot \dfrac{2 \x #4}{#5} + \dfrac{#6}{#7} \cdot \dfrac{#5}{2 \x #4 \x #8} \right)}{#9 + #6 \cdot \dfrac{#5}{2 \x #4 \x #8} \cdot #10}</text:p>
          </table:table-cell>
          <table:table-cell table:style-name="ce213" office:value-type="string" calcext:value-type="string">
            <text:p>с</text:p>
          </table:table-cell>
          <table:table-cell table:style-name="ce213" office:value-type="string" calcext:value-type="string">
            <text:p>t_\text{торм}</text:p>
          </table:table-cell>
          <table:table-cell table:style-name="ce131"/>
          <table:table-cell table:style-name="ce950" table:formula="of:=[.L72]/60*([.L127]*[.L126] * 2*[.L63]/([.L17]/1000) + [.L143]/g * ([.L17]/1000)/(2*[.L63]*[.L39])) / ([.L142] + [.L143] * ([.L17]/1000)/(2*[.L63]*[.L39]) * [.L25])" office:value-type="float" office:value="3.95647267432882" calcext:value-type="float">
            <text:p>3,96</text:p>
          </table:table-cell>
          <table:table-cell table:style-name="ce26" table:formula="of:=[.M72]/60*([.M126]*[.M127] + [.M143]/g/[.M144]^2/[.M39]) / (1/[.M144] * ([.M142]+ [.M143]/[.M144]/[.M39]*([.M25]-[.M30]*0)))" office:value-type="float" office:value="4.03297415256286" calcext:value-type="float">
            <text:p>4,03</text:p>
          </table:table-cell>
          <table:table-cell table:style-name="ce995" table:formula="of:=[.N72]/60*([.N126]*[.N127] + [.N143]/g/[.N144]^2/[.N39]) / (1/[.N144] * ([.N142]+ [.N143]/[.N144]/[.N39]*([.N25]-[.N30]*0)))" office:value-type="float" office:value="4.97948727036078" calcext:value-type="float">
            <text:p>4,98</text:p>
          </table:table-cell>
          <table:table-cell table:style-name="ce1020" table:formula="of:=[.O72]/60*([.O126]*[.O127] + [.O143]/g/[.O144]^2/[.O39]) / (1/[.O144] * ([.O142]+ [.O143]/[.O144]/[.O39]*([.O25]-[.O30]*0)))" office:value-type="float" office:value="4.33809366050996" calcext:value-type="float">
            <text:p>4,34</text:p>
          </table:table-cell>
          <table:table-cell table:style-name="ce1030" table:formula="of:=IF([.P127]&lt;=[.P135]; &quot;ДА&quot; ; &quot;НЕТ&quot;)" office:value-type="string" office:string-value="" calcext:value-type="error">
            <text:p>#ЗНАЧ!</text:p>
          </table:table-cell>
          <table:table-cell table:style-name="ce1046" table:formula="of:=IF([.Q127]&lt;=[.Q135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131"/>
          <table:table-cell table:style-name="ce124" office:value-type="string" calcext:value-type="string">
            <text:p>Принимаемая настройка тормозного момента, Нм</text:p>
          </table:table-cell>
          <table:table-cell table:style-name="ce903" office:value-type="string" calcext:value-type="string">
            <text:p>настройка тормозного момента</text:p>
          </table:table-cell>
          <table:table-cell table:style-name="ce213"/>
          <table:table-cell table:style-name="ce213" table:formula="of:=[.I99]" office:value-type="string" office:string-value="Н$\cdot$м" calcext:value-type="string">
            <text:p>Н$\cdot$м</text:p>
          </table:table-cell>
          <table:table-cell table:style-name="ce213" table:formula="of:=[.J99]" office:value-type="string" office:string-value="T_\text{торм.р}" calcext:value-type="string">
            <text:p>T_\text{торм.р}</text:p>
          </table:table-cell>
          <table:table-cell table:style-name="ce131"/>
          <table:table-cell table:style-name="ce950" table:formula="of:=[.L99]" office:value-type="float" office:value="5.25885940415764" calcext:value-type="float">
            <text:p>5,26</text:p>
          </table:table-cell>
          <table:table-cell table:style-name="ce26" table:formula="of:=[.M99]" office:value-type="float" office:value="5.15716462018262" calcext:value-type="float">
            <text:p>5,16</text:p>
          </table:table-cell>
          <table:table-cell table:style-name="ce995" table:formula="of:=[.N99]" office:value-type="float" office:value="6.4980274214301" calcext:value-type="float">
            <text:p>6,50</text:p>
          </table:table-cell>
          <table:table-cell table:style-name="ce1020" table:formula="of:=[.O99]" office:value-type="float" office:value="5.80181019770545" calcext:value-type="float">
            <text:p>5,80</text:p>
          </table:table-cell>
          <table:table-cell table:style-name="ce1030"/>
          <table:table-cell table:style-name="ce1046"/>
          <table:table-cell table:number-columns-repeated="1015"/>
        </table:table-row>
        <table:table-row table:style-name="ro1">
          <table:table-cell table:number-columns-repeated="4"/>
          <table:table-cell table:style-name="ce130"/>
          <table:table-cell table:style-name="ce120" office:value-type="string" calcext:value-type="string">
            <text:p>Вес тележки, Н</text:p>
          </table:table-cell>
          <table:table-cell table:style-name="ce900" office:value-type="string" calcext:value-type="string">
            <text:p>вес тележки без груза</text:p>
          </table:table-cell>
          <table:table-cell table:style-name="ce205" office:value-type="string" calcext:value-type="string">
            <text:p>#1 + #2 \x #3</text:p>
          </table:table-cell>
          <table:table-cell table:style-name="ce205" office:value-type="string" calcext:value-type="string">
            <text:p>Н</text:p>
          </table:table-cell>
          <table:table-cell table:style-name="ce205" office:value-type="string" calcext:value-type="string">
            <text:p>G</text:p>
          </table:table-cell>
          <table:table-cell table:style-name="ce130"/>
          <table:table-cell table:style-name="ce944" table:formula="of:=ORG.LIBREOFFICE.ROUNDSIG([.L12] + [.L3]*g; 3)" office:value-type="float" office:value="131000" calcext:value-type="float">
            <text:p>131 000</text:p>
          </table:table-cell>
          <table:table-cell table:style-name="ce21" table:formula="of:=g*(Q*0+[.M3]) + [.M12]" office:value-type="float" office:value="130677.048" calcext:value-type="float">
            <text:p>130 677</text:p>
          </table:table-cell>
          <table:table-cell table:style-name="ce998" table:formula="of:=g*(Q*0+[.N3]) + [.N12]" office:value-type="float" office:value="130677.048" calcext:value-type="float">
            <text:p>130 677</text:p>
          </table:table-cell>
          <table:table-cell table:style-name="ce1021" table:formula="of:=g*(Q*0+[.O3]) + [.O12]" office:value-type="float" office:value="130677.048" calcext:value-type="float">
            <text:p>130 677</text:p>
          </table:table-cell>
          <table:table-cell table:style-name="ce1017" table:formula="of:=g*(2/4*([.P137]/[.P136]+[.P26]*[.P20]/[.P17]) - [.P25])" office:value-type="float" office:value="0.68997" calcext:value-type="float">
            <text:p>0,690</text:p>
          </table:table-cell>
          <table:table-cell table:style-name="ce1045" table:formula="of:=g*(2/4*([.Q137]/[.Q136]+[.Q26]*[.Q20]/[.Q17]) - [.Q25])" office:value-type="float" office:value="0.68997" calcext:value-type="float">
            <text:p>0,690</text:p>
          </table:table-cell>
          <table:table-cell/>
          <table:table-cell table:style-name="ce125"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5"/>
          <table:table-cell table:style-name="ce895" office:value-type="string" calcext:value-type="string">
            <text:p>2*U_red / D_kol</text:p>
          </table:table-cell>
          <table:table-cell table:style-name="ce913" office:value-type="string" calcext:value-type="string">
            <text:p>XXX</text:p>
          </table:table-cell>
          <table:table-cell table:style-name="ce931"/>
          <table:table-cell table:style-name="ce931" office:value-type="string" calcext:value-type="string">
            <text:p>м$^{-1}$</text:p>
          </table:table-cell>
          <table:table-cell table:style-name="ce931" office:value-type="string" calcext:value-type="string">
            <text:p>\frac{2 U}{D_\text{к}}</text:p>
          </table:table-cell>
          <table:table-cell table:style-name="ce15"/>
          <table:table-cell table:style-name="ce964" table:formula="of:=2*[.L63]/[.L17]*1000" office:value-type="float" office:value="140" calcext:value-type="float">
            <text:p>140</text:p>
          </table:table-cell>
          <table:table-cell table:style-name="ce23" table:formula="of:=2*[.M63]/[.M17]*1000" office:value-type="float" office:value="157.5" calcext:value-type="float">
            <text:p>157,5</text:p>
          </table:table-cell>
          <table:table-cell table:style-name="ce1000" table:formula="of:=2*[.N63]/[.N17]*1000" office:value-type="float" office:value="125" calcext:value-type="float">
            <text:p>125</text:p>
          </table:table-cell>
          <table:table-cell table:style-name="ce1022" table:formula="of:=2*[.O63]/[.O17]*1000" office:value-type="float" office:value="140" calcext:value-type="float">
            <text:p>140</text:p>
          </table:table-cell>
          <table:table-cell table:style-name="ce1017" table:formula="of:=g*(2/4*([.P137]/[.P136]-[.P26]*[.P20]/[.P17]) + [.P25]/[.P28])" office:value-type="float" office:value="0.858579375" calcext:value-type="float">
            <text:p>0,859</text:p>
          </table:table-cell>
          <table:table-cell table:style-name="ce1045" table:formula="of:=g*(2/4*([.Q137]/[.Q136]-[.Q26]*[.Q20]/[.Q17]) + [.Q25]/[.Q28])" office:value-type="float" office:value="0.858579375" calcext:value-type="float">
            <text:p>0,859</text:p>
          </table:table-cell>
          <table:table-cell/>
          <table:table-cell table:style-name="ce125" table:number-columns-repeated="1014"/>
        </table:table-row>
        <table:table-row table:style-name="ro1">
          <table:table-cell table:number-columns-repeated="4"/>
          <table:table-cell table:style-name="ce861" office:value-type="string" calcext:value-type="string">
            <text:p>[моё] Допускаемые ускорения</text:p>
          </table:table-cell>
          <table:table-cell table:number-columns-repeated="6"/>
          <table:table-cell table:style-name="ce965"/>
          <table:table-cell table:style-name="ce982"/>
          <table:table-cell table:style-name="ce1001"/>
          <table:table-cell table:style-name="ce1023"/>
          <table:table-cell table:style-name="ce1030" table:formula="of:=IF([.P126]&lt;=[.P143]; &quot;ДА&quot;; &quot;НЕТ&quot;)" office:value-type="string" office:string-value="" calcext:value-type="error">
            <text:p>#ЗНАЧ!</text:p>
          </table:table-cell>
          <table:table-cell table:style-name="ce1046" table:formula="of:=IF([.Q126]&lt;=[.Q143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Допускаемое ускорение при разгоне, м/с2</text:p>
          </table:table-cell>
          <table:table-cell table:style-name="ce911" office:value-type="string" calcext:value-type="string">
            <text:p>допускаемое ускорение при разгоне</text:p>
          </table:table-cell>
          <table:table-cell table:style-name="ce222" office:value-type="string" calcext:value-type="string">
            <text:p>#1 \cdot (\frac{#2}{#3}\cdot\frac{#4}{#5}\cdot #6 - #7)</text:p>
          </table:table-cell>
          <table:table-cell table:style-name="ce222" table:formula="of:=[.I147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[a_\text{разг}]</text:p>
          </table:table-cell>
          <table:table-cell table:style-name="ce138"/>
          <table:table-cell table:style-name="ce962" table:formula="of:=g*([.L149]/[.L148]*[.L14]/[.L13]*[.L150] - [.L25])" office:value-type="float" office:value="0.579403125" calcext:value-type="float">
            <text:p>0,579</text:p>
          </table:table-cell>
          <table:table-cell table:style-name="ce981" table:formula="of:=g*([.M149]/[.M148]*2/4*[.M150] - [.M25])" office:value-type="float" office:value="0.591665625" calcext:value-type="float">
            <text:p>0,592</text:p>
          </table:table-cell>
          <table:table-cell table:style-name="ce999" table:formula="of:=g*([.N149]/[.N148]*2/4*[.N150] - [.N25])" office:value-type="float" office:value="0.591665625" calcext:value-type="float">
            <text:p>0,592</text:p>
          </table:table-cell>
          <table:table-cell table:style-name="ce1019" table:formula="of:=g*([.O149]/[.O148]*2/4*[.O150] - [.O25])" office:value-type="float" office:value="0.591665625" calcext:value-type="float">
            <text:p>0,592</text:p>
          </table:table-cell>
          <table:table-cell table:style-name="ce1030" table:formula="of:=IF([.P127]&lt;=[.P144]; &quot;ДА&quot;; &quot;НЕТ&quot;)" office:value-type="string" office:string-value="" calcext:value-type="error">
            <text:p>#ЗНАЧ!</text:p>
          </table:table-cell>
          <table:table-cell table:style-name="ce1046" table:formula="of:=IF([.Q127]&lt;=[.Q144]; &quot;ДА&quot;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38"/>
          <table:table-cell table:style-name="ce129" office:value-type="string" calcext:value-type="string">
            <text:p>Допускаемое ускорение при торможении, м/с2</text:p>
          </table:table-cell>
          <table:table-cell table:style-name="ce911" office:value-type="string" calcext:value-type="string">
            <text:p>допускаемое ускорение при торможении</text:p>
          </table:table-cell>
          <table:table-cell table:style-name="ce222" office:value-type="string" calcext:value-type="string">
            <text:p>#1 \cdot (\frac{#2}{#3}\cdot\frac{#4}{#5}\cdot #6 + #7)</text:p>
          </table:table-cell>
          <table:table-cell table:style-name="ce222" table:formula="of:=[.I139]" office:value-type="string" office:string-value="м/с$^2$" calcext:value-type="string">
            <text:p>м/с$^2$</text:p>
          </table:table-cell>
          <table:table-cell table:style-name="ce213" office:value-type="string" calcext:value-type="string">
            <text:p>[a_\text{торм}]</text:p>
          </table:table-cell>
          <table:table-cell table:style-name="ce138"/>
          <table:table-cell table:style-name="ce962" table:formula="of:=g*([.L149]/[.L148]*[.L14]/[.L13]*[.L150] + [.L25])" office:value-type="float" office:value="0.892096875" calcext:value-type="float">
            <text:p>0,892</text:p>
          </table:table-cell>
          <table:table-cell table:style-name="ce981" table:formula="of:=g*([.M149]/[.M148]*2/4*[.M150] + [.M25])" office:value-type="float" office:value="0.879834375" calcext:value-type="float">
            <text:p>0,880</text:p>
          </table:table-cell>
          <table:table-cell table:style-name="ce146" table:formula="of:=g*([.N149]/[.N148]*2/4*[.N150] + [.N25])" office:value-type="float" office:value="0.879834375" calcext:value-type="float">
            <text:p>0,880</text:p>
          </table:table-cell>
          <table:table-cell table:style-name="ce138" table:formula="of:=g*([.O149]/[.O148]*2/4*[.O150] + [.O25])" office:value-type="float" office:value="0.879834375" calcext:value-type="float">
            <text:p>0,8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878"/>
          <table:table-cell table:style-name="ce895" office:value-type="string" calcext:value-type="string">
            <text:p>Коэф. запаса</text:p>
          </table:table-cell>
          <table:table-cell table:style-name="ce913" office:value-type="string" calcext:value-type="string">
            <text:p>коэффициент запаса сцепления</text:p>
          </table:table-cell>
          <table:table-cell table:style-name="ce931" table:number-columns-repeated="2"/>
          <table:table-cell table:style-name="ce931" office:value-type="string" calcext:value-type="string">
            <text:p>K_\text{зап}</text:p>
          </table:table-cell>
          <table:table-cell table:style-name="ce15" office:value-type="string" calcext:value-type="string">
            <text:p>K_zap</text:p>
          </table:table-cell>
          <table:table-cell table:style-name="ce964" office:value-type="float" office:value="1.2" calcext:value-type="float">
            <text:p>1,2</text:p>
          </table:table-cell>
          <table:table-cell table:style-name="ce23" office:value-type="float" office:value="1.2" calcext:value-type="float">
            <text:p>1,2</text:p>
          </table:table-cell>
          <table:table-cell table:style-name="ce300" office:value-type="float" office:value="1.2" calcext:value-type="float">
            <text:p>1,2</text:p>
          </table:table-cell>
          <table:table-cell table:style-name="ce15" office:value-type="float" office:value="1.2" calcext:value-type="float">
            <text:p>1,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88</text:p>
          </table:table-cell>
          <table:table-cell table:number-columns-repeated="2"/>
          <table:table-cell table:style-name="ce131"/>
          <table:table-cell table:style-name="ce124" office:value-type="string" calcext:value-type="string">
            <text:p>коэф. сцепления</text:p>
          </table:table-cell>
          <table:table-cell table:style-name="ce903" office:value-type="string" calcext:value-type="string">
            <text:p>коэффициент сцепления колеса с рельсом</text:p>
          </table:table-cell>
          <table:table-cell table:style-name="ce213" table:number-columns-repeated="2"/>
          <table:table-cell table:style-name="ce213" office:value-type="string" calcext:value-type="string">
            <text:p>\phi</text:p>
          </table:table-cell>
          <table:table-cell table:style-name="ce131" office:value-type="string" calcext:value-type="string">
            <text:p>phi</text:p>
          </table:table-cell>
          <table:table-cell table:style-name="ce950" office:value-type="float" office:value="0.2" calcext:value-type="float">
            <text:p>0,20</text:p>
          </table:table-cell>
          <table:table-cell table:style-name="ce26" office:value-type="float" office:value="0.2" calcext:value-type="float">
            <text:p>0,20</text:p>
          </table:table-cell>
          <table:table-cell table:style-name="ce289" office:value-type="float" office:value="0.2" calcext:value-type="float">
            <text:p>0,20</text:p>
          </table:table-cell>
          <table:table-cell table:style-name="ce131" office:value-type="float" office:value="0.2" calcext:value-type="float">
            <text:p>0,20</text:p>
          </table:table-cell>
          <table:table-cell table:style-name="ce1031" table:formula="of:=7500*[.P150]*[.P152]*([.P154]*[.P156]/([.P17]/10)^2)^(1/3)" office:value-type="string" office:string-value="" calcext:value-type="error">
            <text:p>#ЗНАЧ!</text:p>
          </table:table-cell>
          <table:table-cell table:style-name="ce1047" table:formula="of:=7500*[.Q150]*[.Q152]*([.Q154]*[.Q156]/([.Q17]/10)^2)^(1/3)" office:value-type="string" office:string-value="" calcext:value-type="error">
            <text:p>#ЗНАЧ!</text:p>
          </table:table-cell>
          <table:table-cell/>
          <table:table-cell table:style-name="ce879" table:number-columns-repeated="1013"/>
          <table:table-cell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[мое] коэффициент развесовки ведущих колес пустой тележки</text:p>
          </table:table-cell>
          <table:table-cell table:style-name="ce914" office:value-type="string" calcext:value-type="string">
            <text:p>коэффициент, учитывающий неравномерность распределения веса на ведущие колеса у тележки без груза</text:p>
          </table:table-cell>
          <table:table-cell table:style-name="ce213" table:number-columns-repeated="2"/>
          <table:table-cell table:style-name="ce213" office:value-type="string" calcext:value-type="string">
            <text:p>k</text:p>
          </table:table-cell>
          <table:table-cell table:style-name="ce131" office:value-type="string" calcext:value-type="string">
            <text:p>k</text:p>
          </table:table-cell>
          <table:table-cell table:style-name="ce950" office:value-type="float" office:value="0.9" calcext:value-type="float">
            <text:p>0,90</text:p>
          </table:table-cell>
          <table:table-cell table:style-name="ce26" office:value-type="float" office:value="0.9" calcext:value-type="float">
            <text:p>0,90</text:p>
          </table:table-cell>
          <table:table-cell table:style-name="ce289" office:value-type="float" office:value="0.9" calcext:value-type="float">
            <text:p>0,90</text:p>
          </table:table-cell>
          <table:table-cell table:style-name="ce131" office:value-type="float" office:value="0.9" calcext:value-type="float">
            <text:p>0,90</text:p>
          </table:table-cell>
          <table:table-cell table:style-name="ce1030" table:formula="of:=(0.113+0.11)/2" office:value-type="float" office:value="0.1115" calcext:value-type="float">
            <text:p>0,112</text:p>
          </table:table-cell>
          <table:table-cell table:style-name="ce1046" table:formula="of:=(0.113+0.11)/2" office:value-type="float" office:value="0.1115" calcext:value-type="float">
            <text:p>0,112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11"/>
          <table:table-cell table:style-name="ce965"/>
          <table:table-cell table:style-name="ce982"/>
          <table:table-cell table:style-name="ce1003"/>
          <table:table-cell table:style-name="ce880"/>
          <table:table-cell table:formula="of:=[.P18]/[.P17]" office:value-type="float" office:value="1.25" calcext:value-type="float">
            <text:p>1,25</text:p>
          </table:table-cell>
          <table:table-cell table:formula="of:=[.Q18]/[.Q17]" office:value-type="float" office:value="1.25" calcext:value-type="float">
            <text:p>1,2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pan text:style-name="T4">[мое] </text:span>Подходит ли по ускорению разгона</text:p>
          </table:table-cell>
          <table:table-cell table:style-name="ce401" office:value-type="string" calcext:value-type="string">
            <text:p><text:span text:style-name="T4">[мое] </text:span>Подходит ли по ускорению разгона</text:p>
          </table:table-cell>
          <table:table-cell table:number-columns-repeated="4"/>
          <table:table-cell table:style-name="ce965" table:formula="of:=IF([.L138]&lt;=[.L146]; &quot;ДА&quot;; &quot;НЕТ&quot;)" office:value-type="string" office:string-value="НЕТ" calcext:value-type="string">
            <text:p>НЕТ</text:p>
          </table:table-cell>
          <table:table-cell table:style-name="ce982" table:formula="of:=IF([.M138]&lt;=[.M146]; &quot;ДА&quot;; &quot;НЕТ&quot;)" office:value-type="string" office:string-value="НЕТ" calcext:value-type="string">
            <text:p>НЕТ</text:p>
          </table:table-cell>
          <table:table-cell table:style-name="ce1003" table:formula="of:=IF([.N138]&lt;=[.N146]; &quot;ДА&quot;; &quot;НЕТ&quot;)" office:value-type="string" office:string-value="НЕТ" calcext:value-type="string">
            <text:p>НЕТ</text:p>
          </table:table-cell>
          <table:table-cell table:style-name="ce880" table:formula="of:=IF([.O138]&lt;=[.O146]; &quot;ДА&quot;; &quot;НЕТ&quot;)" office:value-type="string" office:string-value="НЕТ" calcext:value-type="string">
            <text:p>НЕТ</text:p>
          </table:table-cell>
          <table:table-cell table:number-columns-repeated="2" office:value-type="float" office:value="1.05" calcext:value-type="float">
            <text:p>1,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[мое] Подходит ли по ускорению торможения</text:p>
          </table:table-cell>
          <table:table-cell table:style-name="ce401" office:value-type="string" calcext:value-type="string">
            <text:p>[мое] Подходит ли по ускорению торможения</text:p>
          </table:table-cell>
          <table:table-cell table:number-columns-repeated="4"/>
          <table:table-cell table:style-name="ce965" table:formula="of:=IF([.L139]&lt;=[.L147]; &quot;ДА&quot; ; &quot;НЕТ&quot;)" office:value-type="string" office:string-value="ДА" calcext:value-type="string">
            <text:p>ДА</text:p>
          </table:table-cell>
          <table:table-cell table:style-name="ce982" table:formula="of:=IF([.M139]&lt;=[.M147]; &quot;ДА&quot; ; &quot;НЕТ&quot;)" office:value-type="string" office:string-value="ДА" calcext:value-type="string">
            <text:p>ДА</text:p>
          </table:table-cell>
          <table:table-cell table:style-name="ce1003" table:formula="of:=IF([.N139]&lt;=[.N147]; &quot;ДА&quot; ; &quot;НЕТ&quot;)" office:value-type="string" office:string-value="ДА" calcext:value-type="string">
            <text:p>ДА</text:p>
          </table:table-cell>
          <table:table-cell table:style-name="ce880" table:formula="of:=IF([.O139]&lt;=[.O147]; &quot;ДА&quot; ; &quot;НЕТ&quot;)" office:value-type="string" office:string-value="ДА" calcext:value-type="string">
            <text:p>ДА</text:p>
          </table:table-cell>
          <table:table-cell table:style-name="ce1030" table:formula="of:=[.P60]/60" office:value-type="string" office:string-value="" calcext:value-type="error">
            <text:p>#ЗНАЧ!</text:p>
          </table:table-cell>
          <table:table-cell table:style-name="ce1046" table:formula="of:=[.Q60]/60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4"/>
          <table:table-cell table:style-name="ce861" office:value-type="string" calcext:value-type="string">
            <text:p>[из методички]</text:p>
          </table:table-cell>
          <table:table-cell table:number-columns-repeated="6"/>
          <table:table-cell table:style-name="ce965"/>
          <table:table-cell table:style-name="ce982"/>
          <table:table-cell table:number-columns-repeated="2"/>
          <table:table-cell table:style-name="ce1030" table:formula="of:=1+[.P155]*[.P153]" office:value-type="string" office:string-value="" calcext:value-type="error">
            <text:p>#ЗНАЧ!</text:p>
          </table:table-cell>
          <table:table-cell table:style-name="ce1046" table:formula="of:=1+[.Q155]*[.Q153]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4"/>
          <table:table-cell table:style-name="ce125"/>
          <table:table-cell table:style-name="ce122" office:value-type="string" calcext:value-type="string">
            <text:p>Допускаемое ускорение при разгоне, м/с2</text:p>
          </table:table-cell>
          <table:table-cell table:style-name="ce902"/>
          <table:table-cell table:style-name="ce208" table:number-columns-repeated="3"/>
          <table:table-cell table:style-name="ce125"/>
          <table:table-cell table:style-name="ce962"/>
          <table:table-cell table:style-name="ce981" table:formula="of:=g*(2/4*([.M149]/[.M148]+[.M26]*[.M20]/[.M17]) - [.M25])" office:value-type="float" office:value="0.68997" calcext:value-type="float">
            <text:p>0,690</text:p>
          </table:table-cell>
          <table:table-cell table:style-name="ce146" table:formula="of:=g*(2/4*([.N149]/[.N148]+[.N26]*[.N20]/[.N17]) - [.N25])" office:value-type="float" office:value="0.68997" calcext:value-type="float">
            <text:p>0,690</text:p>
          </table:table-cell>
          <table:table-cell table:style-name="ce138" table:formula="of:=g*(2/4*([.O149]/[.O148]+[.O26]*[.O20]/[.O17]) - [.O25])" office:value-type="float" office:value="0.68997" calcext:value-type="float">
            <text:p>0,690</text:p>
          </table:table-cell>
          <table:table-cell table:number-columns-repeated="2" office:value-type="float" office:value="0.15" calcext:value-type="float">
            <text:p>0,1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25"/>
          <table:table-cell table:style-name="ce122" office:value-type="string" calcext:value-type="string">
            <text:p>Допускаемое ускорение при торможении, м/с2</text:p>
          </table:table-cell>
          <table:table-cell table:style-name="ce902"/>
          <table:table-cell table:style-name="ce208" table:number-columns-repeated="3"/>
          <table:table-cell table:style-name="ce125"/>
          <table:table-cell table:style-name="ce962"/>
          <table:table-cell table:style-name="ce981" table:formula="of:=g*(2/4*([.M149]/[.M148]-[.M26]*[.M20]/[.M17]) + [.M25]/[.M28])" office:value-type="float" office:value="0.858579375" calcext:value-type="float">
            <text:p>0,859</text:p>
          </table:table-cell>
          <table:table-cell table:style-name="ce146" table:formula="of:=g*(2/4*([.N149]/[.N148]-[.N26]*[.N20]/[.N17]) + [.N25]/[.N28])" office:value-type="float" office:value="0.858579375" calcext:value-type="float">
            <text:p>0,859</text:p>
          </table:table-cell>
          <table:table-cell table:style-name="ce138" table:formula="of:=g*(2/4*([.O149]/[.O148]-[.O26]*[.O20]/[.O17]) + [.O25]/[.O28])" office:value-type="float" office:value="0.858579375" calcext:value-type="float">
            <text:p>0,859</text:p>
          </table:table-cell>
          <table:table-cell table:style-name="ce38" table:formula="of:=[.P10]/1000" office:value-type="float" office:value="150.3846513" calcext:value-type="float">
            <text:p>150,38</text:p>
          </table:table-cell>
          <table:table-cell table:style-name="ce1039" table:formula="of:=[.Q10]/1000" office:value-type="float" office:value="150.3846513" calcext:value-type="float">
            <text:p>150,38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разгона</text:p>
          </table:table-cell>
          <table:table-cell table:number-columns-repeated="5"/>
          <table:table-cell table:style-name="ce965"/>
          <table:table-cell table:style-name="ce982" table:formula="of:=IF([.M138]&lt;=[.M155]; &quot;ДА&quot;; &quot;НЕТ&quot;)" office:value-type="string" office:string-value="НЕТ" calcext:value-type="string">
            <text:p>НЕТ</text:p>
          </table:table-cell>
          <table:table-cell table:style-name="ce1003" table:formula="of:=IF([.N138]&lt;=[.N155]; &quot;ДА&quot;; &quot;НЕТ&quot;)" office:value-type="string" office:string-value="ДА" calcext:value-type="string">
            <text:p>ДА</text:p>
          </table:table-cell>
          <table:table-cell table:style-name="ce880" table:formula="of:=IF([.O138]&lt;=[.O155]; &quot;ДА&quot;; &quot;НЕТ&quot;)" office:value-type="string" office:string-value="НЕТ" calcext:value-type="string">
            <text:p>НЕТ</text:p>
          </table:table-cell>
          <table:table-cell table:style-name="ce37" table:formula="of:=(g*[.P3]+[.P12])/[.P13]*[.P15]/1000" office:value-type="float" office:value="37.5696513" calcext:value-type="float">
            <text:p>37,57</text:p>
          </table:table-cell>
          <table:table-cell table:style-name="ce1048" table:formula="of:=(g*[.Q3]+[.Q12])/[.Q13]*[.Q15]/1000" office:value-type="float" office:value="37.5696513" calcext:value-type="float">
            <text:p>37,57</text:p>
          </table:table-cell>
          <table:table-cell/>
          <table:table-cell table:style-name="ce131" table:number-columns-repeated="1013"/>
          <table:table-cell/>
        </table:table-row>
        <table:table-row table:style-name="ro1">
          <table:table-cell table:number-columns-repeated="5"/>
          <table:table-cell office:value-type="string" calcext:value-type="string">
            <text:p>Подходит ли по ускорению торможения</text:p>
          </table:table-cell>
          <table:table-cell table:number-columns-repeated="5"/>
          <table:table-cell table:style-name="ce965"/>
          <table:table-cell table:style-name="ce982" table:formula="of:=IF([.M139]&lt;=[.M156]; &quot;ДА&quot;; &quot;НЕТ&quot;)" office:value-type="string" office:string-value="ДА" calcext:value-type="string">
            <text:p>ДА</text:p>
          </table:table-cell>
          <table:table-cell table:style-name="ce1003" table:formula="of:=IF([.N139]&lt;=[.N156]; &quot;ДА&quot;; &quot;НЕТ&quot;)" office:value-type="string" office:string-value="ДА" calcext:value-type="string">
            <text:p>ДА</text:p>
          </table:table-cell>
          <table:table-cell table:style-name="ce880" table:formula="of:=IF([.O139]&lt;=[.O156]; &quot;ДА&quot;; &quot;НЕТ&quot;)" office:value-type="string" office:string-value="ДА" calcext:value-type="string">
            <text:p>ДА</text:p>
          </table:table-cell>
          <table:table-cell table:style-name="ce1031" table:formula="of:=[.P159]*(10^4 / [.P160])^(1/9)" office:value-type="string" office:string-value="" calcext:value-type="error">
            <text:p>#ЗНАЧ!</text:p>
          </table:table-cell>
          <table:table-cell table:style-name="ce1047" table:formula="of:=[.Q159]*(10^4 / [.Q160])^(1/9)" office:value-type="string" office:string-value="" calcext:value-type="error">
            <text:p>#ЗНАЧ!</text:p>
          </table:table-cell>
          <table:table-cell/>
          <table:table-cell table:style-name="ce879" table:number-columns-repeated="1013"/>
          <table:table-cell/>
        </table:table-row>
        <table:table-row table:style-name="ro1">
          <table:table-cell table:number-columns-repeated="15"/>
          <table:table-cell table:style-name="ce1033" office:value-type="float" office:value="700" calcext:value-type="float">
            <text:p>700</text:p>
          </table:table-cell>
          <table:table-cell table:style-name="ce1049" office:value-type="float" office:value="700" calcext:value-type="float">
            <text:p>700</text:p>
          </table:table-cell>
          <table:table-cell/>
          <table:table-cell table:style-name="ce861" table:number-columns-repeated="1013"/>
          <table:table-cell/>
        </table:table-row>
        <table:table-row table:style-name="ro1">
          <table:table-cell table:number-columns-repeated="4"/>
          <table:table-cell table:style-name="ce125" office:value-type="string" calcext:value-type="string">
            <text:p>Проверочный расчет. Контактные напряжения обода и рельса</text:p>
          </table:table-cell>
          <table:table-cell table:number-columns-repeated="10"/>
          <table:table-cell table:style-name="ce33" table:formula="of:=[.P161]*[.P162]" office:value-type="string" office:string-value="" calcext:value-type="error">
            <text:p>#ЗНАЧ!</text:p>
          </table:table-cell>
          <table:table-cell table:style-name="ce1037" table:formula="of:=[.Q161]*[.Q162]" office:value-type="string" office:string-value="" calcext:value-type="error">
            <text:p>#ЗНАЧ!</text:p>
          </table:table-cell>
          <table:table-cell table:style-name="ce1021"/>
          <table:table-cell table:style-name="ce130" table:number-columns-repeated="1014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879"/>
          <table:table-cell table:style-name="ce896" office:value-type="string" calcext:value-type="string">
            <text:p>Напряжение в контакте обода, МПа</text:p>
          </table:table-cell>
          <table:table-cell table:style-name="ce915" office:value-type="string" calcext:value-type="string">
            <text:p>расчетное напряжение в контакте обода колеса и рельса с выпуклой головкой</text:p>
          </table:table-cell>
          <table:table-cell table:style-name="ce932" office:value-type="string" calcext:value-type="string">
            <text:p>7500 \x #1 \x #2 \cdot \sqrt[3]{\frac{#3 \x #4}{(#5)^2}}</text:p>
          </table:table-cell>
          <table:table-cell table:style-name="ce937" office:value-type="string" calcext:value-type="string">
            <text:p>МПа</text:p>
          </table:table-cell>
          <table:table-cell table:style-name="ce937" office:value-type="string" calcext:value-type="string">
            <text:p>\sigma</text:p>
          </table:table-cell>
          <table:table-cell table:style-name="ce879" office:value-type="string" calcext:value-type="string">
            <text:p>sigma</text:p>
          </table:table-cell>
          <table:table-cell table:style-name="ce943" table:formula="of:=7500*[.L162]*[.L164]*([.L166]*[.L168]/([.L17]/10)^2)^(1/3)" office:value-type="float" office:value="412.443580321027" calcext:value-type="float">
            <text:p>412</text:p>
          </table:table-cell>
          <table:table-cell table:style-name="ce984" table:formula="of:=7500*[.M162]*[.M164]*([.M166]*[.M168]/([.M17]/10)^2)^(1/3)" office:value-type="float" office:value="411.332013466554" calcext:value-type="float">
            <text:p>411,3</text:p>
          </table:table-cell>
          <table:table-cell table:style-name="ce302" table:formula="of:=7500*[.N162]*[.N164]*([.N166]*[.N168]/([.N17]/10)^2)^(1/3)" office:value-type="float" office:value="414.36517480848" calcext:value-type="float">
            <text:p>414,4</text:p>
          </table:table-cell>
          <table:table-cell table:style-name="ce879" table:formula="of:=7500*[.O162]*[.O164]*([.O166]*[.O168]/([.O17]/10)^2)^(1/3)" office:value-type="float" office:value="412.795828196263" calcext:value-type="float">
            <text:p>412,8</text:p>
          </table:table-cell>
          <table:table-cell table:style-name="ce33" table:formula="of:=3600*[.P164]/PI()/[.P17]*1000*[.P166]" office:value-type="string" office:string-value="" calcext:value-type="error">
            <text:p>#ЗНАЧ!</text:p>
          </table:table-cell>
          <table:table-cell table:style-name="ce1037" table:formula="of:=3600*[.Q164]/PI()/[.Q17]*1000*[.Q166]" office:value-type="string" office:string-value="" calcext:value-type="error">
            <text:p>#ЗНАЧ!</text:p>
          </table:table-cell>
          <table:table-cell/>
          <table:table-cell table:style-name="ce130" table:number-columns-repeated="1014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89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Коэф. радиуса закругления головки рельса</text:p>
          </table:table-cell>
          <table:table-cell table:style-name="ce916" office:value-type="string" calcext:value-type="string">
            <text:p>коэффициент, зависящий от отношения радиуса закругления головки рельса к диаметру колеса</text:p>
          </table:table-cell>
          <table:table-cell table:style-name="ce933" table:number-columns-repeated="2"/>
          <table:table-cell table:style-name="ce933" office:value-type="string" calcext:value-type="string">
            <text:p>K</text:p>
          </table:table-cell>
          <table:table-cell table:style-name="ce880" office:value-type="string" calcext:value-type="string">
            <text:p>K</text:p>
          </table:table-cell>
          <table:table-cell table:style-name="ce965" table:formula="of:=(0.113+0.11)/2" office:value-type="float" office:value="0.1115" calcext:value-type="float">
            <text:p>0,112</text:p>
          </table:table-cell>
          <table:table-cell table:style-name="ce982" table:formula="of:=(0.113+0.11)/2" office:value-type="float" office:value="0.1115" calcext:value-type="float">
            <text:p>0,112</text:p>
          </table:table-cell>
          <table:table-cell table:style-name="ce1003" table:formula="of:=(0.113+0.11)/2" office:value-type="float" office:value="0.1115" calcext:value-type="float">
            <text:p>0,112</text:p>
          </table:table-cell>
          <table:table-cell table:style-name="ce880" table:formula="of:=(0.113+0.11)/2" office:value-type="float" office:value="0.1115" calcext:value-type="float">
            <text:p>0,112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Отношение r/D</text:p>
          </table:table-cell>
          <table:table-cell table:style-name="ce912" office:value-type="string" calcext:value-type="string">
            <text:p>отношение r/D</text:p>
          </table:table-cell>
          <table:table-cell table:number-columns-repeated="2"/>
          <table:table-cell office:value-type="string" calcext:value-type="string">
            <text:p>\frac{r}{D_\text{к}}</text:p>
          </table:table-cell>
          <table:table-cell office:value-type="string" calcext:value-type="string">
            <text:p>r / D</text:p>
          </table:table-cell>
          <table:table-cell table:formula="of:=[.L18]/[.L17]" office:value-type="float" office:value="1.25" calcext:value-type="float">
            <text:p>1,25</text:p>
          </table:table-cell>
          <table:table-cell table:formula="of:=[.M18]/[.M17]" office:value-type="float" office:value="1.25" calcext:value-type="float">
            <text:p>1,25</text:p>
          </table:table-cell>
          <table:table-cell table:formula="of:=[.N18]/[.N17]" office:value-type="float" office:value="1.25" calcext:value-type="float">
            <text:p>1,25</text:p>
          </table:table-cell>
          <table:table-cell table:style-name="ce113" table:formula="of:=[.O18]/[.O17]" office:value-type="float" office:value="1.25" calcext:value-type="float">
            <text:p>1,25</text:p>
          </table:table-cell>
          <table:table-cell table:style-name="ce38" table:formula="of:=[.P157]/[.P156]" office:value-type="float" office:value="0.249823708571514" calcext:value-type="float">
            <text:p>0,25</text:p>
          </table:table-cell>
          <table:table-cell table:style-name="ce1039" table:formula="of:=[.Q157]/[.Q156]" office:value-type="float" office:value="0.249823708571514" calcext:value-type="float">
            <text:p>0,25</text:p>
          </table:table-cell>
          <table:table-cell/>
          <table:table-cell table:style-name="ce131" table:number-columns-repeated="1013"/>
          <table:table-cell/>
        </table:table-row>
        <table:table-row table:style-name="ro4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учета касательной нагрузки</text:p>
          </table:table-cell>
          <table:table-cell office:value-type="string" calcext:value-type="string">
            <text:p>коэффициент, учитывающий влияние касательной нагрузки на напряжение в контакте (при скорости тележки меньше 2,5 м/с при работе в помещении)</text:p>
          </table:table-cell>
          <table:table-cell table:number-columns-repeated="2"/>
          <table:table-cell table:number-columns-repeated="2" office:value-type="string" calcext:value-type="string">
            <text:p>K_1</text:p>
          </table:table-cell>
          <table:table-cell table:number-columns-repeated="3" office:value-type="float" office:value="1.05" calcext:value-type="float">
            <text:p>1,05</text:p>
          </table:table-cell>
          <table:table-cell table:style-name="ce113" office:value-type="float" office:value="1.05" calcext:value-type="float">
            <text:p>1,05</text:p>
          </table:table-cell>
          <table:table-cell table:style-name="ce1030" table:formula="of:=[.P165]*[.P153]" office:value-type="string" office:string-value="" calcext:value-type="error">
            <text:p>#ЗНАЧ!</text:p>
          </table:table-cell>
          <table:table-cell table:style-name="ce1046" table:formula="of:=[.Q165]*[.Q153]" office:value-type="string" office:string-value="" calcext:value-type="error">
            <text:p>#ЗНАЧ!</text:p>
          </table:table-cell>
          <table:table-cell/>
          <table:table-cell table:style-name="ce880" table:number-columns-repeated="1013"/>
          <table:table-cell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880"/>
          <table:table-cell table:style-name="ce897" office:value-type="string" calcext:value-type="string">
            <text:p>Скорость движения тележки, м/с</text:p>
          </table:table-cell>
          <table:table-cell table:style-name="ce916" office:value-type="string" calcext:value-type="string">
            <text:p>скорость движения тележки</text:p>
          </table:table-cell>
          <table:table-cell table:style-name="ce933" office:value-type="string" calcext:value-type="string">
            <text:p>#1 </text:p>
          </table:table-cell>
          <table:table-cell table:style-name="ce933" office:value-type="string" calcext:value-type="string">
            <text:p>м/с</text:p>
          </table:table-cell>
          <table:table-cell table:style-name="ce933" table:formula="of:=[.J72]" office:value-type="string" office:string-value="V_\text{т}" calcext:value-type="string">
            <text:p>V_\text{т}</text:p>
          </table:table-cell>
          <table:table-cell table:style-name="ce933" table:formula="of:=[.K72]" office:value-type="string" office:string-value="V_t" calcext:value-type="string">
            <text:p>V_t</text:p>
          </table:table-cell>
          <table:table-cell table:style-name="ce965" table:formula="of:=[.L72]/60" office:value-type="float" office:value="0.70311835580343" calcext:value-type="float">
            <text:p>0,703</text:p>
          </table:table-cell>
          <table:table-cell table:style-name="ce982" table:formula="of:=[.M72]/60" office:value-type="float" office:value="0.624994094047493" calcext:value-type="float">
            <text:p>0,625</text:p>
          </table:table-cell>
          <table:table-cell table:style-name="ce1003" table:formula="of:=[.N72]/60" office:value-type="float" office:value="0.787492558499842" calcext:value-type="float">
            <text:p>0,787</text:p>
          </table:table-cell>
          <table:table-cell table:style-name="ce880" table:formula="of:=[.O72]/60" office:value-type="float" office:value="0.70311835580343" calcext:value-type="float">
            <text:p>0,703</text:p>
          </table:table-cell>
          <table:table-cell table:style-name="ce1033" office:value-type="float" office:value="0.6" calcext:value-type="float">
            <text:p>0,6</text:p>
          </table:table-cell>
          <table:table-cell table:style-name="ce1049" office:value-type="float" office:value="0.6" calcext:value-type="float">
            <text:p>0,6</text:p>
          </table:table-cell>
          <table:table-cell/>
          <table:table-cell table:style-name="ce861" table:number-columns-repeated="1013"/>
          <table:table-cell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Коэф. динамичности пары «колесо-рельс»</text:p>
          </table:table-cell>
          <table:table-cell table:style-name="ce917" office:value-type="string" calcext:value-type="string">
            <text:p>коэффициент динамичности пары «колесо--рельс»</text:p>
          </table:table-cell>
          <table:table-cell table:style-name="ce933" table:number-columns-repeated="2"/>
          <table:table-cell table:style-name="ce933" office:value-type="string" calcext:value-type="string">
            <text:p>K_\text{Д}</text:p>
          </table:table-cell>
          <table:table-cell table:style-name="ce880" office:value-type="string" calcext:value-type="string">
            <text:p>K_Д</text:p>
          </table:table-cell>
          <table:table-cell table:style-name="ce950" table:formula="of:=1+[.L167]*[.L165]" office:value-type="float" office:value="1.10546775337051" calcext:value-type="float">
            <text:p>1,11</text:p>
          </table:table-cell>
          <table:table-cell table:style-name="ce982" table:formula="of:=1+[.M167]*[.M165]" office:value-type="float" office:value="1.09374911410712" calcext:value-type="float">
            <text:p>1,094</text:p>
          </table:table-cell>
          <table:table-cell table:style-name="ce1003" table:formula="of:=1+[.N167]*[.N165]" office:value-type="float" office:value="1.11812388377498" calcext:value-type="float">
            <text:p>1,118</text:p>
          </table:table-cell>
          <table:table-cell table:style-name="ce880" table:formula="of:=1+[.O167]*[.O165]" office:value-type="float" office:value="1.10546775337051" calcext:value-type="float">
            <text:p>1,105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3"/>
          <table:table-cell office:value-type="string" calcext:value-type="string">
            <text:p>Коэф. жесткости кранового пути, с/м</text:p>
          </table:table-cell>
          <table:table-cell office:value-type="string" calcext:value-type="string">
            <text:p>коэффициент, зависящий от жесткости кранового пути (для металлических балок)</text:p>
          </table:table-cell>
          <table:table-cell/>
          <table:table-cell office:value-type="string" calcext:value-type="string">
            <text:p>с/м</text:p>
          </table:table-cell>
          <table:table-cell table:number-columns-repeated="2" office:value-type="string" calcext:value-type="string">
            <text:p>a_1</text:p>
          </table:table-cell>
          <table:table-cell table:number-columns-repeated="3" office:value-type="float" office:value="0.15" calcext:value-type="float">
            <text:p>0,15</text:p>
          </table:table-cell>
          <table:table-cell table:style-name="ce113" office:value-type="float" office:value="0.15" calcext:value-type="float">
            <text:p>0,15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table:style-name="ce131"/>
          <table:table-cell table:style-name="ce124" office:value-type="string" calcext:value-type="string">
            <text:p>Максимальная статическая нагрузка на колесо, кН</text:p>
          </table:table-cell>
          <table:table-cell table:style-name="ce903" table:formula="of:=[.G10]" office:value-type="string" office:string-value="максимальная статическая нагрузка на колесо" calcext:value-type="string">
            <text:p>максимальная статическая нагрузка на колесо</text:p>
          </table:table-cell>
          <table:table-cell table:style-name="ce903" office:value-type="string" calcext:value-type="string">
            <text:p>#1 </text:p>
          </table:table-cell>
          <table:table-cell table:style-name="ce903" office:value-type="string" calcext:value-type="string">
            <text:p>кН</text:p>
          </table:table-cell>
          <table:table-cell table:style-name="ce938" table:formula="of:=[.J10]" office:value-type="string" office:string-value="P_\text{к.max}" calcext:value-type="string">
            <text:p>P_\text{к.max}</text:p>
          </table:table-cell>
          <table:table-cell table:style-name="ce131" office:value-type="string" calcext:value-type="string">
            <text:p>P</text:p>
          </table:table-cell>
          <table:table-cell table:style-name="ce944" table:formula="of:=[.L10]/1000" office:value-type="float" office:value="150" calcext:value-type="float">
            <text:p>150</text:p>
          </table:table-cell>
          <table:table-cell table:style-name="ce26" table:formula="of:=[.M10]/1000" office:value-type="float" office:value="150.3846513" calcext:value-type="float">
            <text:p>150,38</text:p>
          </table:table-cell>
          <table:table-cell table:style-name="ce289" table:formula="of:=[.N10]/1000" office:value-type="float" office:value="150.3846513" calcext:value-type="float">
            <text:p>150,38</text:p>
          </table:table-cell>
          <table:table-cell table:style-name="ce131" table:formula="of:=[.O10]/1000" office:value-type="float" office:value="150.3846513" calcext:value-type="float">
            <text:p>150,38</text:p>
          </table:table-cell>
          <table:table-cell table:formula="of:=IF([.P149]&lt;=[.P158]; &quot;ДА&quot; ; &quot;НЕТ&quot;)" office:value-type="string" office:string-value="" calcext:value-type="error">
            <text:p>#ЗНАЧ!</text:p>
          </table:table-cell>
          <table:table-cell table:formula="of:=IF([.Q149]&lt;=[.Q158]; &quot;ДА&quot; ; &quot;НЕТ&quot;)" office:value-type="string" office:string-value="" calcext:value-type="error">
            <text:p>#ЗНАЧ!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131"/>
          <table:table-cell table:style-name="ce124" office:value-type="string" calcext:value-type="string">
            <text:p>Минимальная нагрузка на колесо, кН</text:p>
          </table:table-cell>
          <table:table-cell table:style-name="ce903" office:value-type="string" calcext:value-type="string">
            <text:p>минимальная статическая нагрузка на колесо</text:p>
          </table:table-cell>
          <table:table-cell table:style-name="ce934" office:value-type="string" calcext:value-type="string">
            <text:p><text:span text:style-name="T5">\frac{#1 \x </text:span><text:span text:style-name="T6">#2 </text:span><text:span text:style-name="T5">+ </text:span><text:span text:style-name="T7">#3}{</text:span><text:span text:style-name="T8">#4}</text:span></text:p>
          </table:table-cell>
          <table:table-cell table:style-name="ce213" office:value-type="string" calcext:value-type="string">
            <text:p>кН</text:p>
          </table:table-cell>
          <table:table-cell table:style-name="ce213" office:value-type="string" calcext:value-type="string">
            <text:p>P_\text{к.min}</text:p>
          </table:table-cell>
          <table:table-cell table:style-name="ce131" office:value-type="string" calcext:value-type="string">
            <text:p>P_min</text:p>
          </table:table-cell>
          <table:table-cell table:style-name="ce966" table:formula="of:=(g*[.L3]+[.L12])/[.L13]/1000" office:value-type="float" office:value="32.74174" calcext:value-type="float">
            <text:p>32,7</text:p>
          </table:table-cell>
          <table:table-cell table:style-name="ce25" table:formula="of:=(g*[.M3]+[.M12])/[.M13]*[.M15]/1000" office:value-type="float" office:value="37.5696513" calcext:value-type="float">
            <text:p>37,57</text:p>
          </table:table-cell>
          <table:table-cell table:style-name="ce303" table:formula="of:=(g*[.N3]+[.N12])/[.N13]*[.N15]/1000" office:value-type="float" office:value="37.5696513" calcext:value-type="float">
            <text:p>37,57</text:p>
          </table:table-cell>
          <table:table-cell table:style-name="ce16" table:formula="of:=(g*[.O3]+[.O12])/[.O13]*[.O15]/1000" office:value-type="float" office:value="37.5696513" calcext:value-type="float">
            <text:p>37,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hegulskiy2016</text:p>
          </table:table-cell>
          <table:table-cell office:value-type="string" calcext:value-type="string">
            <text:p>с. 90</text:p>
          </table:table-cell>
          <table:table-cell table:number-columns-repeated="2"/>
          <table:table-cell table:style-name="ce879"/>
          <table:table-cell table:style-name="ce896" office:value-type="string" calcext:value-type="string">
            <text:p>Допускаемое напряжение, МПа</text:p>
          </table:table-cell>
          <table:table-cell table:style-name="ce915" office:value-type="string" calcext:value-type="string">
            <text:p>допускаемое контактное напряжение</text:p>
          </table:table-cell>
          <table:table-cell table:style-name="ce932" office:value-type="string" calcext:value-type="string">
            <text:p><text:span text:style-name="T9">#1 \cdot \sqrt[9]{\frac{</text:span><text:span text:style-name="T10">10^4}{</text:span><text:span text:style-name="T11">#2}}</text:span></text:p>
          </table:table-cell>
          <table:table-cell table:style-name="ce937" office:value-type="string" calcext:value-type="string">
            <text:p>МПа</text:p>
          </table:table-cell>
          <table:table-cell table:style-name="ce879" office:value-type="string" calcext:value-type="string">
            <text:p>[\sigma_N]</text:p>
          </table:table-cell>
          <table:table-cell table:style-name="ce879" office:value-type="string" calcext:value-type="string">
            <text:p>[sigma_N]</text:p>
          </table:table-cell>
          <table:table-cell table:style-name="ce943" table:formula="of:=[.L171]*(10^4 / [.L172])^(1/9)" office:value-type="float" office:value="474.971567545671" calcext:value-type="float">
            <text:p>475</text:p>
          </table:table-cell>
          <table:table-cell table:style-name="ce984" table:formula="of:=[.M171]*(10^4 / [.M172])^(1/9)" office:value-type="float" office:value="479.562204102998" calcext:value-type="float">
            <text:p>479,6</text:p>
          </table:table-cell>
          <table:table-cell table:style-name="ce302" table:formula="of:=[.N171]*(10^4 / [.N172])^(1/9)" office:value-type="float" office:value="467.404258365917" calcext:value-type="float">
            <text:p>467,4</text:p>
          </table:table-cell>
          <table:table-cell table:style-name="ce879" table:formula="of:=[.O171]*(10^4 / [.O172])^(1/9)" office:value-type="float" office:value="473.327060304425" calcext:value-type="float">
            <text:p>473,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0, табл. 22</text:p>
          </table:table-cell>
          <table:table-cell table:number-columns-repeated="2"/>
          <table:table-cell table:style-name="ce861"/>
          <table:table-cell table:style-name="ce893" office:value-type="string" calcext:value-type="string">
            <text:p>Базовый предел выносливости, МПа</text:p>
          </table:table-cell>
          <table:table-cell table:style-name="ce910" office:value-type="string" calcext:value-type="string">
            <text:p>базовый предел выносливости (для поковки из стали 50 с закалкой и отпуском)</text:p>
          </table:table-cell>
          <table:table-cell table:style-name="ce929"/>
          <table:table-cell table:style-name="ce929" office:value-type="string" calcext:value-type="string">
            <text:p>МПа</text:p>
          </table:table-cell>
          <table:table-cell table:style-name="ce861" office:value-type="string" calcext:value-type="string">
            <text:p>[\sigma_0]</text:p>
          </table:table-cell>
          <table:table-cell table:style-name="ce861" office:value-type="string" calcext:value-type="string">
            <text:p>[sigma_0]</text:p>
          </table:table-cell>
          <table:table-cell table:style-name="ce967" office:value-type="float" office:value="700" calcext:value-type="float">
            <text:p>700</text:p>
          </table:table-cell>
          <table:table-cell table:style-name="ce986" office:value-type="float" office:value="700" calcext:value-type="float">
            <text:p>700</text:p>
          </table:table-cell>
          <table:table-cell table:style-name="ce1006" office:value-type="float" office:value="700" calcext:value-type="float">
            <text:p>700</text:p>
          </table:table-cell>
          <table:table-cell table:style-name="ce861" office:value-type="float" office:value="700" calcext:value-type="float">
            <text:p>7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130"/>
          <table:table-cell table:style-name="ce120" office:value-type="string" calcext:value-type="string">
            <text:p>Приведенное число оборотов колеса за весь срок службы</text:p>
          </table:table-cell>
          <table:table-cell table:style-name="ce900" office:value-type="string" calcext:value-type="string">
            <text:p>приведенное число оборотов колеса за срок службы</text:p>
          </table:table-cell>
          <table:table-cell table:style-name="ce205" office:value-type="string" calcext:value-type="string">
            <text:p>#2 \cdot #1</text:p>
          </table:table-cell>
          <table:table-cell table:style-name="ce205"/>
          <table:table-cell table:style-name="ce205" office:value-type="string" calcext:value-type="string">
            <text:p>N</text:p>
          </table:table-cell>
          <table:table-cell table:style-name="ce130" office:value-type="string" calcext:value-type="string">
            <text:p>N</text:p>
          </table:table-cell>
          <table:table-cell table:style-name="ce944" table:formula="of:=ORG.LIBREOFFICE.ROUNDSIG([.L173]*[.L174]; 3)" office:value-type="float" office:value="328000" calcext:value-type="float">
            <text:p>328 000</text:p>
          </table:table-cell>
          <table:table-cell table:style-name="ce21" table:formula="of:=[.M173]*[.M174]" office:value-type="float" office:value="300800" calcext:value-type="float">
            <text:p>300 800</text:p>
          </table:table-cell>
          <table:table-cell table:style-name="ce287" table:formula="of:=[.N173]*[.N174]" office:value-type="float" office:value="379008" calcext:value-type="float">
            <text:p>379 008</text:p>
          </table:table-cell>
          <table:table-cell table:style-name="ce130" table:formula="of:=[.O173]*[.O174]" office:value-type="float" office:value="338400" calcext:value-type="float">
            <text:p>338 40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130"/>
          <table:table-cell table:style-name="ce120" office:value-type="string" calcext:value-type="string">
            <text:p>Полное число оборотов колеса за весь срок службы</text:p>
          </table:table-cell>
          <table:table-cell table:style-name="ce900" office:value-type="string" calcext:value-type="string">
            <text:p>полное число оборотов колеса за срок службы</text:p>
          </table:table-cell>
          <table:table-cell table:style-name="ce935" office:value-type="string" calcext:value-type="string">
            <text:p><text:span text:style-name="T12">\frac{</text:span><text:span text:style-name="T13">#1}{\pi \x #2</text:span><text:span text:style-name="T14">} \cdot </text:span><text:span text:style-name="T15">#3</text:span></text:p>
          </table:table-cell>
          <table:table-cell table:style-name="ce205"/>
          <table:table-cell table:style-name="ce205" office:value-type="string" calcext:value-type="string">
            <text:p>N_C</text:p>
          </table:table-cell>
          <table:table-cell table:style-name="ce130" office:value-type="string" calcext:value-type="string">
            <text:p>N_C</text:p>
          </table:table-cell>
          <table:table-cell table:style-name="ce944" table:formula="of:=ORG.LIBREOFFICE.ROUNDSIG(3600*[.L176]/PI()/[.L17]*1000*[.L178]; 3)" office:value-type="float" office:value="1930000" calcext:value-type="float">
            <text:p>1 930 000</text:p>
          </table:table-cell>
          <table:table-cell table:style-name="ce21" table:formula="of:=3600*[.M176]/PI()/[.M17]*1000*[.M178]" office:value-type="float" office:value="1718857.14285714" calcext:value-type="float">
            <text:p>1 718 857</text:p>
          </table:table-cell>
          <table:table-cell table:style-name="ce287" table:formula="of:=3600*[.N176]/PI()/[.N17]*1000*[.N178]" office:value-type="float" office:value="2165760" calcext:value-type="float">
            <text:p>2 165 760</text:p>
          </table:table-cell>
          <table:table-cell table:style-name="ce130" table:formula="of:=3600*[.O176]/PI()/[.O17]*1000*[.O178]" office:value-type="float" office:value="1933714.28571429" calcext:value-type="float">
            <text:p>1 933 7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2</text:p>
          </table:table-cell>
          <table:table-cell table:number-columns-repeated="3"/>
          <table:table-cell office:value-type="string" calcext:value-type="string">
            <text:p>Коэф. приведенного числа оборотов</text:p>
          </table:table-cell>
          <table:table-cell office:value-type="string" calcext:value-type="string">
            <text:p>коэффициент приведенного числа оборотов колеса (при $P_{min} / P_{max} \approx 0,22$)</text:p>
          </table:table-cell>
          <table:table-cell table:number-columns-repeated="2"/>
          <table:table-cell office:value-type="string" calcext:value-type="string">
            <text:p>\Theta</text:p>
          </table:table-cell>
          <table:table-cell office:value-type="string" calcext:value-type="string">
            <text:p>Teta</text:p>
          </table:table-cell>
          <table:table-cell table:formula="of:=0.17" office:value-type="float" office:value="0.17" calcext:value-type="float">
            <text:p>0,17</text:p>
          </table:table-cell>
          <table:table-cell table:formula="of:=(0.16+0.19)/2" office:value-type="float" office:value="0.175" calcext:value-type="float">
            <text:p>0,175</text:p>
          </table:table-cell>
          <table:table-cell table:formula="of:=(0.16+0.19)/2" office:value-type="float" office:value="0.175" calcext:value-type="float">
            <text:p>0,175</text:p>
          </table:table-cell>
          <table:table-cell table:style-name="ce113" table:formula="of:=(0.16+0.19)/2" office:value-type="float" office:value="0.175" calcext:value-type="float">
            <text:p>0,175</text:p>
          </table:table-cell>
          <table:table-cell table:style-name="ce863"/>
          <table:table-cell table:style-name="ce1042"/>
          <table:table-cell table:number-columns-repeated="1015"/>
        </table:table-row>
        <table:table-row table:style-name="ro1">
          <table:table-cell table:number-columns-repeated="4"/>
          <table:table-cell table:style-name="ce131"/>
          <table:table-cell table:style-name="ce124" office:value-type="string" calcext:value-type="string">
            <text:p>Отношение P_min / P</text:p>
          </table:table-cell>
          <table:table-cell table:style-name="ce903" office:value-type="string" calcext:value-type="string">
            <text:p>отношение</text:p>
          </table:table-cell>
          <table:table-cell table:style-name="ce213" office:value-type="string" calcext:value-type="string">
            <text:p>\frac{#1}{#2}</text:p>
          </table:table-cell>
          <table:table-cell table:style-name="ce213"/>
          <table:table-cell table:style-name="ce213" office:value-type="string" calcext:value-type="string">
            <text:p>\frac{P_\text{к.min}}{P_\text{к.max}}</text:p>
          </table:table-cell>
          <table:table-cell table:style-name="ce131" office:value-type="string" calcext:value-type="string">
            <text:p>P_min / P</text:p>
          </table:table-cell>
          <table:table-cell table:style-name="ce950" table:formula="of:=[.L169]/[.L168]" office:value-type="float" office:value="0.218278266666667" calcext:value-type="float">
            <text:p>0,22</text:p>
          </table:table-cell>
          <table:table-cell table:style-name="ce26" table:formula="of:=[.M169]/[.M168]" office:value-type="float" office:value="0.249823708571514" calcext:value-type="float">
            <text:p>0,25</text:p>
          </table:table-cell>
          <table:table-cell table:style-name="ce289" table:formula="of:=[.N169]/[.N168]" office:value-type="float" office:value="0.249823708571514" calcext:value-type="float">
            <text:p>0,25</text:p>
          </table:table-cell>
          <table:table-cell table:style-name="ce131" table:formula="of:=[.O169]/[.O168]" office:value-type="float" office:value="0.249823708571514" calcext:value-type="float">
            <text:p>0,25</text:p>
          </table:table-cell>
          <table:table-cell table:style-name="ce1034" table:formula="of:=COUNTIF([.P2:.P174]; &quot;НЕТ&quot;)" office:value-type="float" office:value="1" calcext:value-type="float">
            <text:p>1</text:p>
          </table:table-cell>
          <table:table-cell table:style-name="ce1050" table:formula="of:=COUNTIF([.Q2:.Q174]; &quot;НЕТ&quot;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880"/>
          <table:table-cell table:style-name="ce897" office:value-type="string" calcext:value-type="string">
            <text:p>Усредненная скорость движения колеса, м/с</text:p>
          </table:table-cell>
          <table:table-cell table:style-name="ce916" office:value-type="string" calcext:value-type="string">
            <text:p>усредненная скорость передвижения колеса</text:p>
          </table:table-cell>
          <table:table-cell table:style-name="ce933"/>
          <table:table-cell table:style-name="ce933" table:formula="of:=[.I165]" office:value-type="string" office:string-value="м/с" calcext:value-type="string">
            <text:p>м/с</text:p>
          </table:table-cell>
          <table:table-cell table:style-name="ce933" office:value-type="string" calcext:value-type="string">
            <text:p>V_C</text:p>
          </table:table-cell>
          <table:table-cell table:style-name="ce880" office:value-type="string" calcext:value-type="string">
            <text:p>v_C</text:p>
          </table:table-cell>
          <table:table-cell table:style-name="ce965" table:formula="of:=[.L177]*[.L165]" office:value-type="float" office:value="0.421871013482058" calcext:value-type="float">
            <text:p>0,422</text:p>
          </table:table-cell>
          <table:table-cell table:style-name="ce982" table:formula="of:=[.M177]*[.M165]" office:value-type="float" office:value="0.374996456428496" calcext:value-type="float">
            <text:p>0,375</text:p>
          </table:table-cell>
          <table:table-cell table:style-name="ce1003" table:formula="of:=[.N177]*[.N165]" office:value-type="float" office:value="0.472495535099905" calcext:value-type="float">
            <text:p>0,472</text:p>
          </table:table-cell>
          <table:table-cell table:style-name="ce880" table:formula="of:=[.O177]*[.O165]" office:value-type="float" office:value="0.421871013482058" calcext:value-type="float">
            <text:p>0,422</text:p>
          </table:table-cell>
          <table:table-cell table:style-name="ce1034" table:formula="of:=IF([.P138]=0; &quot;ДА&quot;; &quot;НЕТ&quot;)" office:value-type="string" office:string-value="НЕТ" calcext:value-type="string">
            <text:p>НЕТ</text:p>
          </table:table-cell>
          <table:table-cell table:style-name="ce1050" table:formula="of:=IF([.Q138]=0; &quot;ДА&quot;; &quot;НЕТ&quot;)" office:value-type="string" office:string-value="НЕТ" calcext:value-type="string">
            <text:p>НЕТ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zhegulskiy2016</text:p>
          </table:table-cell>
          <table:table-cell office:value-type="string" calcext:value-type="string">
            <text:p>с. 91</text:p>
          </table:table-cell>
          <table:table-cell table:number-columns-repeated="2"/>
          <table:table-cell table:style-name="ce861"/>
          <table:table-cell table:style-name="ce893" office:value-type="string" calcext:value-type="string">
            <text:p>Коэф. усредненной скорости</text:p>
          </table:table-cell>
          <table:table-cell table:style-name="ce910" office:value-type="string" calcext:value-type="string">
            <text:p>коэффициент, зависящий от отношения времени неустановившегося движения к полному времени движения</text:p>
          </table:table-cell>
          <table:table-cell table:style-name="ce929" table:number-columns-repeated="2"/>
          <table:table-cell table:style-name="ce929" office:value-type="string" calcext:value-type="string">
            <text:p>\beta</text:p>
          </table:table-cell>
          <table:table-cell table:style-name="ce861" office:value-type="string" calcext:value-type="string">
            <text:p>beta</text:p>
          </table:table-cell>
          <table:table-cell table:style-name="ce967" office:value-type="float" office:value="0.6" calcext:value-type="float">
            <text:p>0,6</text:p>
          </table:table-cell>
          <table:table-cell table:style-name="ce986" office:value-type="float" office:value="0.6" calcext:value-type="float">
            <text:p>0,6</text:p>
          </table:table-cell>
          <table:table-cell table:style-name="ce1006" office:value-type="float" office:value="0.6" calcext:value-type="float">
            <text:p>0,6</text:p>
          </table:table-cell>
          <table:table-cell table:style-name="ce861" office:value-type="float" office:value="0.6" calcext:value-type="float">
            <text:p>0,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zhegulskiy2016</text:p>
          </table:table-cell>
          <table:table-cell office:value-type="string" calcext:value-type="string">
            <text:p>с. 91, табл. 23</text:p>
          </table:table-cell>
          <table:table-cell table:number-columns-repeated="3"/>
          <table:table-cell office:value-type="string" calcext:value-type="string">
            <text:p>Машинное время, часов</text:p>
          </table:table-cell>
          <table:table-cell office:value-type="string" calcext:value-type="string">
            <text:p>машинное время работы колеса</text:p>
          </table:table-cell>
          <table:table-cell/>
          <table:table-cell office:value-type="string" calcext:value-type="string">
            <text:p>ч</text:p>
          </table:table-cell>
          <table:table-cell office:value-type="string" calcext:value-type="string">
            <text:p>T_\text{маш}</text:p>
          </table:table-cell>
          <table:table-cell office:value-type="string" calcext:value-type="string">
            <text:p>T_mash</text:p>
          </table:table-cell>
          <table:table-cell table:number-columns-repeated="3" office:value-type="float" office:value="1600" calcext:value-type="float">
            <text:p>1600</text:p>
          </table:table-cell>
          <table:table-cell table:style-name="ce113" office:value-type="float" office:value="1600" calcext:value-type="float">
            <text:p>1600</text:p>
          </table:table-cell>
          <table:table-cell table:style-name="ce31"/>
          <table:table-cell table:style-name="ce1051" office:value-type="string" calcext:value-type="string">
            <text:p>Рабочий вариант Компоновки4</text:p>
          </table:table-cell>
          <table:table-cell/>
          <table:table-cell table:style-name="ce4" table:number-columns-repeated="1014"/>
        </table:table-row>
        <table:table-row table:style-name="ro1">
          <table:table-cell table:number-columns-repeated="14"/>
          <table:table-cell table:style-name="ce113"/>
          <table:table-cell/>
          <table:table-cell table:style-name="ce1052"/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Подходит ли по контактным напряжениям</text:p>
          </table:table-cell>
          <table:table-cell table:number-columns-repeated="5"/>
          <table:table-cell table:formula="of:=IF([.L161]&lt;=[.L170]; &quot;ДА&quot; ; &quot;НЕТ&quot;)" office:value-type="string" office:string-value="ДА" calcext:value-type="string">
            <text:p>ДА</text:p>
          </table:table-cell>
          <table:table-cell table:formula="of:=IF([.M161]&lt;=[.M170]; &quot;ДА&quot; ; &quot;НЕТ&quot;)" office:value-type="string" office:string-value="ДА" calcext:value-type="string">
            <text:p>ДА</text:p>
          </table:table-cell>
          <table:table-cell table:formula="of:=IF([.N161]&lt;=[.N170]; &quot;ДА&quot; ; &quot;НЕТ&quot;)" office:value-type="string" office:string-value="ДА" calcext:value-type="string">
            <text:p>ДА</text:p>
          </table:table-cell>
          <table:table-cell table:style-name="ce113" table:formula="of:=IF([.O161]&lt;=[.O170]; &quot;ДА&quot; ; &quot;НЕТ&quot;)" office:value-type="string" office:string-value="ДА" calcext:value-type="string">
            <text:p>ДА</text:p>
          </table:table-cell>
          <table:table-cell table:number-columns-repeated="1017"/>
        </table:table-row>
        <table:table-row table:style-name="ro1" table:number-rows-repeated="5">
          <table:table-cell table:number-columns-repeated="1032"/>
        </table:table-row>
        <table:table-row table:style-name="ro1">
          <table:table-cell table:number-columns-repeated="5"/>
          <table:table-cell office:value-type="string" calcext:value-type="string">
            <text:p>Число нарушений</text:p>
          </table:table-cell>
          <table:table-cell table:number-columns-repeated="1026"/>
        </table:table-row>
        <table:table-row table:style-name="ro1">
          <table:table-cell table:number-columns-repeated="5"/>
          <table:table-cell office:value-type="string" calcext:value-type="string">
            <text:p>Подходит ли вариант</text:p>
          </table:table-cell>
          <table:table-cell table:number-columns-repeated="5"/>
          <table:table-cell table:style-name="ce968"/>
          <table:table-cell table:style-name="ce987" table:formula="of:=COUNTIF([.M2:.M186]; &quot;НЕТ&quot;)" office:value-type="float" office:value="3" calcext:value-type="float">
            <text:p>3</text:p>
          </table:table-cell>
          <table:table-cell table:style-name="ce1007" table:formula="of:=COUNTIF([.N2:.N186]; &quot;НЕТ&quot;)" office:value-type="float" office:value="3" calcext:value-type="float">
            <text:p>3</text:p>
          </table:table-cell>
          <table:table-cell table:style-name="ce1025" table:formula="of:=COUNTIF([.O2:.O186]; &quot;НЕТ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number-columns-repeated="11"/>
          <table:table-cell table:style-name="ce968"/>
          <table:table-cell table:style-name="ce987" table:formula="of:=IF([.M150]=0; &quot;ДА&quot;; &quot;НЕТ&quot;)" office:value-type="string" office:string-value="НЕТ" calcext:value-type="string">
            <text:p>НЕТ</text:p>
          </table:table-cell>
          <table:table-cell table:style-name="ce1007" table:formula="of:=IF([.N150]=0; &quot;ДА&quot;; &quot;НЕТ&quot;)" office:value-type="string" office:string-value="НЕТ" calcext:value-type="string">
            <text:p>НЕТ</text:p>
          </table:table-cell>
          <table:table-cell table:style-name="ce1025" table:formula="of:=IF([.O150]=0; &quot;ДА&quot;; &quot;НЕТ&quot;)" office:value-type="string" office:string-value="НЕТ" calcext:value-type="string">
            <text:p>НЕТ</text:p>
          </table:table-cell>
          <table:table-cell table:number-columns-repeated="1017"/>
        </table:table-row>
        <table:table-row table:style-name="ro1">
          <table:table-cell table:number-columns-repeated="1032"/>
        </table:table-row>
        <table:table-row table:style-name="ro4">
          <table:table-cell table:number-columns-repeated="4"/>
          <table:table-cell table:style-name="ce4"/>
          <table:table-cell table:style-name="ce101"/>
          <table:table-cell/>
          <table:table-cell table:style-name="ce73" table:number-columns-repeated="3"/>
          <table:table-cell table:style-name="ce4"/>
          <table:table-cell table:style-name="ce969" office:value-type="string" calcext:value-type="string">
            <text:p>Рабочий вариант Компоновки4</text:p>
          </table:table-cell>
          <table:table-cell table:style-name="ce19"/>
          <table:table-cell table:style-name="ce195" office:value-type="string" calcext:value-type="string">
            <text:p>Переделать Компоновку5 на этот вариант.</text:p>
            <text:p>(не актуально)</text:p>
          </table:table-cell>
          <table:table-cell table:style-name="ce31"/>
          <table:table-cell table:number-columns-repeated="1017"/>
        </table:table-row>
        <table:table-row table:style-name="ro2">
          <table:table-cell table:number-columns-repeated="11"/>
          <table:table-cell office:value-type="string" calcext:value-type="string">
            <text:p>Ускорение при разгоне, чтобы не было буксования,</text:p>
            <text:p>будем ограничивать программно (электронными приборами)</text:p>
          </table:table-cell>
          <table:table-cell table:number-columns-repeated="1020"/>
        </table:table-row>
        <table:table-row table:style-name="ro1">
          <table:table-cell table:number-columns-repeated="11"/>
          <table:table-cell table:style-name="ce945" office:value-type="string" calcext:value-type="string">
            <text:p>Принят этот вариант.</text:p>
          </table:table-cell>
          <table:table-cell table:number-columns-repeated="1020"/>
        </table:table-row>
        <table:table-row table:style-name="ro1" table:number-rows-repeated="1048383">
          <table:table-cell table:number-columns-repeated="1032"/>
        </table:table-row>
        <table:table-row table:style-name="ro1">
          <table:table-cell table:number-columns-repeated="1032"/>
        </table:table-row>
        <calcext:conditional-formats>
          <calcext:conditional-format calcext:target-range-address="sh2.M63:sh2.O119 sh2.M120:sh2.M180 sh2.J127:sh2.K1048576 sh2.N147:sh2.O180 sh2.L175:sh2.Q1048576 sh2.P135:sh2.Q173 sh2.P54:sh2.Q118 sh2.N119:sh2.Q134 sh2.L113:sh2.L185 sh2.L30:sh2.Q52 sh2.U1:sh2.AMR1 sh2.A10:sh2.A12 sh2.A15:sh2.A18 sh2.A26:sh2.A27 sh2.E30:sh2.J37 sh2.A34:sh2.A34 sh2.E38:sh2.G38 sh2.I38:sh2.J38 sh2.A38:sh2.A40 sh2.A51:sh2.A60 sh2.E39:sh2.J51 sh2.K124:sh2.K125 sh2.A23:sh2.A24 sh2.E2:sh2.Q29 sh2.S2:sh2.AMR1048576 sh2.A29:sh2.A29 sh2.E82:sh2.F88 sh2.E81:sh2.E81 sh2.G81:sh2.H81 sh2.E61:sh2.G74 sh2.E76:sh2.G80 sh2.E75:sh2.E75 sh2.G75:sh2.G75 sh2.A76:sh2.A79 sh2.G85:sh2.G89 sh2.I61:sh2.J88 sh2.K30:sh2.K88 sh2.H89:sh2.L91 sh2.E90:sh2.G91 sh2.E89:sh2.E89 sh2.A90:sh2.A91 sh2.E92:sh2.L94 sh2.L63:sh2.L88 sh2.E95:sh2.J109 sh2.E110:sh2.E110 sh2.G110:sh2.J110 sh2.K95:sh2.L111 sh2.E111:sh2.J122 sh2.E127:sh2.H127 sh2.E124:sh2.J126 sh2.E123:sh2.K123 sh2.K112:sh2.K122 sh2.H61:sh2.H80 sh2.H82:sh2.H88 sh2.E128:sh2.I1048576">
            <calcext:condition calcext:apply-style-name="Good" calcext:value="=&quot;ДА&quot;" calcext:base-cell-address="sh2.A1"/>
            <calcext:condition calcext:apply-style-name="Bad" calcext:value="=&quot;НЕТ&quot;" calcext:base-cell-address="sh2.A1"/>
            <calcext:condition calcext:apply-style-name="Footnote" calcext:value="is-error" calcext:base-cell-address="sh2.A1"/>
          </calcext:conditional-format>
        </calcext:conditional-formats>
      </table:table>
      <table:named-expressions>
        <table:named-range table:name="g" table:base-cell-address="$sh1.$C$2" table:cell-range-address="$const.$G$2"/>
        <table:named-range table:name="H_1" table:base-cell-address="$sh1.$D$16" table:cell-range-address="$const.$G$16"/>
        <table:named-range table:name="H_2" table:base-cell-address="$sh1.$D$17" table:cell-range-address="$const.$G$17"/>
        <table:named-range table:name="H_3" table:base-cell-address="$sh1.$D$18" table:cell-range-address="$const.$G$18"/>
        <table:named-range table:name="H_p" table:base-cell-address="$sh1.$B$2" table:cell-range-address="$const.$G$8"/>
        <table:named-range table:name="Q" table:base-cell-address="$sh1.$B$1" table:cell-range-address="$const.$G$7"/>
        <table:named-range table:name="V_p" table:base-cell-address="$sh1.$C$3" table:cell-range-address="$const.$G$9"/>
        <table:named-range table:name="V_t" table:base-cell-address="$sh1.$C$4" table:cell-range-address="$const.$G$1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" number:min-decimal-places="1" number:min-integer-digits="1" number:grouping="true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4" number:min-decimal-places="4" number:min-integer-digits="1" number:grouping="true"/>
    </number:number-style>
    <number:number-style style:name="N117">
      <number:number number:decimal-places="5" number:min-decimal-places="5" number:min-integer-digits="1" number:grouping="true"/>
    </number:number-style>
    <number:number-style style:name="N118">
      <number:number number:decimal-places="13" number:min-decimal-places="13" number:min-integer-digits="1"/>
    </number:number-style>
    <number:percentage-style style:name="N119">
      <number:number number:decimal-places="1" number:min-decimal-places="1" number:min-integer-digits="1"/>
      <number:text>%</number:text>
    </number:percentage-style>
    <number:number-style style:name="N120">
      <number:number number:decimal-places="12" number:min-decimal-places="12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2" draw:display-name="Стили стрелок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14:35:39.19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Валерьевич Мамай</meta:initial-creator>
    <meta:creation-date>2023-04-06T16:09:03.542000000</meta:creation-date>
    <dc:date>2023-09-10T14:39:06.085000000</dc:date>
    <dc:creator>Никита Валерьевич Мамай</dc:creator>
    <meta:editing-duration>P2DT5H13M55S</meta:editing-duration>
    <meta:editing-cycles>409</meta:editing-cycles>
    <meta:generator>LibreOffice/7.5.3.2$Windows_X86_64 LibreOffice_project/9f56dff12ba03b9acd7730a5a481eea045e468f3</meta:generator>
    <meta:document-statistic meta:table-count="3" meta:cell-count="2047" meta:object-count="0"/>
  </office:meta>
</office:document-meta>
</file>